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" svg:font-family="Aptos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91in"/>
    </style:style>
    <style:style style:name="co2" style:family="table-column">
      <style:table-column-properties fo:break-before="auto" style:column-width="4.272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3.1681in"/>
    </style:style>
    <style:style style:name="co6" style:family="table-column">
      <style:table-column-properties fo:break-before="auto" style:column-width="2.7665in"/>
    </style:style>
    <style:style style:name="co7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7902in"/>
    </style:style>
    <style:style style:name="co12" style:family="table-column">
      <style:table-column-properties fo:break-before="auto" style:column-width="2.8681in"/>
    </style:style>
    <style:style style:name="co10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2.748in"/>
    </style:style>
    <style:style style:name="co14" style:family="table-column">
      <style:table-column-properties fo:break-before="auto" style:column-width="1.20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3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6354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129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2" style:family="table-cell" style:parent-style-name="Default" style:data-style-name="N37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33" style:family="table-cell" style:parent-style-name="Default" style:data-style-name="N37">
      <style:table-cell-properties fo:wrap-option="wrap"/>
    </style:style>
    <style:style style:name="ce17" style:family="table-cell" style:parent-style-name="Default" style:data-style-name="N129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 style:data-style-name="N37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0" style:family="table-cell" style:parent-style-name="Default" style:data-style-name="N37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ong_list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number-columns-repeated="1017" table:default-cell-style-name="ce2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00/01/01</text:p>
          </table:table-cell>
          <table:table-cell table:style-name="ce24" office:value-type="string" calcext:value-type="string">
            <text:p>We’re no strangers to love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1</text:p>
          </table:table-cell>
          <table:table-cell table:style-name="ce25" office:value-type="string" calcext:value-type="string">
            <text:p>The scars of your love remind me of us&lt;br /&gt;They keep me thinking that we almost had it all</text:p>
          </table:table-cell>
          <table:table-cell table:style-name="ce27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table:style-name="ce27" office:value-type="string" calcext:value-type="string">
            <text:p>Adel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04</text:p>
          </table:table-cell>
          <table:table-cell table:style-name="ce25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5</text:p>
          </table:table-cell>
          <table:table-cell table:style-name="ce24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27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06</text:p>
          </table:table-cell>
          <table:table-cell table:style-name="ce24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7</text:p>
          </table:table-cell>
          <table:table-cell table:style-name="ce25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8</text:p>
          </table:table-cell>
          <table:table-cell table:style-name="ce24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11</text:p>
          </table:table-cell>
          <table:table-cell table:style-name="ce24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Tina Turner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12</text:p>
          </table:table-cell>
          <table:table-cell table:style-name="ce24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13</text:p>
          </table:table-cell>
          <table:table-cell table:style-name="ce24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4</text:p>
          </table:table-cell>
          <table:table-cell table:style-name="ce24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15</text:p>
          </table:table-cell>
          <table:table-cell table:style-name="ce24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8</text:p>
          </table:table-cell>
          <table:table-cell table:style-name="ce24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19</text:p>
          </table:table-cell>
          <table:table-cell table:style-name="ce24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20</text:p>
          </table:table-cell>
          <table:table-cell table:style-name="ce24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21</text:p>
          </table:table-cell>
          <table:table-cell table:style-name="ce24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24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5</text:p>
          </table:table-cell>
          <table:table-cell table:style-name="ce24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26</text:p>
          </table:table-cell>
          <table:table-cell table:style-name="ce24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7</text:p>
          </table:table-cell>
          <table:table-cell table:style-name="ce24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28</text:p>
          </table:table-cell>
          <table:table-cell table:style-name="ce24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9</text:p>
          </table:table-cell>
          <table:table-cell table:style-name="ce24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1</text:p>
          </table:table-cell>
          <table:table-cell table:style-name="ce24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2</text:p>
          </table:table-cell>
          <table:table-cell table:style-name="ce24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3</text:p>
          </table:table-cell>
          <table:table-cell table:style-name="ce24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4</text:p>
          </table:table-cell>
          <table:table-cell table:style-name="ce24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4/05</text:p>
          </table:table-cell>
          <table:table-cell table:style-name="ce24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8</text:p>
          </table:table-cell>
          <table:table-cell table:style-name="ce24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9</text:p>
          </table:table-cell>
          <table:table-cell table:style-name="ce24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0</text:p>
          </table:table-cell>
          <table:table-cell table:style-name="ce24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24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2</text:p>
          </table:table-cell>
          <table:table-cell table:style-name="ce24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5</text:p>
          </table:table-cell>
          <table:table-cell table:style-name="ce24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6</text:p>
          </table:table-cell>
          <table:table-cell table:style-name="ce24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4/17</text:p>
          </table:table-cell>
          <table:table-cell table:style-name="ce24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8</text:p>
          </table:table-cell>
          <table:table-cell table:style-name="ce24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9</text:p>
          </table:table-cell>
          <table:table-cell table:style-name="ce24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4/22</text:p>
          </table:table-cell>
          <table:table-cell table:style-name="ce24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3</text:p>
          </table:table-cell>
          <table:table-cell table:style-name="ce24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4</text:p>
          </table:table-cell>
          <table:table-cell table:style-name="ce24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4/25</text:p>
          </table:table-cell>
          <table:table-cell table:style-name="ce24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4/26</text:p>
          </table:table-cell>
          <table:table-cell table:style-name="ce24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9</text:p>
          </table:table-cell>
          <table:table-cell table:style-name="ce24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24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1</text:p>
          </table:table-cell>
          <table:table-cell table:style-name="ce24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The Smith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02</text:p>
          </table:table-cell>
          <table:table-cell table:style-name="ce24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03</text:p>
          </table:table-cell>
          <table:table-cell table:style-name="ce24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6</text:p>
          </table:table-cell>
          <table:table-cell table:style-name="ce24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5/07</text:p>
          </table:table-cell>
          <table:table-cell table:style-name="ce24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8</text:p>
          </table:table-cell>
          <table:table-cell table:style-name="ce24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The Chi-Lit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9</text:p>
          </table:table-cell>
          <table:table-cell table:style-name="ce24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0</text:p>
          </table:table-cell>
          <table:table-cell table:style-name="ce24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5/13</text:p>
          </table:table-cell>
          <table:table-cell table:style-name="ce24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4</text:p>
          </table:table-cell>
          <table:table-cell table:style-name="ce24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5</text:p>
          </table:table-cell>
          <table:table-cell table:style-name="ce24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6</text:p>
          </table:table-cell>
          <table:table-cell table:style-name="ce24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7</text:p>
          </table:table-cell>
          <table:table-cell table:style-name="ce24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0</text:p>
          </table:table-cell>
          <table:table-cell table:style-name="ce24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1</text:p>
          </table:table-cell>
          <table:table-cell table:style-name="ce24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2</text:p>
          </table:table-cell>
          <table:table-cell table:style-name="ce24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5/23</text:p>
          </table:table-cell>
          <table:table-cell table:style-name="ce24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4</text:p>
          </table:table-cell>
          <table:table-cell table:style-name="ce24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8</text:p>
          </table:table-cell>
          <table:table-cell table:style-name="ce24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9</text:p>
          </table:table-cell>
          <table:table-cell table:style-name="ce24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30</text:p>
          </table:table-cell>
          <table:table-cell table:style-name="ce24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31</text:p>
          </table:table-cell>
          <table:table-cell table:style-name="ce24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03</text:p>
          </table:table-cell>
          <table:table-cell table:style-name="ce24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04</text:p>
          </table:table-cell>
          <table:table-cell table:style-name="ce24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5</text:p>
          </table:table-cell>
          <table:table-cell table:style-name="ce24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6</text:p>
          </table:table-cell>
          <table:table-cell table:style-name="ce24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ionne Warwick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07</text:p>
          </table:table-cell>
          <table:table-cell table:style-name="ce24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10</text:p>
          </table:table-cell>
          <table:table-cell table:style-name="ce24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11</text:p>
          </table:table-cell>
          <table:table-cell table:style-name="ce24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2</text:p>
          </table:table-cell>
          <table:table-cell table:style-name="ce24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3</text:p>
          </table:table-cell>
          <table:table-cell table:style-name="ce24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They Might Be Giant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4</text:p>
          </table:table-cell>
          <table:table-cell table:style-name="ce24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7</text:p>
          </table:table-cell>
          <table:table-cell table:style-name="ce24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18</text:p>
          </table:table-cell>
          <table:table-cell table:style-name="ce24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9</text:p>
          </table:table-cell>
          <table:table-cell table:style-name="ce24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0</text:p>
          </table:table-cell>
          <table:table-cell table:style-name="ce24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1</text:p>
          </table:table-cell>
          <table:table-cell table:style-name="ce24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4</text:p>
          </table:table-cell>
          <table:table-cell table:style-name="ce24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2024/06/25</text:p>
          </table:table-cell>
          <table:table-cell table:style-name="ce24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6</text:p>
          </table:table-cell>
          <table:table-cell table:style-name="ce24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6/27</text:p>
          </table:table-cell>
          <table:table-cell table:style-name="ce24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6/28</text:p>
          </table:table-cell>
          <table:table-cell table:style-name="ce24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1</text:p>
          </table:table-cell>
          <table:table-cell table:style-name="ce24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2</text:p>
          </table:table-cell>
          <table:table-cell table:style-name="ce26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28" office:value-type="string" calcext:value-type="string">
            <text:p>New Wave</text:p>
          </table:table-cell>
          <table:table-cell table:style-name="ce28" office:value-type="float" office:value="1984" calcext:value-type="float">
            <text:p>1984</text:p>
          </table:table-cell>
          <table:table-cell table:style-name="ce28" office:value-type="string" calcext:value-type="string">
            <text:p>Here Come the Rain Again</text:p>
          </table:table-cell>
          <table:table-cell table:style-name="ce28" office:value-type="string" calcext:value-type="string">
            <text:p>Eurythmic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3</text:p>
          </table:table-cell>
          <table:table-cell table:style-name="ce26" office:value-type="string" calcext:value-type="string">
            <text:p>Thunder only happens when it’s rainin’&lt;br /&gt;Players only love you when they’re playin’</text:p>
          </table:table-cell>
          <table:table-cell table:style-name="ce28" office:value-type="string" calcext:value-type="string">
            <text:p>Rock</text:p>
          </table:table-cell>
          <table:table-cell table:style-name="ce28" office:value-type="float" office:value="1977" calcext:value-type="float">
            <text:p>1977</text:p>
          </table:table-cell>
          <table:table-cell table:style-name="ce28" office:value-type="string" calcext:value-type="string">
            <text:p>Dreams</text:p>
          </table:table-cell>
          <table:table-cell table:style-name="ce28" office:value-type="string" calcext:value-type="string">
            <text:p>Fleetwood Mac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05</text:p>
          </table:table-cell>
          <table:table-cell table:style-name="ce24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8</text:p>
          </table:table-cell>
          <table:table-cell table:style-name="ce24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9</text:p>
          </table:table-cell>
          <table:table-cell table:style-name="ce24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10</text:p>
          </table:table-cell>
          <table:table-cell table:style-name="ce24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11</text:p>
          </table:table-cell>
          <table:table-cell table:style-name="ce24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12</text:p>
          </table:table-cell>
          <table:table-cell table:style-name="ce24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5</text:p>
          </table:table-cell>
          <table:table-cell table:style-name="ce24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16</text:p>
          </table:table-cell>
          <table:table-cell table:style-name="ce24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17</text:p>
          </table:table-cell>
          <table:table-cell table:style-name="ce24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24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9</text:p>
          </table:table-cell>
          <table:table-cell table:style-name="ce24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22</text:p>
          </table:table-cell>
          <table:table-cell table:style-name="ce24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3</text:p>
          </table:table-cell>
          <table:table-cell table:style-name="ce24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2024/07/24</text:p>
          </table:table-cell>
          <table:table-cell table:style-name="ce24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5</text:p>
          </table:table-cell>
          <table:table-cell table:style-name="ce24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6</text:p>
          </table:table-cell>
          <table:table-cell table:style-name="ce24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Creedence Clearwater Reviv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9</text:p>
          </table:table-cell>
          <table:table-cell table:style-name="ce24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Gene Kell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30</text:p>
          </table:table-cell>
          <table:table-cell table:style-name="ce24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31</text:p>
          </table:table-cell>
          <table:table-cell table:style-name="ce24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Electric Light Orchestra</text:p>
          </table:table-cell>
          <table:table-cell table:number-columns-repeated="1017"/>
        </table:table-row>
        <table:table-row table:style-name="ro3">
          <table:table-cell table:style-name="ce21" office:value-type="string" calcext:value-type="string">
            <text:p>2024/08/01</text:p>
          </table:table-cell>
          <table:table-cell table:style-name="ce21" office:value-type="string" calcext:value-type="string">
            <text:p>Coast to coast, L.A. to Chicago&lt;br \&gt;Western male&lt;br \&gt;Across the north and south to Key Largo&lt;br \&gt;Love for sale</text:p>
          </table:table-cell>
          <table:table-cell table:style-name="ce21" office:value-type="string" calcext:value-type="string">
            <text:p>Smooth Jazz</text:p>
          </table:table-cell>
          <table:table-cell table:style-name="ce29" office:value-type="float" office:value="1984" calcext:value-type="float">
            <text:p>1984</text:p>
          </table:table-cell>
          <table:table-cell table:style-name="ce21" office:value-type="string" calcext:value-type="string">
            <text:p>Smooth Operator</text:p>
          </table:table-cell>
          <table:table-cell table:style-name="ce21" office:value-type="string" calcext:value-type="string">
            <text:p>Sade</text:p>
          </table:table-cell>
          <table:table-cell table:number-columns-repeated="1017"/>
        </table:table-row>
        <table:table-row table:style-name="ro1">
          <table:table-cell table:style-name="ce21" office:value-type="string" calcext:value-type="string">
            <text:p>2024/08/02</text:p>
          </table:table-cell>
          <table:table-cell table:style-name="ce21" office:value-type="string" calcext:value-type="string">
            <text:p>She’s mighty mighty&lt;br \&gt;Just letting it all hang out</text:p>
          </table:table-cell>
          <table:table-cell table:style-name="ce21" office:value-type="string" calcext:value-type="string">
            <text:p>Funk</text:p>
          </table:table-cell>
          <table:table-cell table:style-name="ce29" office:value-type="float" office:value="1977" calcext:value-type="float">
            <text:p>1977</text:p>
          </table:table-cell>
          <table:table-cell table:style-name="ce21" office:value-type="string" calcext:value-type="string">
            <text:p>Brick House</text:p>
          </table:table-cell>
          <table:table-cell table:style-name="ce21" office:value-type="string" calcext:value-type="string">
            <text:p>The Commodores</text:p>
          </table:table-cell>
          <table:table-cell table:number-columns-repeated="1017"/>
        </table:table-row>
        <table:table-row table:style-name="ro3">
          <table:table-cell table:style-name="ce21" office:value-type="string" calcext:value-type="string">
            <text:p>2024/08/05</text:p>
          </table:table-cell>
          <table:table-cell table:style-name="ce21" office:value-type="string" calcext:value-type="string">
            <text:p>I’ve waited hours for this&lt;br \&gt;I’ve made myself so sick&lt;br \&gt;I wish I’d stayed&lt;br \&gt;Asleep today</text:p>
          </table:table-cell>
          <table:table-cell table:style-name="ce21" office:value-type="string" calcext:value-type="string">
            <text:p>Alternative</text:p>
          </table:table-cell>
          <table:table-cell table:style-name="ce29" office:value-type="float" office:value="1985" calcext:value-type="float">
            <text:p>1985</text:p>
          </table:table-cell>
          <table:table-cell table:style-name="ce21" office:value-type="string" calcext:value-type="string">
            <text:p>Close to Me</text:p>
          </table:table-cell>
          <table:table-cell table:style-name="ce21" office:value-type="string" calcext:value-type="string">
            <text:p>The Cure</text:p>
          </table:table-cell>
          <table:table-cell table:number-columns-repeated="1017"/>
        </table:table-row>
        <table:table-row table:style-name="ro3">
          <table:table-cell table:style-name="ce21" office:value-type="string" calcext:value-type="string">
            <text:p>2024/08/06</text:p>
          </table:table-cell>
          <table:table-cell table:style-name="ce21" office:value-type="string" calcext:value-type="string">
            <text:p>It’s far beyond a star&lt;br \&gt;It’s near beyond the moon&lt;br \&gt;I know beyond a doubt&lt;br \&gt;My heart will lead me there soon</text:p>
          </table:table-cell>
          <table:table-cell table:style-name="ce21" office:value-type="string" calcext:value-type="string">
            <text:p>Big Band</text:p>
          </table:table-cell>
          <table:table-cell table:style-name="ce29" office:value-type="float" office:value="1958" calcext:value-type="float">
            <text:p>1958</text:p>
          </table:table-cell>
          <table:table-cell table:style-name="ce21" office:value-type="string" calcext:value-type="string">
            <text:p>Beyond the Sea</text:p>
          </table:table-cell>
          <table:table-cell table:style-name="ce21" office:value-type="string" calcext:value-type="string">
            <text:p>Bobby Darin</text:p>
          </table:table-cell>
          <table:table-cell table:number-columns-repeated="1017"/>
        </table:table-row>
        <table:table-row table:style-name="ro6">
          <table:table-cell table:style-name="ce21" office:value-type="string" calcext:value-type="string">
            <text:p>2024/08/07</text:p>
          </table:table-cell>
          <table:table-cell table:style-name="ce21" office:value-type="string" calcext:value-type="string">
            <text:p>You keep sayin’ you got somethin’ for me&lt;br \&gt;Somethin’ you call love, but confess&lt;br \&gt;You’ve been a-messin’ where you shouldn’t have been a-messin’&lt;br \&gt;And now someone else is gettin’ all your best</text:p>
          </table:table-cell>
          <table:table-cell table:style-name="ce21" office:value-type="string" calcext:value-type="string">
            <text:p>Pop Country</text:p>
          </table:table-cell>
          <table:table-cell table:style-name="ce29" office:value-type="float" office:value="1966" calcext:value-type="float">
            <text:p>1966</text:p>
          </table:table-cell>
          <table:table-cell table:style-name="ce21" office:value-type="string" calcext:value-type="string">
            <text:p>These Boots are Made for Walkin’</text:p>
          </table:table-cell>
          <table:table-cell table:style-name="ce21" office:value-type="string" calcext:value-type="string">
            <text:p>Nancy Sinatra</text:p>
          </table:table-cell>
          <table:table-cell table:number-columns-repeated="1017"/>
        </table:table-row>
        <table:table-row table:style-name="ro3">
          <table:table-cell table:style-name="ce21" office:value-type="string" calcext:value-type="string">
            <text:p>2024/08/08</text:p>
          </table:table-cell>
          <table:table-cell table:style-name="ce21" office:value-type="string" calcext:value-type="string">
            <text:p>When I need motivation&lt;br \&gt;My one solution is my queen&lt;br \&gt;’Cause she stays strong</text:p>
          </table:table-cell>
          <table:table-cell table:style-name="ce21" office:value-type="string" calcext:value-type="string">
            <text:p>Pop</text:p>
          </table:table-cell>
          <table:table-cell table:style-name="ce29" office:value-type="float" office:value="2014" calcext:value-type="float">
            <text:p>2014</text:p>
          </table:table-cell>
          <table:table-cell table:style-name="ce21" office:value-type="string" calcext:value-type="string">
            <text:p>Cheerleader</text:p>
          </table:table-cell>
          <table:table-cell table:style-name="ce21" office:value-type="string" calcext:value-type="string">
            <text:p>OMI</text:p>
          </table:table-cell>
          <table:table-cell table:number-columns-repeated="1017"/>
        </table:table-row>
        <table:table-row table:style-name="ro4">
          <table:table-cell table:style-name="ce21" office:value-type="string" calcext:value-type="string">
            <text:p>2024/08/09</text:p>
          </table:table-cell>
          <table:table-cell table:style-name="ce21" office:value-type="string" calcext:value-type="string">
            <text:p>Music is a world within itself&lt;br \&gt;With a language we all understand&lt;br \&gt;With an equal opportunity&lt;br \&gt;For all to sing, dance, and clap their hands</text:p>
          </table:table-cell>
          <table:table-cell table:style-name="ce21" office:value-type="string" calcext:value-type="string">
            <text:p>R&amp;B/Soul</text:p>
          </table:table-cell>
          <table:table-cell table:style-name="ce29" office:value-type="float" office:value="1976" calcext:value-type="float">
            <text:p>1976</text:p>
          </table:table-cell>
          <table:table-cell table:style-name="ce21" office:value-type="string" calcext:value-type="string">
            <text:p>Sir Duke</text:p>
          </table:table-cell>
          <table:table-cell table:style-name="ce21" office:value-type="string" calcext:value-type="string">
            <text:p>Stevie Wonder</text:p>
          </table:table-cell>
          <table:table-cell table:number-columns-repeated="1017"/>
        </table:table-row>
        <table:table-row table:style-name="ro3">
          <table:table-cell table:style-name="ce21" office:value-type="string" calcext:value-type="string">
            <text:p>2024/08/12</text:p>
          </table:table-cell>
          <table:table-cell table:style-name="ce21" office:value-type="string" calcext:value-type="string">
            <text:p>You know the night’s magic seems to whisper and hush&lt;br \&gt;You know the soft moonlihgt seems to shine in your blush</text:p>
          </table:table-cell>
          <table:table-cell table:style-name="ce21" office:value-type="string" calcext:value-type="string">
            <text:p>Jazz</text:p>
          </table:table-cell>
          <table:table-cell table:style-name="ce29" office:value-type="float" office:value="1970" calcext:value-type="float">
            <text:p>1970</text:p>
          </table:table-cell>
          <table:table-cell table:style-name="ce21" office:value-type="string" calcext:value-type="string">
            <text:p>Moondance</text:p>
          </table:table-cell>
          <table:table-cell table:style-name="ce21" office:value-type="string" calcext:value-type="string">
            <text:p>Van Morrison</text:p>
          </table:table-cell>
          <table:table-cell table:number-columns-repeated="1017"/>
        </table:table-row>
        <table:table-row table:style-name="ro3">
          <table:table-cell table:style-name="ce21" office:value-type="string" calcext:value-type="string">
            <text:p>2024/08/13</text:p>
          </table:table-cell>
          <table:table-cell table:style-name="ce21" office:value-type="string" calcext:value-type="string">
            <text:p>The time has come&lt;br \&gt;To say fair’s fair&lt;br \&gt;To pay the rent&lt;br \&gt;To pay our share</text:p>
          </table:table-cell>
          <table:table-cell table:style-name="ce21" office:value-type="string" calcext:value-type="string">
            <text:p>Rock</text:p>
          </table:table-cell>
          <table:table-cell table:style-name="ce29" office:value-type="float" office:value="1987" calcext:value-type="float">
            <text:p>1987</text:p>
          </table:table-cell>
          <table:table-cell table:style-name="ce21" office:value-type="string" calcext:value-type="string">
            <text:p>Beds are Burning</text:p>
          </table:table-cell>
          <table:table-cell table:style-name="ce21" office:value-type="string" calcext:value-type="string">
            <text:p>Midnight Oil</text:p>
          </table:table-cell>
          <table:table-cell table:number-columns-repeated="1017"/>
        </table:table-row>
        <table:table-row table:style-name="ro1">
          <table:table-cell table:style-name="ce21" office:value-type="string" calcext:value-type="string">
            <text:p>2024/08/14</text:p>
          </table:table-cell>
          <table:table-cell table:style-name="ce21" office:value-type="string" calcext:value-type="string">
            <text:p>I want the world to know&lt;br \&gt;I got to let it show</text:p>
          </table:table-cell>
          <table:table-cell table:style-name="ce21" office:value-type="string" calcext:value-type="string">
            <text:p>Disco</text:p>
          </table:table-cell>
          <table:table-cell table:style-name="ce29" office:value-type="float" office:value="1980" calcext:value-type="float">
            <text:p>1980</text:p>
          </table:table-cell>
          <table:table-cell table:style-name="ce21" office:value-type="string" calcext:value-type="string">
            <text:p>I’m Coming Out</text:p>
          </table:table-cell>
          <table:table-cell table:style-name="ce21" office:value-type="string" calcext:value-type="string">
            <text:p>Diana Ross</text:p>
          </table:table-cell>
          <table:table-cell table:number-columns-repeated="1017"/>
        </table:table-row>
        <table:table-row table:style-name="ro3">
          <table:table-cell table:style-name="ce21" office:value-type="string" calcext:value-type="string">
            <text:p>2024/08/15</text:p>
          </table:table-cell>
          <table:table-cell table:style-name="ce21" office:value-type="string" calcext:value-type="string">
            <text:p>I get knocked down&lt;br \&gt;But I get up again&lt;br \&gt;You’re never gonna keep me down</text:p>
          </table:table-cell>
          <table:table-cell table:style-name="ce21" office:value-type="string" calcext:value-type="string">
            <text:p>Rock</text:p>
          </table:table-cell>
          <table:table-cell table:style-name="ce29" office:value-type="float" office:value="1997" calcext:value-type="float">
            <text:p>1997</text:p>
          </table:table-cell>
          <table:table-cell table:style-name="ce21" office:value-type="string" calcext:value-type="string">
            <text:p>Tubthumping</text:p>
          </table:table-cell>
          <table:table-cell table:style-name="ce21" office:value-type="string" calcext:value-type="string">
            <text:p>Chumbawamba</text:p>
          </table:table-cell>
          <table:table-cell table:number-columns-repeated="1017"/>
        </table:table-row>
        <table:table-row table:style-name="ro3">
          <table:table-cell table:style-name="ce21" office:value-type="string" calcext:value-type="string">
            <text:p>2024/08/16</text:p>
          </table:table-cell>
          <table:table-cell table:style-name="ce21" office:value-type="string" calcext:value-type="string">
            <text:p>Stolen from Africa&lt;br \&gt;Brought to America&lt;br \&gt;Fighting on arrival&lt;br \&gt;Fighting for survival</text:p>
          </table:table-cell>
          <table:table-cell table:style-name="ce21" office:value-type="string" calcext:value-type="string">
            <text:p>Reggae</text:p>
          </table:table-cell>
          <table:table-cell table:style-name="ce29" office:value-type="float" office:value="1983" calcext:value-type="float">
            <text:p>1983</text:p>
          </table:table-cell>
          <table:table-cell table:style-name="ce21" office:value-type="string" calcext:value-type="string">
            <text:p>Buffalo Soldier</text:p>
          </table:table-cell>
          <table:table-cell table:style-name="ce21" office:value-type="string" calcext:value-type="string">
            <text:p>Bob Marley &amp; the Wailers</text:p>
          </table:table-cell>
          <table:table-cell table:number-columns-repeated="1017"/>
        </table:table-row>
        <table:table-row table:style-name="ro4">
          <table:table-cell table:style-name="ce21" office:value-type="string" calcext:value-type="string">
            <text:p>2024/08/19</text:p>
          </table:table-cell>
          <table:table-cell table:style-name="ce21" office:value-type="string" calcext:value-type="string">
            <text:p>Groovy, groovy, jazzy, funky&lt;br \&gt;Pounce, bounce, dance as we&lt;br \&gt;Dip in the melodic sea&lt;br \&gt;The rhythm keeps flown’, it drips the MC</text:p>
          </table:table-cell>
          <table:table-cell table:style-name="ce21" office:value-type="string" calcext:value-type="string">
            <text:p>Jazz Rap</text:p>
          </table:table-cell>
          <table:table-cell table:style-name="ce29" office:value-type="float" office:value="1993" calcext:value-type="float">
            <text:p>1993</text:p>
          </table:table-cell>
          <table:table-cell table:style-name="ce21" office:value-type="string" calcext:value-type="string">
            <text:p>Cataloop (Flip Fantasia)</text:p>
          </table:table-cell>
          <table:table-cell table:style-name="ce21" office:value-type="string" calcext:value-type="string">
            <text:p>Us3</text:p>
          </table:table-cell>
          <table:table-cell table:number-columns-repeated="1017"/>
        </table:table-row>
        <table:table-row table:style-name="ro4">
          <table:table-cell table:style-name="ce21" office:value-type="string" calcext:value-type="string">
            <text:p>2024/08/20</text:p>
          </table:table-cell>
          <table:table-cell table:style-name="ce21" office:value-type="string" calcext:value-type="string">
            <text:p>With a hundred and ten cornets right behind&lt;br \&gt;There were over a thousand reeds&lt;br \&gt;Springing up like weeds&lt;br \&gt;There were horns of every shape and kind</text:p>
          </table:table-cell>
          <table:table-cell table:style-name="ce21" office:value-type="string" calcext:value-type="string">
            <text:p>Showtunes</text:p>
          </table:table-cell>
          <table:table-cell table:style-name="ce29" office:value-type="float" office:value="1957" calcext:value-type="float">
            <text:p>1957</text:p>
          </table:table-cell>
          <table:table-cell table:style-name="ce21" office:value-type="string" calcext:value-type="string">
            <text:p>Seventy-Six Trombones</text:p>
          </table:table-cell>
          <table:table-cell table:style-name="ce21" office:value-type="string" calcext:value-type="string">
            <text:p>The Music Man</text:p>
          </table:table-cell>
          <table:table-cell table:number-columns-repeated="1017"/>
        </table:table-row>
        <table:table-row table:style-name="ro3">
          <table:table-cell table:style-name="ce21" office:value-type="string" calcext:value-type="string">
            <text:p>2024/08/21</text:p>
          </table:table-cell>
          <table:table-cell table:style-name="ce21" office:value-type="string" calcext:value-type="string">
            <text:p>I’ve never had to knock on wood&lt;br \&gt;But I know someone who has&lt;br \&gt;Which makes me wonder if I could</text:p>
          </table:table-cell>
          <table:table-cell table:style-name="ce21" office:value-type="string" calcext:value-type="string">
            <text:p>Ska</text:p>
          </table:table-cell>
          <table:table-cell table:style-name="ce29" office:value-type="float" office:value="1997" calcext:value-type="float">
            <text:p>1997</text:p>
          </table:table-cell>
          <table:table-cell table:style-name="ce21" office:value-type="string" calcext:value-type="string">
            <text:p>The Impression that I Get</text:p>
          </table:table-cell>
          <table:table-cell table:style-name="ce21" office:value-type="string" calcext:value-type="string">
            <text:p>Mighty Mighty Bosstones</text:p>
          </table:table-cell>
          <table:table-cell table:number-columns-repeated="1017"/>
        </table:table-row>
        <table:table-row table:style-name="ro4">
          <table:table-cell table:style-name="ce21" office:value-type="string" calcext:value-type="string">
            <text:p>2024/08/22</text:p>
          </table:table-cell>
          <table:table-cell table:style-name="ce21" office:value-type="string" calcext:value-type="string">
            <text:p>The way that you talk, you speaking my language&lt;br \&gt;The way that you walk, you can’t contain it&lt;br \&gt;Is it the shoes? Jumped up, kangaroo!&lt;br \&gt;We’re overdue for a little more prancing</text:p>
          </table:table-cell>
          <table:table-cell table:style-name="ce21" office:value-type="string" calcext:value-type="string">
            <text:p>R&amp;B/Soul</text:p>
          </table:table-cell>
          <table:table-cell table:style-name="ce29" office:value-type="float" office:value="2021" calcext:value-type="float">
            <text:p>2021</text:p>
          </table:table-cell>
          <table:table-cell table:style-name="ce21" office:value-type="string" calcext:value-type="string">
            <text:p>FREEDOM</text:p>
          </table:table-cell>
          <table:table-cell table:style-name="ce21" office:value-type="string" calcext:value-type="string">
            <text:p>Jon Batiste</text:p>
          </table:table-cell>
          <table:table-cell table:number-columns-repeated="1017"/>
        </table:table-row>
        <table:table-row table:style-name="ro3">
          <table:table-cell table:style-name="ce21" office:value-type="string" calcext:value-type="string">
            <text:p>2024/08/23</text:p>
          </table:table-cell>
          <table:table-cell table:style-name="ce21" office:value-type="string" calcext:value-type="string">
            <text:p>When I’m alone with my fancies&lt;br \&gt;I’ll be with you&lt;br \&gt;Weaving romances&lt;br \&gt;Making believe they’re true</text:p>
          </table:table-cell>
          <table:table-cell table:style-name="ce21" office:value-type="string" calcext:value-type="string">
            <text:p>Jazz</text:p>
          </table:table-cell>
          <table:table-cell table:style-name="ce29" office:value-type="float" office:value="1951" calcext:value-type="float">
            <text:p>1951</text:p>
          </table:table-cell>
          <table:table-cell table:style-name="ce21" office:value-type="string" calcext:value-type="string">
            <text:p>A Kiss to Build a Dream on</text:p>
          </table:table-cell>
          <table:table-cell table:style-name="ce21" office:value-type="string" calcext:value-type="string">
            <text:p>Louis Armstrong</text:p>
          </table:table-cell>
          <table:table-cell table:number-columns-repeated="1017"/>
        </table:table-row>
        <table:table-row table:style-name="ro3">
          <table:table-cell table:style-name="ce21" office:value-type="string" calcext:value-type="string">
            <text:p>2024/08/26</text:p>
          </table:table-cell>
          <table:table-cell table:style-name="ce21" office:value-type="string" calcext:value-type="string">
            <text:p>Huggin’ and squeezin’ and kissin’ and pleasin’&lt;br \&gt;Together forever through rain or whatever</text:p>
          </table:table-cell>
          <table:table-cell table:style-name="ce21" office:value-type="string" calcext:value-type="string">
            <text:p>Soul</text:p>
          </table:table-cell>
          <table:table-cell table:style-name="ce29" office:value-type="float" office:value="1975" calcext:value-type="float">
            <text:p>1975</text:p>
          </table:table-cell>
          <table:table-cell table:style-name="ce21" office:value-type="string" calcext:value-type="string">
            <text:p>This Will Be (An Everlasting Love)</text:p>
          </table:table-cell>
          <table:table-cell table:style-name="ce21" office:value-type="string" calcext:value-type="string">
            <text:p>Natalie Cole</text:p>
          </table:table-cell>
          <table:table-cell table:number-columns-repeated="1017"/>
        </table:table-row>
        <table:table-row table:style-name="ro3">
          <table:table-cell table:style-name="ce21" office:value-type="string" calcext:value-type="string">
            <text:p>2024/08/27</text:p>
          </table:table-cell>
          <table:table-cell table:style-name="ce21" office:value-type="string" calcext:value-type="string">
            <text:p>I love you baby, and if it’s quite alright&lt;br \&gt;I need you baby, to warm a lonely night&lt;br \&gt;I love you baby, trust in me when I say</text:p>
          </table:table-cell>
          <table:table-cell table:style-name="ce21" office:value-type="string" calcext:value-type="string">
            <text:p>Pop Rock</text:p>
          </table:table-cell>
          <table:table-cell table:style-name="ce29" office:value-type="float" office:value="1967" calcext:value-type="float">
            <text:p>1967</text:p>
          </table:table-cell>
          <table:table-cell table:style-name="ce21" office:value-type="string" calcext:value-type="string">
            <text:p>Can’t Take My Eyes off of You</text:p>
          </table:table-cell>
          <table:table-cell table:style-name="ce21" office:value-type="string" calcext:value-type="string">
            <text:p>Frankie Vallie</text:p>
          </table:table-cell>
          <table:table-cell table:number-columns-repeated="1017"/>
        </table:table-row>
        <table:table-row table:style-name="ro4">
          <table:table-cell table:style-name="ce21" office:value-type="string" calcext:value-type="string">
            <text:p>2024/08/28</text:p>
          </table:table-cell>
          <table:table-cell table:style-name="ce21" office:value-type="string" calcext:value-type="string">
            <text:p>Everybody gather ‘round now&lt;br \&gt;Let your body feel the beat&lt;br \&gt;Don’t you worry if you can’t dance&lt;br \&gt;Let the music move your feet</text:p>
          </table:table-cell>
          <table:table-cell table:style-name="ce21" office:value-type="string" calcext:value-type="string">
            <text:p>Latin Pop</text:p>
          </table:table-cell>
          <table:table-cell table:style-name="ce29" office:value-type="float" office:value="1985" calcext:value-type="float">
            <text:p>1985</text:p>
          </table:table-cell>
          <table:table-cell table:style-name="ce21" office:value-type="string" calcext:value-type="string">
            <text:p>Conga</text:p>
          </table:table-cell>
          <table:table-cell table:style-name="ce21" office:value-type="string" calcext:value-type="string">
            <text:p>Gloria Estefan and Miami Sound Machine</text:p>
          </table:table-cell>
          <table:table-cell table:number-columns-repeated="1017"/>
        </table:table-row>
        <table:table-row table:style-name="ro4">
          <table:table-cell table:style-name="ce21" office:value-type="string" calcext:value-type="string">
            <text:p>2024/08/29</text:p>
          </table:table-cell>
          <table:table-cell table:style-name="ce21" office:value-type="string" calcext:value-type="string">
            <text:p>Stronger than any mountain cathedral&lt;br \&gt;Truer than any tree ever grew&lt;br \&gt;Deeper than any forest primeval&lt;br \&gt;I am in love with you</text:p>
          </table:table-cell>
          <table:table-cell table:style-name="ce21" office:value-type="string" calcext:value-type="string">
            <text:p>Folk</text:p>
          </table:table-cell>
          <table:table-cell table:style-name="ce29" office:value-type="float" office:value="1979" calcext:value-type="float">
            <text:p>1979</text:p>
          </table:table-cell>
          <table:table-cell table:style-name="ce21" office:value-type="string" calcext:value-type="string">
            <text:p>Longer</text:p>
          </table:table-cell>
          <table:table-cell table:style-name="ce21" office:value-type="string" calcext:value-type="string">
            <text:p>Dan Fogelberg</text:p>
          </table:table-cell>
          <table:table-cell table:number-columns-repeated="1017"/>
        </table:table-row>
        <table:table-row table:style-name="ro4">
          <table:table-cell table:style-name="ce21" office:value-type="string" calcext:value-type="string">
            <text:p>2024/08/30</text:p>
          </table:table-cell>
          <table:table-cell table:style-name="ce21" office:value-type="string" calcext:value-type="string">
            <text:p>Oh, if she called me, I’d be there&lt;br \&gt;I’d come running anywhere&lt;br \&gt;She’s all I need, all my life&lt;br \&gt;I feel so good if I just say the word</text:p>
          </table:table-cell>
          <table:table-cell table:style-name="ce21" office:value-type="string" calcext:value-type="string">
            <text:p>Pop</text:p>
          </table:table-cell>
          <table:table-cell table:style-name="ce29" office:value-type="float" office:value="1985" calcext:value-type="float">
            <text:p>1985</text:p>
          </table:table-cell>
          <table:table-cell table:style-name="ce21" office:value-type="string" calcext:value-type="string">
            <text:p>Sussudio</text:p>
          </table:table-cell>
          <table:table-cell table:style-name="ce21" office:value-type="string" calcext:value-type="string">
            <text:p>Phil Colli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02</text:p>
          </table:table-cell>
          <table:table-cell table:style-name="ce24" office:value-type="string" calcext:value-type="string">
            <text:p>When the moon hits your eye&lt;br /&gt;Like a big pizza pie</text:p>
          </table:table-cell>
          <table:table-cell office:value-type="string" calcext:value-type="string">
            <text:p>Ballad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That’s Amore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03</text:p>
          </table:table-cell>
          <table:table-cell office:value-type="string" calcext:value-type="string">
            <text:p>Make him the cutest that I’ve ever seen&lt;br /&gt;Give him two lips like roses and clover&lt;br /&gt;Then tell him that his lonesome nights are over</text:p>
          </table:table-cell>
          <table:table-cell office:value-type="string" calcext:value-type="string">
            <text:p>Pop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Mr. Sandman</text:p>
          </table:table-cell>
          <table:table-cell office:value-type="string" calcext:value-type="string">
            <text:p>The Chordet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06</text:p>
          </table:table-cell>
          <table:table-cell office:value-type="string" calcext:value-type="string">
            <text:p>Yeah you should see my little sis&lt;br /&gt;You should see my, my little sis&lt;br /&gt;She really knows how to rock</text:p>
          </table:table-cell>
          <table:table-cell office:value-type="string" calcext:value-type="string">
            <text:p>Blues Pop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The Twist</text:p>
          </table:table-cell>
          <table:table-cell office:value-type="string" calcext:value-type="string">
            <text:p>Chubby Check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07</text:p>
          </table:table-cell>
          <table:table-cell office:value-type="string" calcext:value-type="string">
            <text:p>I’m about to give you all of my money&lt;br /&gt;And all I’m asking in return, honey&lt;br /&gt;Is to give me my propers when you get home</text:p>
          </table:table-cell>
          <table:table-cell office:value-type="string" calcext:value-type="string">
            <text:p>R&amp;B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RESPECT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08</text:p>
          </table:table-cell>
          <table:table-cell office:value-type="string" calcext:value-type="string">
            <text:p>And as we wind on down the road&lt;br /&gt;Our shadows taller than our soul&lt;br /&gt;There walks a lady we all know&lt;br /&gt;Who shines white light and wants to show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Stairway to Heaven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09</text:p>
          </table:table-cell>
          <table:table-cell office:value-type="string" calcext:value-type="string">
            <text:p>Well, you can tell by the way I use my walk&lt;br /&gt;I’m a woman’s man, no time to talk</text:p>
          </table:table-cell>
          <table:table-cell office:value-type="string" calcext:value-type="string">
            <text:p>Disco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Stayin’ Alive</text:p>
          </table:table-cell>
          <table:table-cell office:value-type="string" calcext:value-type="string">
            <text:p>The BeeGe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10</text:p>
          </table:table-cell>
          <table:table-cell office:value-type="string" calcext:value-type="string">
            <text:p>We don’t need no education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Another Brick in the Wall</text:p>
          </table:table-cell>
          <table:table-cell office:value-type="string" calcext:value-type="string">
            <text:p>Pink Floy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11</text:p>
          </table:table-cell>
          <table:table-cell office:value-type="string" calcext:value-type="string">
            <text:p>Just a small town girl&lt;br /&gt;Living in a lonely world&lt;br /&gt;She took the midnight train going anywher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n’t Stop Believin’</text:p>
          </table:table-cell>
          <table:table-cell office:value-type="string" calcext:value-type="string">
            <text:p>Journ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14</text:p>
          </table:table-cell>
          <table:table-cell office:value-type="string" calcext:value-type="string">
            <text:p>We’re talking away&lt;br /&gt;I don’t know what I’m to say&lt;br /&gt;I’ll say it anyway&lt;br /&gt;Today is another day to find you</text:p>
          </table:table-cell>
          <table:table-cell office:value-type="string" calcext:value-type="string">
            <text:p>Pop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Take on Me</text:p>
          </table:table-cell>
          <table:table-cell office:value-type="string" calcext:value-type="string">
            <text:p>A-h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15</text:p>
          </table:table-cell>
          <table:table-cell office:value-type="string" calcext:value-type="string">
            <text:p>We’re no strangers to love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16</text:p>
          </table:table-cell>
          <table:table-cell office:value-type="string" calcext:value-type="string">
            <text:p>I hope life treats you kind&lt;br /&gt;And I hope you have all you’ve dreamed of&lt;br /&gt;And I wish you joy and happiness&lt;br /&gt;But above all this, I wish you love</text:p>
          </table:table-cell>
          <table:table-cell office:value-type="string" calcext:value-type="string">
            <text:p>Ballad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 Will Always Love You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17</text:p>
          </table:table-cell>
          <table:table-cell office:value-type="string" calcext:value-type="string">
            <text:p>And so I wake up in the morning and I step outside&lt;br /&gt;And I take a deep breath and I get real high&lt;br /&gt;And I scream at the top of my lungs&lt;br /&gt;”What’s going on?”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What’s Up?</text:p>
          </table:table-cell>
          <table:table-cell office:value-type="string" calcext:value-type="string">
            <text:p>4 Non Blond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21</text:p>
          </table:table-cell>
          <table:table-cell office:value-type="string" calcext:value-type="string">
            <text:p>Yo, I’ll tell you what I want, what I really, really want&lt;br /&gt;So tell me what you want, what you really, really want</text:p>
          </table:table-cell>
          <table:table-cell office:value-type="string" calcext:value-type="string">
            <text:p>Pop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Wannabe</text:p>
          </table:table-cell>
          <table:table-cell office:value-type="string" calcext:value-type="string">
            <text:p>The Spice Gir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22</text:p>
          </table:table-cell>
          <table:table-cell office:value-type="string" calcext:value-type="string">
            <text:p>His palms are sweaty&lt;br /&gt;Knees weak arms are heavy&lt;br /&gt;There’s vomit on his sweater already&lt;br /&gt;Mom’s spaghetti</text:p>
          </table:table-cell>
          <table:table-cell office:value-type="string" calcext:value-type="string">
            <text:p>Hip-Hop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ose Yourself</text:p>
          </table:table-cell>
          <table:table-cell office:value-type="string" calcext:value-type="string">
            <text:p>Emin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23</text:p>
          </table:table-cell>
          <table:table-cell office:value-type="string" calcext:value-type="string">
            <text:p>I seen shorty, she was checkin’ up on me&lt;br /&gt;From the game she was spittin’ in my ear&lt;br /&gt;You would think that she know me</text:p>
          </table:table-cell>
          <table:table-cell office:value-type="string" calcext:value-type="string">
            <text:p>R&amp;B Crun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Yeah!</text:p>
          </table:table-cell>
          <table:table-cell office:value-type="string" calcext:value-type="string">
            <text:p>Us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24</text:p>
          </table:table-cell>
          <table:table-cell office:value-type="string" calcext:value-type="string">
            <text:p>If you liked it then you shoulda put a ring on it</text:p>
          </table:table-cell>
          <table:table-cell office:value-type="string" calcext:value-type="string">
            <text:p>Dance 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ngle Ladies</text:p>
          </table:table-cell>
          <table:table-cell office:value-type="string" calcext:value-type="string">
            <text:p>Beyo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27</text:p>
          </table:table-cell>
          <table:table-cell office:value-type="string" calcext:value-type="string">
            <text:p>Do you ever feel, like a plastic bag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irework</text:p>
          </table:table-cell>
          <table:table-cell office:value-type="string" calcext:value-type="string">
            <text:p>Katy Per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28</text:p>
          </table:table-cell>
          <table:table-cell office:value-type="string" calcext:value-type="string">
            <text:p>I must’ve called a thousand times&lt;br /&gt;To tell you I’m sorry for everything that I’ve done&lt;br /&gt;But when I call, you never seem to be home</text:p>
          </table:table-cell>
          <table:table-cell office:value-type="string" calcext:value-type="string">
            <text:p>Ball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Ade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29</text:p>
          </table:table-cell>
          <table:table-cell office:value-type="string" calcext:value-type="string">
            <text:p>And still, bad things&lt;br /&gt;It’s a lot of bad things&lt;br /&gt;That they wishin’ and wishin’ and wishin’ and wishin’&lt;br /&gt;They wishin’ on me</text:p>
          </table:table-cell>
          <table:table-cell office:value-type="string" calcext:value-type="string">
            <text:p>Pop Tra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od’s Plan</text:p>
          </table:table-cell>
          <table:table-cell office:value-type="string" calcext:value-type="string">
            <text:p>Drak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30</text:p>
          </table:table-cell>
          <table:table-cell office:value-type="string" calcext:value-type="string">
            <text:p>The city’s cold and empty&lt;br /&gt;No one’s around to judge me&lt;br /&gt;I can’t see clearly when you’re gon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linding Lights</text:p>
          </table:table-cell>
          <table:table-cell office:value-type="string" calcext:value-type="string">
            <text:p>The Week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31</text:p>
          </table:table-cell>
          <table:table-cell office:value-type="string" calcext:value-type="string">
            <text:p>Holdin’ me back&lt;br /&gt;Gravity’s holdin’ me back&lt;br /&gt;I want you to hold out the palm of your hand&lt;br /&gt;Why don’t we leave it at that?</text:p>
          </table:table-cell>
          <table:table-cell office:value-type="string" calcext:value-type="string">
            <text:p>Pop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s it Was</text:p>
          </table:table-cell>
          <table:table-cell office:value-type="string" calcext:value-type="string">
            <text:p>Harry Styles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2025/02/03</text:p>
          </table:table-cell>
          <table:table-cell office:value-type="string" calcext:value-type="string">
            <text:p>Til now I always got by on my own&lt;br /&gt;I never really cared until I met you&lt;br /&gt;And now it chills me to the bone</text:p>
          </table:table-cell>
          <table:table-cell office:value-type="string" calcext:value-type="string">
            <text:p>Rock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Heart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2025/02/04</text:p>
          </table:table-cell>
          <table:table-cell office:value-type="string" calcext:value-type="string">
            <text:p>I’ve been to Hollywood&lt;br /&gt;I’ve been to Redwood&lt;br /&gt;I crossed the ocean</text:p>
          </table:table-cell>
          <table:table-cell office:value-type="string" calcext:value-type="string">
            <text:p>Folk 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Heart of Gold</text:p>
          </table:table-cell>
          <table:table-cell office:value-type="string" calcext:value-type="string">
            <text:p>Neil Young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2025/02/05</text:p>
          </table:table-cell>
          <table:table-cell office:value-type="string" calcext:value-type="string">
            <text:p>You make me glow&lt;br /&gt;But I cover up, won’t let it show&lt;br /&gt;So I’m putting my defenses up&lt;br /&gt;’Cause I don’t wanna fall in love</text:p>
          </table:table-cell>
          <table:table-cell office:value-type="string" calcext:value-type="string">
            <text:p>Dance 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eart Attack</text:p>
          </table:table-cell>
          <table:table-cell office:value-type="string" calcext:value-type="string">
            <text:p>Demi Lovato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2025/02/06</text:p>
          </table:table-cell>
          <table:table-cell office:value-type="string" calcext:value-type="string">
            <text:p>Every night in my dreams&lt;br /&gt;I see you, I feel you&lt;br /&gt;That is how I know you go on</text:p>
          </table:table-cell>
          <table:table-cell office:value-type="string" calcext:value-type="string">
            <text:p>Ballad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My Heart Will Go On</text:p>
          </table:table-cell>
          <table:table-cell office:value-type="string" calcext:value-type="string">
            <text:p>Celine Dion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2025/02/07</text:p>
          </table:table-cell>
          <table:table-cell office:value-type="string" calcext:value-type="string">
            <text:p>New York, New York, is everything they say&lt;br /&gt;And no place I’d rather be&lt;br /&gt;Where else can you do a half a million things&lt;br /&gt;All at a quarter to three</text:p>
          </table:table-cell>
          <table:table-cell office:value-type="string" calcext:value-type="string">
            <text:p>Rock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Heart of Rock and Roll</text:p>
          </table:table-cell>
          <table:table-cell office:value-type="string" calcext:value-type="string">
            <text:p>Huey Lewis and the New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2025/02/10</text:p>
          </table:table-cell>
          <table:table-cell office:value-type="string" calcext:value-type="string">
            <text:p>Didn’t I make you feel&lt;br /&gt;Like you were the only man?&lt;br /&gt;Didn’t I give you everything&lt;br /&gt;A woman possibly can?</text:p>
          </table:table-cell>
          <table:table-cell office:value-type="string" calcext:value-type="string">
            <text:p>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Take Another Little Piece of My Heart</text:p>
          </table:table-cell>
          <table:table-cell office:value-type="string" calcext:value-type="string">
            <text:p>Dusty Springfield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2025/02/11</text:p>
          </table:table-cell>
          <table:table-cell office:value-type="string" calcext:value-type="string">
            <text:p>You’ll feel the fire&lt;br /&gt;But don’t get burned by the flame&lt;br /&gt;You’ll find the answer any day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With Every Beat of My Heart</text:p>
          </table:table-cell>
          <table:table-cell office:value-type="string" calcext:value-type="string">
            <text:p>Taylor Dayne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2025/02/12</text:p>
          </table:table-cell>
          <table:table-cell office:value-type="string" calcext:value-type="string">
            <text:p>Move yourself&lt;br /&gt;You’ll always live your life, never thinking of the future&lt;br /&gt;Prove yourself&lt;br /&gt;You are the move you make, take your chances, win or loser</text:p>
          </table:table-cell>
          <table:table-cell office:value-type="string" calcext:value-type="string">
            <text:p>Rock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Owner of a Lonely Heart</text:p>
          </table:table-cell>
          <table:table-cell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2025/02/13</text:p>
          </table:table-cell>
          <table:table-cell office:value-type="string" calcext:value-type="string">
            <text:p>I hear your heart beat to the beat of the drums&lt;br /&gt;Oh, what a shame that you came here with someone</text:p>
          </table:table-cell>
          <table:table-cell office:value-type="string" calcext:value-type="string">
            <text:p>Electropo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ie Young</text:p>
          </table:table-cell>
          <table:table-cell office:value-type="string" calcext:value-type="string">
            <text:p>Kesha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2025/02/14</text:p>
          </table:table-cell>
          <table:table-cell office:value-type="string" calcext:value-type="string">
            <text:p>Close your eyes, give me your hand, darling&lt;br /&gt;Do you feel my heart beating?&lt;br /&gt;Do you understand? Do you feel the same?</text:p>
          </table:table-cell>
          <table:table-cell office:value-type="string" calcext:value-type="string">
            <text:p>Pop 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Eternal Flame</text:p>
          </table:table-cell>
          <table:table-cell office:value-type="string" calcext:value-type="string">
            <text:p>The Bangles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2025/02/17</text:p>
          </table:table-cell>
          <table:table-cell office:value-type="string" calcext:value-type="string">
            <text:p>Somebody’s gonna hurt someone&lt;br /&gt;Before the night is through&lt;br /&gt;Somebody’s gonna come undone&lt;br /&gt;There’s nothin’ we can do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Heartache Tonight</text:p>
          </table:table-cell>
          <table:table-cell office:value-type="string" calcext:value-type="string">
            <text:p>The Eagles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2025/02/18</text:p>
          </table:table-cell>
          <table:table-cell office:value-type="string" calcext:value-type="string">
            <text:p>Stop callin’, stop callin’&lt;br /&gt;I don’t wanna think any more&lt;br /&gt;I left my head and heart on the dance floor</text:p>
          </table:table-cell>
          <table:table-cell office:value-type="string" calcext:value-type="string">
            <text:p>Dance 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Lady Gaga and Beyoncé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2025/02/19</text:p>
          </table:table-cell>
          <table:table-cell office:value-type="string" calcext:value-type="string">
            <text:p>Undo this hurt you caused&lt;br /&gt;When you walked out the door&lt;br /&gt;And walked out of my life</text:p>
          </table:table-cell>
          <table:table-cell office:value-type="string" calcext:value-type="string">
            <text:p>Pop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Un-Break My Heart</text:p>
          </table:table-cell>
          <table:table-cell office:value-type="string" calcext:value-type="string">
            <text:p>Toni Braxton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2025/02/20</text:p>
          </table:table-cell>
          <table:table-cell office:value-type="string" calcext:value-type="string">
            <text:p>As I walk this land of broken dreams&lt;br /&gt;I have visions of many things&lt;br /&gt;Whilst happiness is just an illusion&lt;br /&gt;Filled with sadness and confusion</text:p>
          </table:table-cell>
          <table:table-cell office:value-type="string" calcext:value-type="string">
            <text:p>Motown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What Becomes of the Brokenhearted?</text:p>
          </table:table-cell>
          <table:table-cell office:value-type="string" calcext:value-type="string">
            <text:p>The Temptations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2025/02/21</text:p>
          </table:table-cell>
          <table:table-cell office:value-type="string" calcext:value-type="string">
            <text:p>You’re the right kind of sinner&lt;br /&gt;To release my inner fantasy&lt;br /&gt;The invincible winner&lt;br /&gt;And you know that you were born to be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Heartbreaker</text:p>
          </table:table-cell>
          <table:table-cell office:value-type="string" calcext:value-type="string">
            <text:p>Pat Benetar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2025/02/24</text:p>
          </table:table-cell>
          <table:table-cell office:value-type="string" calcext:value-type="string">
            <text:p>If you fall for me&lt;br /&gt;I’m not easy to please&lt;br /&gt;I might tear you apart&lt;br /&gt;Told ya from the start, baby from the start</text:p>
          </table:table-cell>
          <table:table-cell office:value-type="string" calcext:value-type="string">
            <text:p>Dance 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reak Your Heart</text:p>
          </table:table-cell>
          <table:table-cell office:value-type="string" calcext:value-type="string">
            <text:p>Taio Cruz and Ludacris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2025/02/25</text:p>
          </table:table-cell>
          <table:table-cell office:value-type="string" calcext:value-type="string">
            <text:p>DJ Soul was on a roll&lt;br /&gt;I’ve been told he can’t be sold&lt;br /&gt;He’s not vicious or malicious&lt;br /&gt;Just de-lovely and delicious</text:p>
          </table:table-cell>
          <table:table-cell office:value-type="string" calcext:value-type="string">
            <text:p>Dance Po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Groove is in the Heart</text:p>
          </table:table-cell>
          <table:table-cell office:value-type="string" calcext:value-type="string">
            <text:p>Dee-Lite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2025/02/26</text:p>
          </table:table-cell>
          <table:table-cell office:value-type="string" calcext:value-type="string">
            <text:p>Sometimes I wish I could turn back time&lt;br /&gt;Impossible as it may seem&lt;br /&gt;But I wish I could so bad, baby</text:p>
          </table:table-cell>
          <table:table-cell office:value-type="string" calcext:value-type="string">
            <text:p>R&amp;B Pop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Quit Playing Games (with My Heart)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2025/02/27</text:p>
          </table:table-cell>
          <table:table-cell office:value-type="string" calcext:value-type="string">
            <text:p>And the world will be a better place&lt;br /&gt;And the world will be a better place for you and me&lt;br /&gt;You just wait and see</text:p>
          </table:table-cell>
          <table:table-cell office:value-type="string" calcext:value-type="string">
            <text:p>R&amp;B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Put a Little Love in Your Heart</text:p>
          </table:table-cell>
          <table:table-cell office:value-type="string" calcext:value-type="string">
            <text:p>Al Green and Annie Lennox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2025/02/28</text:p>
          </table:table-cell>
          <table:table-cell office:value-type="string" calcext:value-type="string">
            <text:p>The loveliness of Paris seems somehow sadly gay&lt;br /&gt;The glory that was Rome is of another day&lt;br /&gt;I’ve been terribly alone and forgotten in Manhattan&lt;br /&gt;I’m going home to my city in the Bay</text:p>
          </table:table-cell>
          <table:table-cell office:value-type="string" calcext:value-type="string">
            <text:p>Jazz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(I Left My Heart) in San Francisco</text:p>
          </table:table-cell>
          <table:table-cell office:value-type="string" calcext:value-type="string">
            <text:p>Tony Bennett</text:p>
          </table:table-cell>
          <table:table-cell table:number-columns-repeated="1017"/>
        </table:table-row>
        <table:table-row table:style-name="ro1" table:number-rows-repeated="104840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tist_list" table:style-name="ta1">
        <office:forms form:automatic-focus="false" form:apply-design-mode="false"/>
        <table:table-column table:style-name="co10" table:default-cell-style-name="Default"/>
        <table:table-column table:style-name="co13" table:default-cell-style-name="ce23"/>
        <table:table-column table:style-name="co14" table:default-cell-style-name="ce23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artist</text:p>
          </table:table-cell>
          <table:table-cell table:style-name="Default" office:value-type="string" calcext:value-type="string">
            <text:p>artistmat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 Non Blondes</text:p>
          </table:table-cell>
          <table:table-cell table:style-name="Default" office:value-type="string" calcext:value-type="string">
            <text:p>(4|four) non( |-)blonde?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A-ha</text:p>
          </table:table-cell>
          <table:table-cell table:style-name="Default" office:value-type="string" calcext:value-type="string">
            <text:p>a-?h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C/DC</text:p>
          </table:table-cell>
          <table:table-cell table:style-name="Default" office:value-type="string" calcext:value-type="string">
            <text:p>ac[/ -]?d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7" office:value-type="string" calcext:value-type="string">
            <text:p>Adele</text:p>
          </table:table-cell>
          <table:table-cell table:style-name="Default" office:value-type="string" calcext:value-type="string">
            <text:p>ade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7" office:value-type="string" calcext:value-type="string">
            <text:p>Al Green and Annie Lennox</text:p>
          </table:table-cell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anis Morissette</text:p>
          </table:table-cell>
          <table:table-cell table:style-name="Default" office:value-type="string" calcext:value-type="string">
            <text:p>alanis morissett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annah Myles</text:p>
          </table:table-cell>
          <table:table-cell office:value-type="string" calcext:value-type="string">
            <text:p>alann?ah m[yi]l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my Winehouse</text:p>
          </table:table-cell>
          <table:table-cell office:value-type="string" calcext:value-type="string">
            <text:p>amy winehou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etha Franklin</text:p>
          </table:table-cell>
          <table:table-cell table:style-name="Default" office:value-type="string" calcext:value-type="string">
            <text:p>aretha frankl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vril Lavigne</text:p>
          </table:table-cell>
          <table:table-cell table:style-name="Default" office:value-type="string" calcext:value-type="string">
            <text:p>avril lavig?n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nd Aid</text:p>
          </table:table-cell>
          <table:table-cell office:value-type="string" calcext:value-type="string">
            <text:p>band ai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renaked Ladies</text:p>
          </table:table-cell>
          <table:table-cell table:style-name="Default" office:value-type="string" calcext:value-type="string">
            <text:p>(the )?bare ?naked ladie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astille</text:p>
          </table:table-cell>
          <table:table-cell table:style-name="Default" office:value-type="string" calcext:value-type="string">
            <text:p>bastill?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be Rexha ft. Florida Georgia Line</text:p>
          </table:table-cell>
          <table:table-cell office:value-type="string" calcext:value-type="string">
            <text:p>bebe rexha( (ft.|feat.|featuring) florida georgia line)?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yoncé</text:p>
          </table:table-cell>
          <table:table-cell office:value-type="string" calcext:value-type="string">
            <text:p>beyonc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illie Eilish</text:p>
          </table:table-cell>
          <table:table-cell table:style-name="Default" office:value-type="string" calcext:value-type="string">
            <text:p>billie eilis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illy Joel</text:p>
          </table:table-cell>
          <table:table-cell office:value-type="string" calcext:value-type="string">
            <text:p>billy joe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illy Ocean</text:p>
          </table:table-cell>
          <table:table-cell office:value-type="string" calcext:value-type="string">
            <text:p>billy ocea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illy Ray Cyrus</text:p>
          </table:table-cell>
          <table:table-cell table:style-name="Default" office:value-type="string" calcext:value-type="string">
            <text:p>billy ray cyru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illy Squier</text:p>
          </table:table-cell>
          <table:table-cell table:style-name="Default" office:value-type="string" calcext:value-type="string">
            <text:p>billy (squier|squire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lack Sabbath</text:p>
          </table:table-cell>
          <table:table-cell office:value-type="string" calcext:value-type="string">
            <text:p>black sabb?ath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LACKPINK</text:p>
          </table:table-cell>
          <table:table-cell office:value-type="string" calcext:value-type="string">
            <text:p>black ?pin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Blind Melon</text:p>
          </table:table-cell>
          <table:table-cell table:style-name="Default" office:value-type="string" calcext:value-type="string">
            <text:p>blind melo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ob Dylan</text:p>
          </table:table-cell>
          <table:table-cell table:style-name="Default" office:value-type="string" calcext:value-type="string">
            <text:p>bob dyla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Bob Marley &amp; the Wailers</text:p>
          </table:table-cell>
          <table:table-cell table:style-name="Default" office:value-type="string" calcext:value-type="string">
            <text:p>bob marley( (&amp;|and) the wailers)?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Bobby Darin</text:p>
          </table:table-cell>
          <table:table-cell table:style-name="Default" office:value-type="string" calcext:value-type="string">
            <text:p>bobb(y|ie) darr?(i|e)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onnie Raitt</text:p>
          </table:table-cell>
          <table:table-cell table:style-name="Default" office:value-type="string" calcext:value-type="string">
            <text:p>bonnie raitt?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Boston</text:p>
          </table:table-cell>
          <table:table-cell table:style-name="Default" office:value-type="string" calcext:value-type="string">
            <text:p>bosto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y Meets Girl</text:p>
          </table:table-cell>
          <table:table-cell table:style-name="Default" office:value-type="string" calcext:value-type="string">
            <text:p>boy meets girl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oyz II Men</text:p>
          </table:table-cell>
          <table:table-cell table:style-name="Default" office:value-type="string" calcext:value-type="string">
            <text:p>boy[sz] (II|2) me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ruce Hornsby and the Range</text:p>
          </table:table-cell>
          <table:table-cell table:style-name="Default" office:value-type="string" calcext:value-type="string">
            <text:p>bruce hornsby( (and|&amp;) the range)?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ruce Springsteen</text:p>
          </table:table-cell>
          <table:table-cell office:value-type="string" calcext:value-type="string">
            <text:p>bruce springstee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ge the Elephant</text:p>
          </table:table-cell>
          <table:table-cell office:value-type="string" calcext:value-type="string">
            <text:p>cage the elephan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mila Cabello</text:p>
          </table:table-cell>
          <table:table-cell table:style-name="Default" office:value-type="string" calcext:value-type="string">
            <text:p>camill?a cabell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rl Carlton</text:p>
          </table:table-cell>
          <table:table-cell table:style-name="Default" office:value-type="string" calcext:value-type="string">
            <text:p>carl carlto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eline Dion</text:p>
          </table:table-cell>
          <table:table-cell table:style-name="Default" office:value-type="string" calcext:value-type="string">
            <text:p>celine dio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hamillionaire ft. Krayzie Bone</text:p>
          </table:table-cell>
          <table:table-cell table:style-name="Default" office:value-type="string" calcext:value-type="string">
            <text:p>chamillionaire( (ft.|featuring) Krayzie Bone)?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ris Isaak</text:p>
          </table:table-cell>
          <table:table-cell office:value-type="string" calcext:value-type="string">
            <text:p>ch?ris isaa?(k|c)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hubby Checker</text:p>
          </table:table-cell>
          <table:table-cell office:value-type="string" calcext:value-type="string">
            <text:p>chubb(y|ie) checke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uck Berry</text:p>
          </table:table-cell>
          <table:table-cell office:value-type="string" calcext:value-type="string">
            <text:p>chuck berr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Chumbawamba</text:p>
          </table:table-cell>
          <table:table-cell table:style-name="Default" office:value-type="string" calcext:value-type="string">
            <text:p>chumbaw(a|u)mb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oolio ft. L.V.</text:p>
          </table:table-cell>
          <table:table-cell table:style-name="Default" office:value-type="string" calcext:value-type="string">
            <text:p>coolio( (ft.|featuring) L.?V.?)?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reedence Clearwater Revival</text:p>
          </table:table-cell>
          <table:table-cell table:style-name="Default" office:value-type="string" calcext:value-type="string">
            <text:p>(the )?creedence clearwater revival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reepy John Thomas</text:p>
          </table:table-cell>
          <table:table-cell table:style-name="Default" office:value-type="string" calcext:value-type="string">
            <text:p>(creepy )?john thoma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rowded House</text:p>
          </table:table-cell>
          <table:table-cell office:value-type="string" calcext:value-type="string">
            <text:p>crowded hous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yndi Lauper</text:p>
          </table:table-cell>
          <table:table-cell table:style-name="Default" office:value-type="string" calcext:value-type="string">
            <text:p>cyndi lauper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Dan Fogelberg</text:p>
          </table:table-cell>
          <table:table-cell table:style-name="Default" office:value-type="string" calcext:value-type="string">
            <text:p>dan fogelb(e|u)rg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ashboard Confessional</text:p>
          </table:table-cell>
          <table:table-cell table:style-name="Default" office:value-type="string" calcext:value-type="string">
            <text:p>dashboard confessional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ean Martin</text:p>
          </table:table-cell>
          <table:table-cell table:style-name="Default" office:value-type="string" calcext:value-type="string">
            <text:p>dean marti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ean Martin and Burt Bacharach</text:p>
          </table:table-cell>
          <table:table-cell table:style-name="Default" office:value-type="string" calcext:value-type="string">
            <text:p>dean martin (and|\&amp;) burt bacharach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ebbie Gibson</text:p>
          </table:table-cell>
          <table:table-cell office:value-type="string" calcext:value-type="string">
            <text:p>debb(ie|y) gibs(o|e)n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ee-Lite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emi Lovato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Diana Ross</text:p>
          </table:table-cell>
          <table:table-cell table:style-name="Default" office:value-type="string" calcext:value-type="string">
            <text:p>diann?a ros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ionne Warwick</text:p>
          </table:table-cell>
          <table:table-cell table:style-name="Default" office:value-type="string" calcext:value-type="string">
            <text:p>dionne warwick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on McLean</text:p>
          </table:table-cell>
          <table:table-cell table:style-name="Default" office:value-type="string" calcext:value-type="string">
            <text:p>don ma?clean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rake</text:p>
          </table:table-cell>
          <table:table-cell table:style-name="Default" office:value-type="string" calcext:value-type="string">
            <text:p>drak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ua Lipa</text:p>
          </table:table-cell>
          <table:table-cell table:style-name="Default" office:value-type="string" calcext:value-type="string">
            <text:p>dua lip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usty Springfield</text:p>
          </table:table-cell>
          <table:table-cell table:style-name="Default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arth, Wind &amp; Fire</text:p>
          </table:table-cell>
          <table:table-cell table:style-name="Default" office:value-type="string" calcext:value-type="string">
            <text:p>earth,? Wind,? (&amp;|and) fir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d Sheeran and Elton John</text:p>
          </table:table-cell>
          <table:table-cell office:value-type="string" calcext:value-type="string">
            <text:p>ed sheeran and elton joh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ddie Rabbitt</text:p>
          </table:table-cell>
          <table:table-cell table:style-name="Default" office:value-type="string" calcext:value-type="string">
            <text:p>eddie rabbitt?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lectric Light Orchestra</text:p>
          </table:table-cell>
          <table:table-cell table:style-name="Default" office:value-type="string" calcext:value-type="string">
            <text:p>(the )?electric light orchestr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lmo &amp; Patsy</text:p>
          </table:table-cell>
          <table:table-cell office:value-type="string" calcext:value-type="string">
            <text:p>elmo (and|&amp;) patsy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lton John</text:p>
          </table:table-cell>
          <table:table-cell table:style-name="Default" office:value-type="string" calcext:value-type="string">
            <text:p>elton john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minem</text:p>
          </table:table-cell>
          <table:table-cell table:style-name="Default" office:value-type="string" calcext:value-type="string">
            <text:p>eminem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ncanto</text:p>
          </table:table-cell>
          <table:table-cell table:style-name="Default" office:value-type="string" calcext:value-type="string">
            <text:p>encanto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nya</text:p>
          </table:table-cell>
          <table:table-cell table:style-name="Default" office:value-type="string" calcext:value-type="string">
            <text:p>enya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leet Foxes</text:p>
          </table:table-cell>
          <table:table-cell office:value-type="string" calcext:value-type="string">
            <text:p>fleet foxe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office:value-type="string" calcext:value-type="string">
            <text:p>Fleetwood Mac</text:p>
          </table:table-cell>
          <table:table-cell table:style-name="Default" office:value-type="string" calcext:value-type="string">
            <text:p>fleetwood mac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office:value-type="string" calcext:value-type="string">
            <text:p>Frankie Vallie</text:p>
          </table:table-cell>
          <table:table-cell table:style-name="Default" office:value-type="string" calcext:value-type="string">
            <text:p>frankie vall(ie|ey)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ary Wright</text:p>
          </table:table-cell>
          <table:table-cell office:value-type="string" calcext:value-type="string">
            <text:p>gary w?right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ayla Peevey</text:p>
          </table:table-cell>
          <table:table-cell office:value-type="string" calcext:value-type="string">
            <text:p>gayla peevey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ene Kelly</text:p>
          </table:table-cell>
          <table:table-cell table:style-name="Default" office:value-type="string" calcext:value-type="string">
            <text:p>gene kelly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eorge Ezra</text:p>
          </table:table-cell>
          <table:table-cell table:style-name="Default" office:value-type="string" calcext:value-type="string">
            <text:p>george ezra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in Blossoms</text:p>
          </table:table-cell>
          <table:table-cell office:value-type="string" calcext:value-type="string">
            <text:p>gin blossom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office:value-type="string" calcext:value-type="string">
            <text:p>Gloria Estefan and Miami Sound Machine</text:p>
          </table:table-cell>
          <table:table-cell table:style-name="Default" office:value-type="string" calcext:value-type="string">
            <text:p>gloria estefan( (&amp;|and)( the)? miami sound machine)?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loria Gaynor</text:p>
          </table:table-cell>
          <table:table-cell table:style-name="Default" office:value-type="string" calcext:value-type="string">
            <text:p>gloria gaynor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rand Funk Railroad</text:p>
          </table:table-cell>
          <table:table-cell office:value-type="string" calcext:value-type="string">
            <text:p>grand funk railroad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reen Day</text:p>
          </table:table-cell>
          <table:table-cell table:style-name="Default" office:value-type="string" calcext:value-type="string">
            <text:p>green day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uns N’ Roses</text:p>
          </table:table-cell>
          <table:table-cell table:style-name="Default" office:value-type="string" calcext:value-type="string">
            <text:p>guns (&amp;|n’?|and) rose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wen Stefani</text:p>
          </table:table-cell>
          <table:table-cell table:style-name="Default" office:value-type="string" calcext:value-type="string">
            <text:p>gwen stefani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wen Stefani ft. Blake Shelton</text:p>
          </table:table-cell>
          <table:table-cell office:value-type="string" calcext:value-type="string">
            <text:p>gwen stefani( (ft.|featuring|and) blake shelton)?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Hall &amp; Oates</text:p>
          </table:table-cell>
          <table:table-cell office:value-type="string" calcext:value-type="string">
            <text:p>hall (&amp;|n’?|and) oate?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harry styles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eart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Huey Lewis and The News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Idina Menzel from Wicked</text:p>
          </table:table-cell>
          <table:table-cell table:style-name="Default" office:value-type="string" calcext:value-type="string">
            <text:p>idina menzel( from wicked)?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ggy Azalea ft. Charli XCX</text:p>
          </table:table-cell>
          <table:table-cell table:style-name="Default" office:value-type="string" calcext:value-type="string">
            <text:p>iggy azalea( (ft.|featuring) charlie? xcx)?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magine Dragons</text:p>
          </table:table-cell>
          <table:table-cell table:style-name="Default" office:value-type="string" calcext:value-type="string">
            <text:p>imagine dragon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James Taylor</text:p>
          </table:table-cell>
          <table:table-cell table:style-name="Default" office:value-type="string" calcext:value-type="string">
            <text:p>james taylor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Jan &amp; Dean</text:p>
          </table:table-cell>
          <table:table-cell office:value-type="string" calcext:value-type="string">
            <text:p>jan (and|&amp;) dean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Janet Jackson</text:p>
          </table:table-cell>
          <table:table-cell table:style-name="Default" office:value-type="string" calcext:value-type="string">
            <text:p>janet jackso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ay-Z ft. Alicia Keys</text:p>
          </table:table-cell>
          <table:table-cell office:value-type="string" calcext:value-type="string">
            <text:p>jay-z( (ft.|featuring) alicia keys)?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Jefferson Airplane</text:p>
          </table:table-cell>
          <table:table-cell office:value-type="string" calcext:value-type="string">
            <text:p>jefferson airplan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Jimmy Buffett</text:p>
          </table:table-cell>
          <table:table-cell office:value-type="string" calcext:value-type="string">
            <text:p>jimmy buffett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Joan Jett &amp; the Blackhearts</text:p>
          </table:table-cell>
          <table:table-cell office:value-type="string" calcext:value-type="string">
            <text:p>joan jett?( (&amp;|and) the blackhearts)?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john lenno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ohn Lennon and Yoko Ono</text:p>
          </table:table-cell>
          <table:table-cell office:value-type="string" calcext:value-type="string">
            <text:p>john lennon and yoko on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Johnny Cash</text:p>
          </table:table-cell>
          <table:table-cell office:value-type="string" calcext:value-type="string">
            <text:p>johnny cash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Johnny Horton</text:p>
          </table:table-cell>
          <table:table-cell office:value-type="string" calcext:value-type="string">
            <text:p>johnny horto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Johnny Nash</text:p>
          </table:table-cell>
          <table:table-cell office:value-type="string" calcext:value-type="string">
            <text:p>johnny nash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Default" office:value-type="string" calcext:value-type="string">
            <text:p>Jon Batiste</text:p>
          </table:table-cell>
          <table:table-cell table:style-name="Default" office:value-type="string" calcext:value-type="string">
            <text:p>jo(h)?n bap?tist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Default" office:value-type="string" calcext:value-type="string">
            <text:p>Journey</text:p>
          </table:table-cell>
          <table:table-cell table:style-name="Default" office:value-type="string" calcext:value-type="string">
            <text:p>journey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Justin Bieber</text:p>
          </table:table-cell>
          <table:table-cell office:value-type="string" calcext:value-type="string">
            <text:p>justin bieber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Kacey Musgraves</text:p>
          </table:table-cell>
          <table:table-cell office:value-type="string" calcext:value-type="string">
            <text:p>kacey musgrave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kat(y|ie) perr?y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Kelly Clarkson</text:p>
          </table:table-cell>
          <table:table-cell office:value-type="string" calcext:value-type="string">
            <text:p>kelly clarkson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esha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ady Gaga</text:p>
          </table:table-cell>
          <table:table-cell office:value-type="string" calcext:value-type="string">
            <text:p>lady gag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ady Gaga and Beyoncé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led zeppeli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eona Lewis</text:p>
          </table:table-cell>
          <table:table-cell office:value-type="string" calcext:value-type="string">
            <text:p>leona lewis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inda Rondstadt</text:p>
          </table:table-cell>
          <table:table-cell office:value-type="string" calcext:value-type="string">
            <text:p>linda rondstadt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orde</text:p>
          </table:table-cell>
          <table:table-cell office:value-type="string" calcext:value-type="string">
            <text:p>lorde?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os Bravos</text:p>
          </table:table-cell>
          <table:table-cell office:value-type="string" calcext:value-type="string">
            <text:p>los bravos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Default" office:value-type="string" calcext:value-type="string">
            <text:p>Louis Armstrong</text:p>
          </table:table-cell>
          <table:table-cell table:style-name="Default" office:value-type="string" calcext:value-type="string">
            <text:p>(louis|louie) armstrong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ynyrd Skynyrd</text:p>
          </table:table-cell>
          <table:table-cell office:value-type="string" calcext:value-type="string">
            <text:p>lynyrd skynyrd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.I.A.</text:p>
          </table:table-cell>
          <table:table-cell office:value-type="string" calcext:value-type="string">
            <text:p>m\.i\.a\.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adonna</text:p>
          </table:table-cell>
          <table:table-cell office:value-type="string" calcext:value-type="string">
            <text:p>madonna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arc Cohn</text:p>
          </table:table-cell>
          <table:table-cell office:value-type="string" calcext:value-type="string">
            <text:p>marc coh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ariah Carey</text:p>
          </table:table-cell>
          <table:table-cell office:value-type="string" calcext:value-type="string">
            <text:p>mariah carey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aroon 5</text:p>
          </table:table-cell>
          <table:table-cell office:value-type="string" calcext:value-type="string">
            <text:p>maroon (5|five)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ary Chapin Carpenter</text:p>
          </table:table-cell>
          <table:table-cell office:value-type="string" calcext:value-type="string">
            <text:p>mary chapin carpenter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C Hammer</text:p>
          </table:table-cell>
          <table:table-cell office:value-type="string" calcext:value-type="string">
            <text:p>mc hamm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en at Work</text:p>
          </table:table-cell>
          <table:table-cell office:value-type="string" calcext:value-type="string">
            <text:p>men at work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metallica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ichael Jackson</text:p>
          </table:table-cell>
          <table:table-cell office:value-type="string" calcext:value-type="string">
            <text:p>michael jackso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Default" office:value-type="string" calcext:value-type="string">
            <text:p>Midnight Oil</text:p>
          </table:table-cell>
          <table:table-cell table:style-name="Default" office:value-type="string" calcext:value-type="string">
            <text:p>midnight oil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Default" office:value-type="string" calcext:value-type="string">
            <text:p>Mighty Mighty Bosstones</text:p>
          </table:table-cell>
          <table:table-cell table:style-name="Default" office:value-type="string" calcext:value-type="string">
            <text:p>mighty mighty bosstones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Miley Cyrus</text:p>
          </table:table-cell>
          <table:table-cell office:value-type="string" calcext:value-type="string">
            <text:p>miley cyrus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Milli Vanilli</text:p>
          </table:table-cell>
          <table:table-cell office:value-type="string" calcext:value-type="string">
            <text:p>milli vanilli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my chemical romanc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Default" office:value-type="string" calcext:value-type="string">
            <text:p>Nancy Sinatra</text:p>
          </table:table-cell>
          <table:table-cell table:style-name="Default" office:value-type="string" calcext:value-type="string">
            <text:p>nance?y sinatra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Default" office:value-type="string" calcext:value-type="string">
            <text:p>Natalie Cole</text:p>
          </table:table-cell>
          <table:table-cell table:style-name="Default" office:value-type="string" calcext:value-type="string">
            <text:p>natalie col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Default" office:value-type="string" calcext:value-type="string">
            <text:p>Neil Young</text:p>
          </table:table-cell>
          <table:table-cell table:style-name="Default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New Kids on the Block</text:p>
          </table:table-cell>
          <table:table-cell table:style-name="Default" office:value-type="string" calcext:value-type="string">
            <text:p>(the )?new kids on the block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New Radicals</text:p>
          </table:table-cell>
          <table:table-cell office:value-type="string" calcext:value-type="string">
            <text:p>(the )?new radical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nirvan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Noah Kahan</text:p>
          </table:table-cell>
          <table:table-cell office:value-type="string" calcext:value-type="string">
            <text:p>noah kahan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Olivia Rodriguo</text:p>
          </table:table-cell>
          <table:table-cell office:value-type="string" calcext:value-type="string">
            <text:p>olivia rodriguo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Default" office:value-type="string" calcext:value-type="string">
            <text:p>OMI</text:p>
          </table:table-cell>
          <table:table-cell table:style-name="Default" office:value-type="string" calcext:value-type="string">
            <text:p>omi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Default" office:value-type="string" calcext:value-type="string">
            <text:p>One Direction</text:p>
          </table:table-cell>
          <table:table-cell table:style-name="Default" office:value-type="string" calcext:value-type="string">
            <text:p>one directio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OneRepublic</text:p>
          </table:table-cell>
          <table:table-cell office:value-type="string" calcext:value-type="string">
            <text:p>one ?republic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Ozzy Ozbourne</text:p>
          </table:table-cell>
          <table:table-cell office:value-type="string" calcext:value-type="string">
            <text:p>ozzy ozbou?rne?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at Benetar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aula Abdul</text:p>
          </table:table-cell>
          <table:table-cell office:value-type="string" calcext:value-type="string">
            <text:p>paula abdul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pearl ?jam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eter Gabriel</text:p>
          </table:table-cell>
          <table:table-cell office:value-type="string" calcext:value-type="string">
            <text:p>peter gabriel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Peter, Paul &amp; Mary</text:p>
          </table:table-cell>
          <table:table-cell office:value-type="string" calcext:value-type="string">
            <text:p>peter, paul \&amp; mary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harrell Williams</text:p>
          </table:table-cell>
          <table:table-cell office:value-type="string" calcext:value-type="string">
            <text:p>pharrell williams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Default" office:value-type="string" calcext:value-type="string">
            <text:p>Phil Collins</text:p>
          </table:table-cell>
          <table:table-cell table:style-name="Default" office:value-type="string" calcext:value-type="string">
            <text:p>phil coll?ins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pink floyd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Portishead</text:p>
          </table:table-cell>
          <table:table-cell office:value-type="string" calcext:value-type="string">
            <text:p>portishead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prince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Default" office:value-type="string" calcext:value-type="string">
            <text:p>Queen</text:p>
          </table:table-cell>
          <table:table-cell table:style-name="Default" office:value-type="string" calcext:value-type="string">
            <text:p>queen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Queensryche</text:p>
          </table:table-cell>
          <table:table-cell office:value-type="string" calcext:value-type="string">
            <text:p>queensr(y|ei)che?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Ram Jam</text:p>
          </table:table-cell>
          <table:table-cell office:value-type="string" calcext:value-type="string">
            <text:p>ram ?jam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Ray Charles</text:p>
          </table:table-cell>
          <table:table-cell office:value-type="string" calcext:value-type="string">
            <text:p>ray charle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REO Speedwagon</text:p>
          </table:table-cell>
          <table:table-cell office:value-type="string" calcext:value-type="string">
            <text:p>reo speedwagon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Richard Harris</text:p>
          </table:table-cell>
          <table:table-cell office:value-type="string" calcext:value-type="string">
            <text:p>richard harri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Default" office:value-type="string" calcext:value-type="string">
            <text:p>Rick Astley</text:p>
          </table:table-cell>
          <table:table-cell table:style-name="Default" office:value-type="string" calcext:value-type="string">
            <text:p>ric?k astle?y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Default" office:value-type="string" calcext:value-type="string">
            <text:p>Rose Royce</text:p>
          </table:table-cell>
          <table:table-cell table:style-name="Default" office:value-type="string" calcext:value-type="string">
            <text:p>rose royce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Run DMC</text:p>
          </table:table-cell>
          <table:table-cell office:value-type="string" calcext:value-type="string">
            <text:p>run dmc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Default" office:value-type="string" calcext:value-type="string">
            <text:p>Sade</text:p>
          </table:table-cell>
          <table:table-cell table:style-name="Default" office:value-type="string" calcext:value-type="string">
            <text:p>sade( abo?u)?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alt-n-Pepa</text:p>
          </table:table-cell>
          <table:table-cell office:value-type="string" calcext:value-type="string">
            <text:p>salt-n-pepa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antana</text:p>
          </table:table-cell>
          <table:table-cell office:value-type="string" calcext:value-type="string">
            <text:p>(carlos )?santana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heryl Crow</text:p>
          </table:table-cell>
          <table:table-cell office:value-type="string" calcext:value-type="string">
            <text:p>[sc]heryl crow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ia</text:p>
          </table:table-cell>
          <table:table-cell office:value-type="string" calcext:value-type="string">
            <text:p>sia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imon &amp; Garfunkel</text:p>
          </table:table-cell>
          <table:table-cell office:value-type="string" calcext:value-type="string">
            <text:p>simon (&amp;|and) garfunkel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now Patrol</text:p>
          </table:table-cell>
          <table:table-cell office:value-type="string" calcext:value-type="string">
            <text:p>snow patrol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oundgarden</text:p>
          </table:table-cell>
          <table:table-cell office:value-type="string" calcext:value-type="string">
            <text:p>sound ?garden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tan Goetz, João Gilberto, Astrud Gilberto</text:p>
          </table:table-cell>
          <table:table-cell office:value-type="string" calcext:value-type="string">
            <text:p>stan go?etz, jo[ãa]o gilberto, astrud gilberto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Default" office:value-type="string" calcext:value-type="string">
            <text:p>Stevie Wonder</text:p>
          </table:table-cell>
          <table:table-cell table:style-name="Default" office:value-type="string" calcext:value-type="string">
            <text:p>stevie wonder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uzanne Vega</text:p>
          </table:table-cell>
          <table:table-cell office:value-type="string" calcext:value-type="string">
            <text:p>suzanne vega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aio Cruz and Ludacris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aylor Dayne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Default" office:value-type="string" calcext:value-type="string">
            <text:p>Taylor Swift</text:p>
          </table:table-cell>
          <table:table-cell table:style-name="Default" office:value-type="string" calcext:value-type="string">
            <text:p>taylor swift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he Animals</text:p>
          </table:table-cell>
          <table:table-cell table:style-name="Default" office:value-type="string" calcext:value-type="string">
            <text:p>(the )?animals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he Backstreet Boys</text:p>
          </table:table-cell>
          <table:table-cell table:style-name="Default" office:value-type="string" calcext:value-type="string">
            <text:p>(the )?backstreet boy[sz]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he Bangles</text:p>
          </table:table-cell>
          <table:table-cell table:style-name="Default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he Beatles</text:p>
          </table:table-cell>
          <table:table-cell table:style-name="Default" office:value-type="string" calcext:value-type="string">
            <text:p>(the )?beatles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he BeeGees</text:p>
          </table:table-cell>
          <table:table-cell office:value-type="string" calcext:value-type="string">
            <text:p>(the )?bee( |-)?gees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he Black Crowes</text:p>
          </table:table-cell>
          <table:table-cell table:style-name="Default" office:value-type="string" calcext:value-type="string">
            <text:p>(the )?black crowe?s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he Black Eyed Peas</text:p>
          </table:table-cell>
          <table:table-cell table:style-name="Default" office:value-type="string" calcext:value-type="string">
            <text:p>(the )?black[- ]eyed peas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he Black Keys</text:p>
          </table:table-cell>
          <table:table-cell table:style-name="Default" office:value-type="string" calcext:value-type="string">
            <text:p>(the )?black keys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he Box Tops</text:p>
          </table:table-cell>
          <table:table-cell office:value-type="string" calcext:value-type="string">
            <text:p>(the )?box tops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The Cars</text:p>
          </table:table-cell>
          <table:table-cell table:style-name="Default" office:value-type="string" calcext:value-type="string">
            <text:p>(the )?cars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he Chi-Lites</text:p>
          </table:table-cell>
          <table:table-cell table:style-name="Default" office:value-type="string" calcext:value-type="string">
            <text:p>(the )?chi-lites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he Chordettes</text:p>
          </table:table-cell>
          <table:table-cell office:value-type="string" calcext:value-type="string">
            <text:p>(the )?ch?ordette?s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he Clash</text:p>
          </table:table-cell>
          <table:table-cell office:value-type="string" calcext:value-type="string">
            <text:p>(the )?clash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Default" office:value-type="string" calcext:value-type="string">
            <text:p>The Commodores</text:p>
          </table:table-cell>
          <table:table-cell table:style-name="Default" office:value-type="string" calcext:value-type="string">
            <text:p>(the )?comm?odore?s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he Cranberries</text:p>
          </table:table-cell>
          <table:table-cell office:value-type="string" calcext:value-type="string">
            <text:p>(the )?cranberr?ies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Default" office:value-type="string" calcext:value-type="string">
            <text:p>The Cure</text:p>
          </table:table-cell>
          <table:table-cell table:style-name="Default" office:value-type="string" calcext:value-type="string">
            <text:p>(the )?cure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The Darkness</text:p>
          </table:table-cell>
          <table:table-cell office:value-type="string" calcext:value-type="string">
            <text:p>(the )?darkness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Default" office:value-type="string" calcext:value-type="string">
            <text:p>The Doobie Brothers</text:p>
          </table:table-cell>
          <table:table-cell table:style-name="Default" office:value-type="string" calcext:value-type="string">
            <text:p>(the )?doobie brothers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Default" office:value-type="string" calcext:value-type="string">
            <text:p>The Eagles</text:p>
          </table:table-cell>
          <table:table-cell table:style-name="Default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Default" office:value-type="string" calcext:value-type="string">
            <text:p>the Eurythmics</text:p>
          </table:table-cell>
          <table:table-cell table:style-name="Default" office:value-type="string" calcext:value-type="string">
            <text:p>(the )?eurythmic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he Everly Brothers</text:p>
          </table:table-cell>
          <table:table-cell office:value-type="string" calcext:value-type="string">
            <text:p>(the )?everl(y|ie) brothers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The Go-Go’s</text:p>
          </table:table-cell>
          <table:table-cell table:style-name="Default" office:value-type="string" calcext:value-type="string">
            <text:p>(the )?go-?go[’']?s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The Greatest Showman</text:p>
          </table:table-cell>
          <table:table-cell office:value-type="string" calcext:value-type="string">
            <text:p>(the )?greatest showman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The Hollies</text:p>
          </table:table-cell>
          <table:table-cell office:value-type="string" calcext:value-type="string">
            <text:p>(the )?hollies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he Killers</text:p>
          </table:table-cell>
          <table:table-cell table:style-name="Default" office:value-type="string" calcext:value-type="string">
            <text:p>(the )?killers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he Knack</text:p>
          </table:table-cell>
          <table:table-cell table:style-name="Default" office:value-type="string" calcext:value-type="string">
            <text:p>(the )?knack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he Lovin’ Spoonful</text:p>
          </table:table-cell>
          <table:table-cell table:style-name="Default" office:value-type="string" calcext:value-type="string">
            <text:p>(the )?lovin[’'g]? spoonful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The Monkees</text:p>
          </table:table-cell>
          <table:table-cell office:value-type="string" calcext:value-type="string">
            <text:p>(the )?monk(ie|ee|ey)[sz]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he Moody Blues</text:p>
          </table:table-cell>
          <table:table-cell office:value-type="string" calcext:value-type="string">
            <text:p>(the )?moody blues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The Muppet Movie</text:p>
          </table:table-cell>
          <table:table-cell office:value-type="string" calcext:value-type="string">
            <text:p>((the )?muppet movie)|(kermit( the frog)?)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Default" office:value-type="string" calcext:value-type="string">
            <text:p>The Music Man</text:p>
          </table:table-cell>
          <table:table-cell table:style-name="Default" office:value-type="string" calcext:value-type="string">
            <text:p>(the )?music man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he Police</text:p>
          </table:table-cell>
          <table:table-cell table:style-name="Default" office:value-type="string" calcext:value-type="string">
            <text:p>(the )?police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he Red Hot Chili Peppers</text:p>
          </table:table-cell>
          <table:table-cell table:style-name="Default" office:value-type="string" calcext:value-type="string">
            <text:p>(the )?red hot chill?i pepper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The Rolling Stones</text:p>
          </table:table-cell>
          <table:table-cell table:style-name="Default" office:value-type="string" calcext:value-type="string">
            <text:p>(the )?rolling stones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The Smiths</text:p>
          </table:table-cell>
          <table:table-cell table:style-name="Default" office:value-type="string" calcext:value-type="string">
            <text:p>(the )?smiths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he Spice Girls</text:p>
          </table:table-cell>
          <table:table-cell table:style-name="Default" office:value-type="string" calcext:value-type="string">
            <text:p>(the )?spice ?girls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he Temptations</text:p>
          </table:table-cell>
          <table:table-cell table:style-name="Default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The Weeknd</text:p>
          </table:table-cell>
          <table:table-cell table:style-name="Default" office:value-type="string" calcext:value-type="string">
            <text:p>the week(e)?nd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hey Might Be Giants</text:p>
          </table:table-cell>
          <table:table-cell office:value-type="string" calcext:value-type="string">
            <text:p>they might be giants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ina Turner</text:p>
          </table:table-cell>
          <table:table-cell office:value-type="string" calcext:value-type="string">
            <text:p>tina turner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om Petty</text:p>
          </table:table-cell>
          <table:table-cell office:value-type="string" calcext:value-type="string">
            <text:p>tom petty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Tony Bennett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ony Braxton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toto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racy Chapman</text:p>
          </table:table-cell>
          <table:table-cell office:value-type="string" calcext:value-type="string">
            <text:p>tracy chapman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rain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Default" office:value-type="string" calcext:value-type="string">
            <text:p>Us3</text:p>
          </table:table-cell>
          <table:table-cell table:style-name="Default" office:value-type="string" calcext:value-type="string">
            <text:p>us ?(3|three)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Default" office:value-type="string" calcext:value-type="string">
            <text:p>Usher</text:p>
          </table:table-cell>
          <table:table-cell table:style-name="Default" office:value-type="string" calcext:value-type="string">
            <text:p>usher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Default" office:value-type="string" calcext:value-type="string">
            <text:p>Van Morrison</text:p>
          </table:table-cell>
          <table:table-cell table:style-name="Default" office:value-type="string" calcext:value-type="string">
            <text:p>van morr?ison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Default" office:value-type="string" calcext:value-type="string">
            <text:p>Weird Al</text:p>
          </table:table-cell>
          <table:table-cell table:style-name="Default" office:value-type="string" calcext:value-type="string">
            <text:p>weird al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Whitney Houston</text:p>
          </table:table-cell>
          <table:table-cell office:value-type="string" calcext:value-type="string">
            <text:p>whitney houston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Default" office:value-type="string" calcext:value-type="string">
            <text:p>Will Smith</text:p>
          </table:table-cell>
          <table:table-cell table:style-name="Default" office:value-type="string" calcext:value-type="string">
            <text:p>will smith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Default" office:value-type="string" calcext:value-type="string">
            <text:p>Yes</text:p>
          </table:table-cell>
          <table:table-cell table:style-name="Default"/>
        </table:table-row>
      </table:table>
      <table:table table:name="genre list" table:style-name="ta1">
        <table:table-column table:style-name="co7" table:default-cell-style-name="ce23"/>
        <table:table-row table:style-name="ro1">
          <table:table-cell office:value-type="string" calcext:value-type="string">
            <text:p>Acid Rock</text:p>
          </table:table-cell>
        </table:table-row>
        <table:table-row table:style-name="ro1">
          <table:table-cell office:value-type="string" calcext:value-type="string">
            <text:p>Alt Rock</text:p>
          </table:table-cell>
        </table:table-row>
        <table:table-row table:style-name="ro1">
          <table:table-cell office:value-type="string" calcext:value-type="string">
            <text:p>Alt/Indie</text:p>
          </table:table-cell>
        </table:table-row>
        <table:table-row table:style-name="ro1">
          <table:table-cell office:value-type="string" calcext:value-type="string">
            <text:p>Alt/Pop</text:p>
          </table:table-cell>
        </table:table-row>
        <table:table-row table:style-name="ro1">
          <table:table-cell office:value-type="string" calcext:value-type="string">
            <text:p>Alt/Rock</text:p>
          </table:table-cell>
        </table:table-row>
        <table:table-row table:style-name="ro1">
          <table:table-cell office:value-type="string" calcext:value-type="string">
            <text:p>Alternative</text:p>
          </table:table-cell>
        </table:table-row>
        <table:table-row table:style-name="ro1">
          <table:table-cell office:value-type="string" calcext:value-type="string">
            <text:p>Alternative Rock</text:p>
          </table:table-cell>
        </table:table-row>
        <table:table-row table:style-name="ro1">
          <table:table-cell office:value-type="string" calcext:value-type="string">
            <text:p>Blues Rock</text:p>
          </table:table-cell>
        </table:table-row>
        <table:table-row table:style-name="ro1"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Country Rock</text:p>
          </table:table-cell>
        </table:table-row>
        <table:table-row table:style-name="ro1">
          <table:table-cell office:value-type="string" calcext:value-type="string">
            <text:p>Dance Pop</text:p>
          </table:table-cell>
        </table:table-row>
        <table:table-row table:style-name="ro1">
          <table:table-cell office:value-type="string" calcext:value-type="string">
            <text:p>Disco</text:p>
          </table:table-cell>
        </table:table-row>
        <table:table-row table:style-name="ro1">
          <table:table-cell office:value-type="string" calcext:value-type="string">
            <text:p>Disco/Rock</text:p>
          </table:table-cell>
        </table:table-row>
        <table:table-row table:style-name="ro1">
          <table:table-cell office:value-type="string" calcext:value-type="string">
            <text:p>Disney</text:p>
          </table:table-cell>
        </table:table-row>
        <table:table-row table:style-name="ro1">
          <table:table-cell office:value-type="string" calcext:value-type="string">
            <text:p>Electropop</text:p>
          </table:table-cell>
        </table:table-row>
        <table:table-row table:style-name="ro1">
          <table:table-cell office:value-type="string" calcext:value-type="string">
            <text:p>Folk</text:p>
          </table:table-cell>
        </table:table-row>
        <table:table-row table:style-name="ro1">
          <table:table-cell office:value-type="string" calcext:value-type="string">
            <text:p>Folk Rock</text:p>
          </table:table-cell>
        </table:table-row>
        <table:table-row table:style-name="ro1">
          <table:table-cell office:value-type="string" calcext:value-type="string">
            <text:p>Grunge</text:p>
          </table:table-cell>
        </table:table-row>
        <table:table-row table:style-name="ro1">
          <table:table-cell office:value-type="string" calcext:value-type="string">
            <text:p>Hard Rock</text:p>
          </table:table-cell>
        </table:table-row>
        <table:table-row table:style-name="ro1">
          <table:table-cell office:value-type="string" calcext:value-type="string">
            <text:p>Heavy Metal</text:p>
          </table:table-cell>
        </table:table-row>
        <table:table-row table:style-name="ro1">
          <table:table-cell office:value-type="string" calcext:value-type="string">
            <text:p>Hip-Hop/Rap</text:p>
          </table:table-cell>
        </table:table-row>
        <table:table-row table:style-name="ro1">
          <table:table-cell office:value-type="string" calcext:value-type="string">
            <text:p>Hip-Hop/Soul</text:p>
          </table:table-cell>
        </table:table-row>
        <table:table-row table:style-name="ro1">
          <table:table-cell office:value-type="string" calcext:value-type="string">
            <text:p>Indie Folk</text:p>
          </table:table-cell>
        </table:table-row>
        <table:table-row table:style-name="ro1">
          <table:table-cell office:value-type="string" calcext:value-type="string">
            <text:p>Jazz</text:p>
          </table:table-cell>
        </table:table-row>
        <table:table-row table:style-name="ro1">
          <table:table-cell office:value-type="string" calcext:value-type="string">
            <text:p>Jazz Pop</text:p>
          </table:table-cell>
        </table:table-row>
        <table:table-row table:style-name="ro1">
          <table:table-cell office:value-type="string" calcext:value-type="string">
            <text:p>Jazz/Bossa Nova</text:p>
          </table:table-cell>
        </table:table-row>
        <table:table-row table:style-name="ro1">
          <table:table-cell office:value-type="string" calcext:value-type="string">
            <text:p>New Age</text:p>
          </table:table-cell>
        </table:table-row>
        <table:table-row table:style-name="ro1">
          <table:table-cell table:style-name="ce28" office:value-type="string" calcext:value-type="string">
            <text:p>New Wave</text:p>
          </table:table-cell>
        </table:table-row>
        <table:table-row table:style-name="ro1">
          <table:table-cell office:value-type="string" calcext:value-type="string">
            <text:p>Orchestral Pop</text:p>
          </table:table-cell>
        </table:table-row>
        <table:table-row table:style-name="ro1">
          <table:table-cell office:value-type="string" calcext:value-type="string">
            <text:p>Pop</text:p>
          </table:table-cell>
        </table:table-row>
        <table:table-row table:style-name="ro1">
          <table:table-cell office:value-type="string" calcext:value-type="string">
            <text:p>Pop Rap</text:p>
          </table:table-cell>
        </table:table-row>
        <table:table-row table:style-name="ro1">
          <table:table-cell office:value-type="string" calcext:value-type="string">
            <text:p>Pop Rock</text:p>
          </table:table-cell>
        </table:table-row>
        <table:table-row table:style-name="ro1">
          <table:table-cell office:value-type="string" calcext:value-type="string">
            <text:p>Pop/Rock</text:p>
          </table:table-cell>
        </table:table-row>
        <table:table-row table:style-name="ro1">
          <table:table-cell office:value-type="string" calcext:value-type="string">
            <text:p>R&amp;B</text:p>
          </table:table-cell>
        </table:table-row>
        <table:table-row table:style-name="ro1">
          <table:table-cell office:value-type="string" calcext:value-type="string">
            <text:p>R&amp;B/Soul</text:p>
          </table:table-cell>
        </table:table-row>
        <table:table-row table:style-name="ro1">
          <table:table-cell office:value-type="string" calcext:value-type="string">
            <text:p>Rap</text:p>
          </table:table-cell>
        </table:table-row>
        <table:table-row table:style-name="ro1"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Showtunes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Rock</text:p>
          </table:table-cell>
        </table:table-row>
        <table:table-row table:style-name="ro1">
          <table:table-cell office:value-type="string" calcext:value-type="string">
            <text:p>Soul</text:p>
          </table:table-cell>
        </table:table-row>
        <table:table-row table:style-name="ro1">
          <table:table-cell office:value-type="string" calcext:value-type="string">
            <text:p>Trip Hop</text:p>
          </table:table-cell>
        </table:table-row>
      </table:table>
      <table:table table:name="song_list_grading" table:style-name="ta1">
        <table:table-column table:style-name="co1" table:default-cell-style-name="ce22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11" table:default-cell-style-name="ce23"/>
        <table:table-column table:style-name="co12" table:default-cell-style-name="ce23"/>
        <table:table-column table:style-name="co7" table:number-columns-repeated="1017" table:default-cell-style-name="ce2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lematch</text:p>
          </table:table-cell>
          <table:table-cell office:value-type="string" calcext:value-type="string">
            <text:p>artis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00/01/01</text:p>
          </table:table-cell>
          <table:table-cell table:style-name="ce24" office:value-type="string" calcext:value-type="string">
            <text:p>We've known each other for so long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1</text:p>
          </table:table-cell>
          <table:table-cell table:style-name="ce25" office:value-type="string" calcext:value-type="string">
            <text:p>The scars of your love remind me of us&lt;br /&gt;They keep me thinking that we almost had it all</text:p>
          </table:table-cell>
          <table:table-cell table:style-name="ce27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office:value-type="string" calcext:value-type="string">
            <text:p>rolling in the deep</text:p>
          </table:table-cell>
          <table:table-cell table:style-name="ce27" office:value-type="string" calcext:value-type="string">
            <text:p>Adel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04</text:p>
          </table:table-cell>
          <table:table-cell table:style-name="ce25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5</text:p>
          </table:table-cell>
          <table:table-cell table:style-name="ce24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27" office:value-type="string" calcext:value-type="string">
            <text:p>Levitating</text:p>
          </table:table-cell>
          <table:table-cell table:style-name="ce27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06</text:p>
          </table:table-cell>
          <table:table-cell table:style-name="ce24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7</text:p>
          </table:table-cell>
          <table:table-cell table:style-name="ce25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8</text:p>
          </table:table-cell>
          <table:table-cell table:style-name="ce24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11</text:p>
          </table:table-cell>
          <table:table-cell table:style-name="ce24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what’s love got to do with it\?</text:p>
          </table:table-cell>
          <table:table-cell office:value-type="string" calcext:value-type="string">
            <text:p>Tina Turner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12</text:p>
          </table:table-cell>
          <table:table-cell table:style-name="ce24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13</text:p>
          </table:table-cell>
          <table:table-cell table:style-name="ce24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4</text:p>
          </table:table-cell>
          <table:table-cell table:style-name="ce24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15</text:p>
          </table:table-cell>
          <table:table-cell table:style-name="ce24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8</text:p>
          </table:table-cell>
          <table:table-cell table:style-name="ce24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19</text:p>
          </table:table-cell>
          <table:table-cell table:style-name="ce24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20</text:p>
          </table:table-cell>
          <table:table-cell table:style-name="ce24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21</text:p>
          </table:table-cell>
          <table:table-cell table:style-name="ce24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24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5</text:p>
          </table:table-cell>
          <table:table-cell table:style-name="ce24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26</text:p>
          </table:table-cell>
          <table:table-cell table:style-name="ce24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7</text:p>
          </table:table-cell>
          <table:table-cell table:style-name="ce24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28</text:p>
          </table:table-cell>
          <table:table-cell table:style-name="ce24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(\(?you make me feel like a\)? )?natural woman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9</text:p>
          </table:table-cell>
          <table:table-cell table:style-name="ce24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i wanna dance with somebody \(who loves me\)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1</text:p>
          </table:table-cell>
          <table:table-cell table:style-name="ce24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2</text:p>
          </table:table-cell>
          <table:table-cell table:style-name="ce24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3</text:p>
          </table:table-cell>
          <table:table-cell table:style-name="ce24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4</text:p>
          </table:table-cell>
          <table:table-cell table:style-name="ce24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4/05</text:p>
          </table:table-cell>
          <table:table-cell table:style-name="ce24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8</text:p>
          </table:table-cell>
          <table:table-cell table:style-name="ce24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9</text:p>
          </table:table-cell>
          <table:table-cell table:style-name="ce24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0</text:p>
          </table:table-cell>
          <table:table-cell table:style-name="ce24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24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2</text:p>
          </table:table-cell>
          <table:table-cell table:style-name="ce24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5</text:p>
          </table:table-cell>
          <table:table-cell table:style-name="ce24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6</text:p>
          </table:table-cell>
          <table:table-cell table:style-name="ce24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4/17</text:p>
          </table:table-cell>
          <table:table-cell table:style-name="ce24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8</text:p>
          </table:table-cell>
          <table:table-cell table:style-name="ce24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9</text:p>
          </table:table-cell>
          <table:table-cell table:style-name="ce24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4/22</text:p>
          </table:table-cell>
          <table:table-cell table:style-name="ce24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3</text:p>
          </table:table-cell>
          <table:table-cell table:style-name="ce24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4</text:p>
          </table:table-cell>
          <table:table-cell table:style-name="ce24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4/25</text:p>
          </table:table-cell>
          <table:table-cell table:style-name="ce24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4/26</text:p>
          </table:table-cell>
          <table:table-cell table:style-name="ce24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9</text:p>
          </table:table-cell>
          <table:table-cell table:style-name="ce24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24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1</text:p>
          </table:table-cell>
          <table:table-cell table:style-name="ce24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how soon is now\?</text:p>
          </table:table-cell>
          <table:table-cell office:value-type="string" calcext:value-type="string">
            <text:p>The Smith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02</text:p>
          </table:table-cell>
          <table:table-cell table:style-name="ce24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03</text:p>
          </table:table-cell>
          <table:table-cell table:style-name="ce24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6</text:p>
          </table:table-cell>
          <table:table-cell table:style-name="ce24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07</text:p>
          </table:table-cell>
          <table:table-cell table:style-name="ce24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8</text:p>
          </table:table-cell>
          <table:table-cell table:style-name="ce24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have you seen her\?</text:p>
          </table:table-cell>
          <table:table-cell office:value-type="string" calcext:value-type="string">
            <text:p>The Chi-Lit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9</text:p>
          </table:table-cell>
          <table:table-cell table:style-name="ce24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0</text:p>
          </table:table-cell>
          <table:table-cell table:style-name="ce24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13</text:p>
          </table:table-cell>
          <table:table-cell table:style-name="ce24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4</text:p>
          </table:table-cell>
          <table:table-cell table:style-name="ce24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5</text:p>
          </table:table-cell>
          <table:table-cell table:style-name="ce24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6</text:p>
          </table:table-cell>
          <table:table-cell table:style-name="ce24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7</text:p>
          </table:table-cell>
          <table:table-cell table:style-name="ce24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0</text:p>
          </table:table-cell>
          <table:table-cell table:style-name="ce24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1</text:p>
          </table:table-cell>
          <table:table-cell table:style-name="ce24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2</text:p>
          </table:table-cell>
          <table:table-cell table:style-name="ce24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ood riddance \(time of your life\)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23</text:p>
          </table:table-cell>
          <table:table-cell table:style-name="ce24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pride \(in the name of love\)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4</text:p>
          </table:table-cell>
          <table:table-cell table:style-name="ce24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8</text:p>
          </table:table-cell>
          <table:table-cell table:style-name="ce24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9</text:p>
          </table:table-cell>
          <table:table-cell table:style-name="ce24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30</text:p>
          </table:table-cell>
          <table:table-cell table:style-name="ce24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31</text:p>
          </table:table-cell>
          <table:table-cell table:style-name="ce24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03</text:p>
          </table:table-cell>
          <table:table-cell table:style-name="ce24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04</text:p>
          </table:table-cell>
          <table:table-cell table:style-name="ce24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5</text:p>
          </table:table-cell>
          <table:table-cell table:style-name="ce24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6</text:p>
          </table:table-cell>
          <table:table-cell table:style-name="ce24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o you know the way to san jose\?</text:p>
          </table:table-cell>
          <table:table-cell office:value-type="string" calcext:value-type="string">
            <text:p>Dionne Warwick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07</text:p>
          </table:table-cell>
          <table:table-cell table:style-name="ce24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10</text:p>
          </table:table-cell>
          <table:table-cell table:style-name="ce24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11</text:p>
          </table:table-cell>
          <table:table-cell table:style-name="ce24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2</text:p>
          </table:table-cell>
          <table:table-cell table:style-name="ce24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3</text:p>
          </table:table-cell>
          <table:table-cell table:style-name="ce24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istanbul \(not constantinople\)</text:p>
          </table:table-cell>
          <table:table-cell office:value-type="string" calcext:value-type="string">
            <text:p>They Might Be Giant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4</text:p>
          </table:table-cell>
          <table:table-cell table:style-name="ce24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7</text:p>
          </table:table-cell>
          <table:table-cell table:style-name="ce24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18</text:p>
          </table:table-cell>
          <table:table-cell table:style-name="ce24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9</text:p>
          </table:table-cell>
          <table:table-cell table:style-name="ce24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0</text:p>
          </table:table-cell>
          <table:table-cell table:style-name="ce24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1</text:p>
          </table:table-cell>
          <table:table-cell table:style-name="ce24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4</text:p>
          </table:table-cell>
          <table:table-cell table:style-name="ce24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2024/06/25</text:p>
          </table:table-cell>
          <table:table-cell table:style-name="ce24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6</text:p>
          </table:table-cell>
          <table:table-cell table:style-name="ce24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6/27</text:p>
          </table:table-cell>
          <table:table-cell table:style-name="ce24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6/28</text:p>
          </table:table-cell>
          <table:table-cell table:style-name="ce24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1</text:p>
          </table:table-cell>
          <table:table-cell table:style-name="ce24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2</text:p>
          </table:table-cell>
          <table:table-cell table:style-name="ce26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28" office:value-type="string" calcext:value-type="string">
            <text:p>New Wave</text:p>
          </table:table-cell>
          <table:table-cell table:style-name="ce28" office:value-type="float" office:value="1984" calcext:value-type="float">
            <text:p>1984</text:p>
          </table:table-cell>
          <table:table-cell table:style-name="ce28" office:value-type="string" calcext:value-type="string">
            <text:p>Here Come the Rain Again</text:p>
          </table:table-cell>
          <table:table-cell table:style-name="ce28" office:value-type="string" calcext:value-type="string">
            <text:p>here come the rain again</text:p>
          </table:table-cell>
          <table:table-cell table:style-name="ce28" office:value-type="string" calcext:value-type="string">
            <text:p>Eurythmic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3</text:p>
          </table:table-cell>
          <table:table-cell table:style-name="ce26" office:value-type="string" calcext:value-type="string">
            <text:p>Thunder only happens when it’s rainin’&lt;br /&gt;Players only love you when they’re playin’</text:p>
          </table:table-cell>
          <table:table-cell table:style-name="ce28" office:value-type="string" calcext:value-type="string">
            <text:p>Rock</text:p>
          </table:table-cell>
          <table:table-cell table:style-name="ce28" office:value-type="float" office:value="1977" calcext:value-type="float">
            <text:p>1977</text:p>
          </table:table-cell>
          <table:table-cell table:style-name="ce28" office:value-type="string" calcext:value-type="string">
            <text:p>Dreams</text:p>
          </table:table-cell>
          <table:table-cell table:style-name="ce28" office:value-type="string" calcext:value-type="string">
            <text:p>dreams</text:p>
          </table:table-cell>
          <table:table-cell table:style-name="ce28" office:value-type="string" calcext:value-type="string">
            <text:p>Fleetwood Mac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05</text:p>
          </table:table-cell>
          <table:table-cell table:style-name="ce24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8</text:p>
          </table:table-cell>
          <table:table-cell table:style-name="ce24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9</text:p>
          </table:table-cell>
          <table:table-cell table:style-name="ce24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10</text:p>
          </table:table-cell>
          <table:table-cell table:style-name="ce24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11</text:p>
          </table:table-cell>
          <table:table-cell table:style-name="ce24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12</text:p>
          </table:table-cell>
          <table:table-cell table:style-name="ce24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5</text:p>
          </table:table-cell>
          <table:table-cell table:style-name="ce24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16</text:p>
          </table:table-cell>
          <table:table-cell table:style-name="ce24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17</text:p>
          </table:table-cell>
          <table:table-cell table:style-name="ce24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24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9</text:p>
          </table:table-cell>
          <table:table-cell table:style-name="ce24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22</text:p>
          </table:table-cell>
          <table:table-cell table:style-name="ce24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3</text:p>
          </table:table-cell>
          <table:table-cell table:style-name="ce24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2024/07/24</text:p>
          </table:table-cell>
          <table:table-cell table:style-name="ce24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5</text:p>
          </table:table-cell>
          <table:table-cell table:style-name="ce24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6</text:p>
          </table:table-cell>
          <table:table-cell table:style-name="ce24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have you ever seen the rain\?</text:p>
          </table:table-cell>
          <table:table-cell office:value-type="string" calcext:value-type="string">
            <text:p>Creedence Clearwater Reviv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9</text:p>
          </table:table-cell>
          <table:table-cell table:style-name="ce24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singin[’'g]? in the rain</text:p>
          </table:table-cell>
          <table:table-cell office:value-type="string" calcext:value-type="string">
            <text:p>Gene Kell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30</text:p>
          </table:table-cell>
          <table:table-cell table:style-name="ce24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31</text:p>
          </table:table-cell>
          <table:table-cell table:style-name="ce24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(mister|mr\.?) blue sky</text:p>
          </table:table-cell>
          <table:table-cell office:value-type="string" calcext:value-type="string">
            <text:p>Electric Light Orchestra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2024/08/01</text:p>
          </table:table-cell>
          <table:table-cell table:style-name="ce21" office:value-type="string" calcext:value-type="string">
            <text:p>Coast to coast, L.A. to Chicago&lt;br /&gt;Western male&lt;br /&gt;Across the north and south to Key Largo&lt;br /&gt;Love for sale</text:p>
          </table:table-cell>
          <table:table-cell table:style-name="ce21" office:value-type="string" calcext:value-type="string">
            <text:p>Smooth Jazz</text:p>
          </table:table-cell>
          <table:table-cell table:style-name="ce21" office:value-type="float" office:value="1984" calcext:value-type="float">
            <text:p>1984</text:p>
          </table:table-cell>
          <table:table-cell table:style-name="ce21" office:value-type="string" calcext:value-type="string">
            <text:p>Smooth Operator</text:p>
          </table:table-cell>
          <table:table-cell table:style-name="ce21" office:value-type="string" calcext:value-type="string">
            <text:p>smooth operat[oe]r</text:p>
          </table:table-cell>
          <table:table-cell table:style-name="ce21" office:value-type="string" calcext:value-type="string">
            <text:p>Sade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2024/08/02</text:p>
          </table:table-cell>
          <table:table-cell table:style-name="ce21" office:value-type="string" calcext:value-type="string">
            <text:p>She’s mighty mighty&lt;br /&gt;Just letting it all hang out</text:p>
          </table:table-cell>
          <table:table-cell table:style-name="ce21" office:value-type="string" calcext:value-type="string">
            <text:p>Funk</text:p>
          </table:table-cell>
          <table:table-cell table:style-name="ce21" office:value-type="float" office:value="1977" calcext:value-type="float">
            <text:p>1977</text:p>
          </table:table-cell>
          <table:table-cell table:style-name="ce21" office:value-type="string" calcext:value-type="string">
            <text:p>Brick House</text:p>
          </table:table-cell>
          <table:table-cell table:style-name="ce21" office:value-type="string" calcext:value-type="string">
            <text:p>((she[’']s )?a )?brick house</text:p>
          </table:table-cell>
          <table:table-cell table:style-name="ce21" office:value-type="string" calcext:value-type="string">
            <text:p>The Commodores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2024/08/05</text:p>
          </table:table-cell>
          <table:table-cell table:style-name="ce21" office:value-type="string" calcext:value-type="string">
            <text:p>I’ve waited hours for this&lt;br /&gt;I’ve made myself so sick&lt;br /&gt;I wish I’d stayed&lt;br /&gt;Asleep today</text:p>
          </table:table-cell>
          <table:table-cell table:style-name="ce21" office:value-type="string" calcext:value-type="string">
            <text:p>Alternative</text:p>
          </table:table-cell>
          <table:table-cell table:style-name="ce21" office:value-type="float" office:value="1985" calcext:value-type="float">
            <text:p>1985</text:p>
          </table:table-cell>
          <table:table-cell table:style-name="ce21" office:value-type="string" calcext:value-type="string">
            <text:p>Close to Me</text:p>
          </table:table-cell>
          <table:table-cell table:style-name="ce21" office:value-type="string" calcext:value-type="string">
            <text:p>close to (me|you)</text:p>
          </table:table-cell>
          <table:table-cell table:style-name="ce21" office:value-type="string" calcext:value-type="string">
            <text:p>The Cure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2024/08/06</text:p>
          </table:table-cell>
          <table:table-cell table:style-name="ce21" office:value-type="string" calcext:value-type="string">
            <text:p>It’s far beyond a star&lt;br /&gt;It’s near beyond the moon&lt;br /&gt;I know beyond a doubt&lt;br /&gt;My heart will lead me there soon</text:p>
          </table:table-cell>
          <table:table-cell table:style-name="ce21" office:value-type="string" calcext:value-type="string">
            <text:p>Big Band</text:p>
          </table:table-cell>
          <table:table-cell table:style-name="ce21" office:value-type="float" office:value="1958" calcext:value-type="float">
            <text:p>1958</text:p>
          </table:table-cell>
          <table:table-cell table:style-name="ce21" office:value-type="string" calcext:value-type="string">
            <text:p>Beyond the Sea</text:p>
          </table:table-cell>
          <table:table-cell table:style-name="ce21" office:value-type="string" calcext:value-type="string">
            <text:p>(somewhere )?beyond the sea</text:p>
          </table:table-cell>
          <table:table-cell table:style-name="ce21" office:value-type="string" calcext:value-type="string">
            <text:p>Bobby Darin</text:p>
          </table:table-cell>
          <table:table-cell table:number-columns-repeated="1017"/>
        </table:table-row>
        <table:table-row table:style-name="ro8">
          <table:table-cell table:style-name="ce30" office:value-type="string" calcext:value-type="string">
            <text:p>2024/08/07</text:p>
          </table:table-cell>
          <table:table-cell table:style-name="ce21" office:value-type="string" calcext:value-type="string">
            <text:p>You keep sayin’ you got somethin’ for me&lt;br /&gt;Somethin’ you call love, but confess&lt;br /&gt;You’ve been a-messin’ where you shouldn’t have been a-messin’&lt;br /&gt;And now someone else is gettin’ all your best</text:p>
          </table:table-cell>
          <table:table-cell table:style-name="ce21" office:value-type="string" calcext:value-type="string">
            <text:p>Pop Country</text:p>
          </table:table-cell>
          <table:table-cell table:style-name="ce21" office:value-type="float" office:value="1966" calcext:value-type="float">
            <text:p>1966</text:p>
          </table:table-cell>
          <table:table-cell table:style-name="ce21" office:value-type="string" calcext:value-type="string">
            <text:p>These Boots are Made for Walkin’</text:p>
          </table:table-cell>
          <table:table-cell table:style-name="ce21" office:value-type="string" calcext:value-type="string">
            <text:p>(these|my) boots (are|were) made for walkin[’'g]?</text:p>
          </table:table-cell>
          <table:table-cell table:style-name="ce21" office:value-type="string" calcext:value-type="string">
            <text:p>Nancy Sinatra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2024/08/08</text:p>
          </table:table-cell>
          <table:table-cell table:style-name="ce21" office:value-type="string" calcext:value-type="string">
            <text:p>When I need motivation&lt;br /&gt;My one solution is my queen&lt;br /&gt;’Cause she stays strong</text:p>
          </table:table-cell>
          <table:table-cell table:style-name="ce21" office:value-type="string" calcext:value-type="string">
            <text:p>Pop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office:value-type="string" calcext:value-type="string">
            <text:p>Cheerleader</text:p>
          </table:table-cell>
          <table:table-cell table:style-name="ce21" office:value-type="string" calcext:value-type="string">
            <text:p>cheer ?leader</text:p>
          </table:table-cell>
          <table:table-cell table:style-name="ce21" office:value-type="string" calcext:value-type="string">
            <text:p>OMI</text:p>
          </table:table-cell>
          <table:table-cell table:number-columns-repeated="1017"/>
        </table:table-row>
        <table:table-row table:style-name="ro5">
          <table:table-cell table:style-name="ce30" office:value-type="string" calcext:value-type="string">
            <text:p>2024/08/09</text:p>
          </table:table-cell>
          <table:table-cell table:style-name="ce21" office:value-type="string" calcext:value-type="string">
            <text:p>Music is a world within itself&lt;br /&gt;With a language we all understand&lt;br /&gt;With an equal opportunity&lt;br /&gt;For all to sing, dance, and clap their hands</text:p>
          </table:table-cell>
          <table:table-cell table:style-name="ce21" office:value-type="string" calcext:value-type="string">
            <text:p>R&amp;B/Soul</text:p>
          </table:table-cell>
          <table:table-cell table:style-name="ce21" office:value-type="float" office:value="1976" calcext:value-type="float">
            <text:p>1976</text:p>
          </table:table-cell>
          <table:table-cell table:style-name="ce21" office:value-type="string" calcext:value-type="string">
            <text:p>Sir Duke</text:p>
          </table:table-cell>
          <table:table-cell table:style-name="ce21" office:value-type="string" calcext:value-type="string">
            <text:p>sir duke</text:p>
          </table:table-cell>
          <table:table-cell table:style-name="ce21" office:value-type="string" calcext:value-type="string">
            <text:p>Stevie Wonder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2024/08/12</text:p>
          </table:table-cell>
          <table:table-cell table:style-name="ce21" office:value-type="string" calcext:value-type="string">
            <text:p>You know the night’s magic seems to whisper and hush&lt;br /&gt;You know the soft moonlight seems to shine in your blush</text:p>
          </table:table-cell>
          <table:table-cell table:style-name="ce21" office:value-type="string" calcext:value-type="string">
            <text:p>Jazz</text:p>
          </table:table-cell>
          <table:table-cell table:style-name="ce21" office:value-type="float" office:value="1970" calcext:value-type="float">
            <text:p>1970</text:p>
          </table:table-cell>
          <table:table-cell table:style-name="ce21" office:value-type="string" calcext:value-type="string">
            <text:p>Moondance</text:p>
          </table:table-cell>
          <table:table-cell table:style-name="ce21" office:value-type="string" calcext:value-type="string">
            <text:p>moon ?dance</text:p>
          </table:table-cell>
          <table:table-cell table:style-name="ce21" office:value-type="string" calcext:value-type="string">
            <text:p>Van Morrison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2024/08/13</text:p>
          </table:table-cell>
          <table:table-cell table:style-name="ce21" office:value-type="string" calcext:value-type="string">
            <text:p>The time has come&lt;br /&gt;To say fair’s fair&lt;br /&gt;To pay the rent&lt;br /&gt;To pay our share</text:p>
          </table:table-cell>
          <table:table-cell table:style-name="ce21" office:value-type="string" calcext:value-type="string">
            <text:p>Rock</text:p>
          </table:table-cell>
          <table:table-cell table:style-name="ce21" office:value-type="float" office:value="1987" calcext:value-type="float">
            <text:p>1987</text:p>
          </table:table-cell>
          <table:table-cell table:style-name="ce21" office:value-type="string" calcext:value-type="string">
            <text:p>Beds are Burning</text:p>
          </table:table-cell>
          <table:table-cell table:style-name="ce21" office:value-type="string" calcext:value-type="string">
            <text:p>beds are burning</text:p>
          </table:table-cell>
          <table:table-cell table:style-name="ce21" office:value-type="string" calcext:value-type="string">
            <text:p>Midnight Oil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2024/08/14</text:p>
          </table:table-cell>
          <table:table-cell table:style-name="ce21" office:value-type="string" calcext:value-type="string">
            <text:p>I want the world to know&lt;br /&gt;I got to let it show</text:p>
          </table:table-cell>
          <table:table-cell table:style-name="ce21" office:value-type="string" calcext:value-type="string">
            <text:p>Disco</text:p>
          </table:table-cell>
          <table:table-cell table:style-name="ce21" office:value-type="float" office:value="1980" calcext:value-type="float">
            <text:p>1980</text:p>
          </table:table-cell>
          <table:table-cell table:style-name="ce21" office:value-type="string" calcext:value-type="string">
            <text:p>I’m Coming Out</text:p>
          </table:table-cell>
          <table:table-cell table:style-name="ce21" office:value-type="string" calcext:value-type="string">
            <text:p>i[’']m coming out</text:p>
          </table:table-cell>
          <table:table-cell table:style-name="ce21" office:value-type="string" calcext:value-type="string">
            <text:p>Diana Ross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2024/08/15</text:p>
          </table:table-cell>
          <table:table-cell table:style-name="ce21" office:value-type="string" calcext:value-type="string">
            <text:p>I get knocked down&lt;br /&gt;But I get up again&lt;br /&gt;You’re never gonna keep me down</text:p>
          </table:table-cell>
          <table:table-cell table:style-name="ce21" office:value-type="string" calcext:value-type="string">
            <text:p>Rock</text:p>
          </table:table-cell>
          <table:table-cell table:style-name="ce21" office:value-type="float" office:value="1997" calcext:value-type="float">
            <text:p>1997</text:p>
          </table:table-cell>
          <table:table-cell table:style-name="ce21" office:value-type="string" calcext:value-type="string">
            <text:p>Tubthumping</text:p>
          </table:table-cell>
          <table:table-cell table:style-name="ce21" office:value-type="string" calcext:value-type="string">
            <text:p>tub ?thumping</text:p>
          </table:table-cell>
          <table:table-cell table:style-name="ce21" office:value-type="string" calcext:value-type="string">
            <text:p>Chumbawamba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2024/08/16</text:p>
          </table:table-cell>
          <table:table-cell table:style-name="ce21" office:value-type="string" calcext:value-type="string">
            <text:p>Stolen from Africa&lt;br /&gt;Brought to America&lt;br /&gt;Fighting on arrival&lt;br /&gt;Fighting for survival</text:p>
          </table:table-cell>
          <table:table-cell table:style-name="ce21" office:value-type="string" calcext:value-type="string">
            <text:p>Reggae</text:p>
          </table:table-cell>
          <table:table-cell table:style-name="ce21" office:value-type="float" office:value="1983" calcext:value-type="float">
            <text:p>1983</text:p>
          </table:table-cell>
          <table:table-cell table:style-name="ce21" office:value-type="string" calcext:value-type="string">
            <text:p>Buffalo Soldier</text:p>
          </table:table-cell>
          <table:table-cell table:style-name="ce21" office:value-type="string" calcext:value-type="string">
            <text:p>buffalo soldier</text:p>
          </table:table-cell>
          <table:table-cell table:style-name="ce21" office:value-type="string" calcext:value-type="string">
            <text:p>Bob Marley &amp; the Wailers</text:p>
          </table:table-cell>
          <table:table-cell table:number-columns-repeated="1017"/>
        </table:table-row>
        <table:table-row table:style-name="ro5">
          <table:table-cell table:style-name="ce30" office:value-type="string" calcext:value-type="string">
            <text:p>2024/08/19</text:p>
          </table:table-cell>
          <table:table-cell table:style-name="ce21" office:value-type="string" calcext:value-type="string">
            <text:p>Groovy, groovy, jazzy, funky&lt;br /&gt;Pounce, bounce, dance as we&lt;br /&gt;Dip in the melodic sea&lt;br /&gt;The rhythm keeps flown’, it drips the MC</text:p>
          </table:table-cell>
          <table:table-cell table:style-name="ce21" office:value-type="string" calcext:value-type="string">
            <text:p>Jazz Rap</text:p>
          </table:table-cell>
          <table:table-cell table:style-name="ce21" office:value-type="float" office:value="1993" calcext:value-type="float">
            <text:p>1993</text:p>
          </table:table-cell>
          <table:table-cell table:style-name="ce21" office:value-type="string" calcext:value-type="string">
            <text:p>Cantaloop (Flip Fantasia)</text:p>
          </table:table-cell>
          <table:table-cell table:style-name="ce21" office:value-type="string" calcext:value-type="string">
            <text:p>cantaloop( \(?flip fantasia\)?)?</text:p>
          </table:table-cell>
          <table:table-cell table:style-name="ce21" office:value-type="string" calcext:value-type="string">
            <text:p>Us3</text:p>
          </table:table-cell>
          <table:table-cell table:number-columns-repeated="1017"/>
        </table:table-row>
        <table:table-row table:style-name="ro5">
          <table:table-cell table:style-name="ce30" office:value-type="string" calcext:value-type="string">
            <text:p>2024/08/20</text:p>
          </table:table-cell>
          <table:table-cell table:style-name="ce21" office:value-type="string" calcext:value-type="string">
            <text:p>With a hundred and ten cornets right behind&lt;br /&gt;There were over a thousand reeds&lt;br /&gt;Springing up like weeds&lt;br /&gt;There were horns of every shape and kind</text:p>
          </table:table-cell>
          <table:table-cell table:style-name="ce21" office:value-type="string" calcext:value-type="string">
            <text:p>Showtunes</text:p>
          </table:table-cell>
          <table:table-cell table:style-name="ce21" office:value-type="float" office:value="1957" calcext:value-type="float">
            <text:p>1957</text:p>
          </table:table-cell>
          <table:table-cell table:style-name="ce21" office:value-type="string" calcext:value-type="string">
            <text:p>Seventy-Six Trombones</text:p>
          </table:table-cell>
          <table:table-cell table:style-name="ce21" office:value-type="string" calcext:value-type="string">
            <text:p>(seventy-six|76) trombones</text:p>
          </table:table-cell>
          <table:table-cell table:style-name="ce21" office:value-type="string" calcext:value-type="string">
            <text:p>The Music Man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2024/08/21</text:p>
          </table:table-cell>
          <table:table-cell table:style-name="ce21" office:value-type="string" calcext:value-type="string">
            <text:p>I’ve never had to knock on wood&lt;br /&gt;But I know someone who has&lt;br /&gt;Which makes me wonder if I could</text:p>
          </table:table-cell>
          <table:table-cell table:style-name="ce21" office:value-type="string" calcext:value-type="string">
            <text:p>Ska</text:p>
          </table:table-cell>
          <table:table-cell table:style-name="ce21" office:value-type="float" office:value="1997" calcext:value-type="float">
            <text:p>1997</text:p>
          </table:table-cell>
          <table:table-cell table:style-name="ce21" office:value-type="string" calcext:value-type="string">
            <text:p>The Impression that I Get</text:p>
          </table:table-cell>
          <table:table-cell table:style-name="ce21" office:value-type="string" calcext:value-type="string">
            <text:p>the impression that i get</text:p>
          </table:table-cell>
          <table:table-cell table:style-name="ce21" office:value-type="string" calcext:value-type="string">
            <text:p>Mighty Mighty Bosstones</text:p>
          </table:table-cell>
          <table:table-cell table:number-columns-repeated="1017"/>
        </table:table-row>
        <table:table-row table:style-name="ro5">
          <table:table-cell table:style-name="ce30" office:value-type="string" calcext:value-type="string">
            <text:p>2024/08/22</text:p>
          </table:table-cell>
          <table:table-cell table:style-name="ce21" office:value-type="string" calcext:value-type="string">
            <text:p>The way that you talk, you speaking my language&lt;br /&gt;The way that you walk, you can’t contain it&lt;br /&gt;Is it the shoes? Jumped up, kangaroo!&lt;br /&gt;We’re overdue for a little more prancing</text:p>
          </table:table-cell>
          <table:table-cell table:style-name="ce21" office:value-type="string" calcext:value-type="string">
            <text:p>R&amp;B/Soul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string" calcext:value-type="string">
            <text:p>FREEDOM</text:p>
          </table:table-cell>
          <table:table-cell table:style-name="ce21" office:value-type="string" calcext:value-type="string">
            <text:p>freedom</text:p>
          </table:table-cell>
          <table:table-cell table:style-name="ce21" office:value-type="string" calcext:value-type="string">
            <text:p>Jon Batiste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2024/08/23</text:p>
          </table:table-cell>
          <table:table-cell table:style-name="ce21" office:value-type="string" calcext:value-type="string">
            <text:p>When I’m alone with my fancies&lt;br /&gt;I’ll be with you&lt;br /&gt;Weaving romances&lt;br /&gt;Making believe they’re true</text:p>
          </table:table-cell>
          <table:table-cell table:style-name="ce21" office:value-type="string" calcext:value-type="string">
            <text:p>Jazz</text:p>
          </table:table-cell>
          <table:table-cell table:style-name="ce21" office:value-type="float" office:value="1951" calcext:value-type="float">
            <text:p>1951</text:p>
          </table:table-cell>
          <table:table-cell table:style-name="ce21" office:value-type="string" calcext:value-type="string">
            <text:p>A Kiss to Build a Dream on</text:p>
          </table:table-cell>
          <table:table-cell table:style-name="ce21" office:value-type="string" calcext:value-type="string">
            <text:p>a kiss to build a dream on</text:p>
          </table:table-cell>
          <table:table-cell table:style-name="ce21" office:value-type="string" calcext:value-type="string">
            <text:p>Louis Armstrong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2024/08/26</text:p>
          </table:table-cell>
          <table:table-cell table:style-name="ce21" office:value-type="string" calcext:value-type="string">
            <text:p>Huggin’ and squeezin’ and kissin’ and pleasin’&lt;br /&gt;Together forever through rain or whatever</text:p>
          </table:table-cell>
          <table:table-cell table:style-name="ce21" office:value-type="string" calcext:value-type="string">
            <text:p>Soul</text:p>
          </table:table-cell>
          <table:table-cell table:style-name="ce21" office:value-type="float" office:value="1975" calcext:value-type="float">
            <text:p>1975</text:p>
          </table:table-cell>
          <table:table-cell table:style-name="ce21" office:value-type="string" calcext:value-type="string">
            <text:p>This Will Be (An Everlasting Love)</text:p>
          </table:table-cell>
          <table:table-cell table:style-name="ce21" office:value-type="string" calcext:value-type="string">
            <text:p>this will be( \(an everlasting love\))?</text:p>
          </table:table-cell>
          <table:table-cell table:style-name="ce21" office:value-type="string" calcext:value-type="string">
            <text:p>Natalie Cole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2024/08/27</text:p>
          </table:table-cell>
          <table:table-cell table:style-name="ce21" office:value-type="string" calcext:value-type="string">
            <text:p>I love you baby, and if it’s quite alright&lt;br /&gt;I need you baby, to warm a lonely night&lt;br /&gt;I love you baby, trust in me when I say</text:p>
          </table:table-cell>
          <table:table-cell table:style-name="ce21" office:value-type="string" calcext:value-type="string">
            <text:p>Pop Rock</text:p>
          </table:table-cell>
          <table:table-cell table:style-name="ce21" office:value-type="float" office:value="1967" calcext:value-type="float">
            <text:p>1967</text:p>
          </table:table-cell>
          <table:table-cell table:style-name="ce21" office:value-type="string" calcext:value-type="string">
            <text:p>Can’t Take My Eyes off of You</text:p>
          </table:table-cell>
          <table:table-cell table:style-name="ce21" office:value-type="string" calcext:value-type="string">
            <text:p>can[’']t take my eyes off( of)? you</text:p>
          </table:table-cell>
          <table:table-cell table:style-name="ce21" office:value-type="string" calcext:value-type="string">
            <text:p>Frankie Vallie</text:p>
          </table:table-cell>
          <table:table-cell table:number-columns-repeated="1017"/>
        </table:table-row>
        <table:table-row table:style-name="ro5">
          <table:table-cell table:style-name="ce30" office:value-type="string" calcext:value-type="string">
            <text:p>2024/08/28</text:p>
          </table:table-cell>
          <table:table-cell table:style-name="ce21" office:value-type="string" calcext:value-type="string">
            <text:p>Everybody gather ‘round now&lt;br /&gt;Let your body feel the beat&lt;br /&gt;Don’t you worry if you can’t dance&lt;br /&gt;Let the music move your feet</text:p>
          </table:table-cell>
          <table:table-cell table:style-name="ce21" office:value-type="string" calcext:value-type="string">
            <text:p>Latin Pop</text:p>
          </table:table-cell>
          <table:table-cell table:style-name="ce21" office:value-type="float" office:value="1985" calcext:value-type="float">
            <text:p>1985</text:p>
          </table:table-cell>
          <table:table-cell table:style-name="ce21" office:value-type="string" calcext:value-type="string">
            <text:p>Conga</text:p>
          </table:table-cell>
          <table:table-cell table:style-name="ce21" office:value-type="string" calcext:value-type="string">
            <text:p>conga</text:p>
          </table:table-cell>
          <table:table-cell table:style-name="ce21" office:value-type="string" calcext:value-type="string">
            <text:p>Gloria Estefan and Miami Sound Machine</text:p>
          </table:table-cell>
          <table:table-cell table:number-columns-repeated="1017"/>
        </table:table-row>
        <table:table-row table:style-name="ro5">
          <table:table-cell table:style-name="ce30" office:value-type="string" calcext:value-type="string">
            <text:p>2024/08/29</text:p>
          </table:table-cell>
          <table:table-cell table:style-name="ce21" office:value-type="string" calcext:value-type="string">
            <text:p>Stronger than any mountain cathedral&lt;br /&gt;Truer than any tree ever grew&lt;br /&gt;Deeper than any forest primeval&lt;br /&gt;I am in love with you</text:p>
          </table:table-cell>
          <table:table-cell table:style-name="ce21" office:value-type="string" calcext:value-type="string">
            <text:p>Folk</text:p>
          </table:table-cell>
          <table:table-cell table:style-name="ce21" office:value-type="float" office:value="1979" calcext:value-type="float">
            <text:p>1979</text:p>
          </table:table-cell>
          <table:table-cell table:style-name="ce21" office:value-type="string" calcext:value-type="string">
            <text:p>Longer</text:p>
          </table:table-cell>
          <table:table-cell table:style-name="ce21" office:value-type="string" calcext:value-type="string">
            <text:p>longer</text:p>
          </table:table-cell>
          <table:table-cell table:style-name="ce21" office:value-type="string" calcext:value-type="string">
            <text:p>Dan Fogelberg</text:p>
          </table:table-cell>
          <table:table-cell table:number-columns-repeated="1017"/>
        </table:table-row>
        <table:table-row table:style-name="ro5">
          <table:table-cell table:style-name="ce30" office:value-type="string" calcext:value-type="string">
            <text:p>2024/08/30</text:p>
          </table:table-cell>
          <table:table-cell table:style-name="ce21" office:value-type="string" calcext:value-type="string">
            <text:p>Oh, if she called me, I’d be there&lt;br /&gt;I’d come running anywhere&lt;br /&gt;She’s all I need, all my life&lt;br /&gt;I feel so good if I just say the word</text:p>
          </table:table-cell>
          <table:table-cell table:style-name="ce21" office:value-type="string" calcext:value-type="string">
            <text:p>Pop</text:p>
          </table:table-cell>
          <table:table-cell table:style-name="ce21" office:value-type="float" office:value="1985" calcext:value-type="float">
            <text:p>1985</text:p>
          </table:table-cell>
          <table:table-cell table:style-name="ce21" office:value-type="string" calcext:value-type="string">
            <text:p>Sussudio</text:p>
          </table:table-cell>
          <table:table-cell table:style-name="ce21" office:value-type="string" calcext:value-type="string">
            <text:p>sussudio</text:p>
          </table:table-cell>
          <table:table-cell table:style-name="ce21" office:value-type="string" calcext:value-type="string">
            <text:p>Phil Colli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3</text:p>
          </table:table-cell>
          <table:table-cell office:value-type="string" calcext:value-type="string">
            <text:p>In the middle of the night&lt;br /&gt;I go walking in my sleep&lt;br /&gt;From the mountains of faith&lt;br /&gt;To the river so deep</text:p>
          </table:table-cell>
          <table:table-cell office:value-type="string" calcext:value-type="string">
            <text:p>Pop/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The River of Dreams</text:p>
          </table:table-cell>
          <table:table-cell office:value-type="string" calcext:value-type="string">
            <text:p>(the )?river of dreams</text:p>
          </table:table-cell>
          <table:table-cell office:value-type="string" calcext:value-type="string">
            <text:p>Billy Jo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4</text:p>
          </table:table-cell>
          <table:table-cell office:value-type="string" calcext:value-type="string">
            <text:p>Oh, I could hide ‘neath the wings&lt;br /&gt;Of the bluebird as she sings&lt;br /&gt;The six o’clock alarm would never ring</text:p>
          </table:table-cell>
          <table:table-cell office:value-type="string" calcext:value-type="string">
            <text:p>Folk Roc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Daydream Believer</text:p>
          </table:table-cell>
          <table:table-cell office:value-type="string" calcext:value-type="string">
            <text:p>daydream believer</text:p>
          </table:table-cell>
          <table:table-cell office:value-type="string" calcext:value-type="string">
            <text:p>The Monke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5</text:p>
          </table:table-cell>
          <table:table-cell office:value-type="string" calcext:value-type="string">
            <text:p>You think I’m pretty without any makeup on&lt;br /&gt;You think I’m funny when I tell the punchline wrong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eenage Dream</text:p>
          </table:table-cell>
          <table:table-cell office:value-type="string" calcext:value-type="string">
            <text:p>teenage dream</text:p>
          </table:table-cell>
          <table:table-cell office:value-type="string" calcext:value-type="string">
            <text:p>Katy Per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6</text:p>
          </table:table-cell>
          <table:table-cell office:value-type="string" calcext:value-type="string">
            <text:p>And now I tell you openly&lt;br /&gt;You have my heart so don’t hurt me&lt;br /&gt;You’re what I couldn’t find</text:p>
          </table:table-cell>
          <table:table-cell office:value-type="string" calcext:value-type="string">
            <text:p>Alternativ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The Cranberr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9</text:p>
          </table:table-cell>
          <table:table-cell office:value-type="string" calcext:value-type="string">
            <text:p>I’ll be the sun shining on you&lt;br /&gt;Hey Cinderella, step in your shoe&lt;br /&gt;I’ll be your non-stop lover, get in while you can&lt;br /&gt;Your non-stop miracle, I’m your man</text:p>
          </table:table-cell>
          <table:table-cell office:value-type="string" calcext:value-type="string">
            <text:p>Pop Rock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Get Outta My Dreams, Get Into My Car</text:p>
          </table:table-cell>
          <table:table-cell office:value-type="string" calcext:value-type="string">
            <text:p>get (outta|out of) my dreams, get in ?to my car</text:p>
          </table:table-cell>
          <table:table-cell office:value-type="string" calcext:value-type="string">
            <text:p>Billy Oce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0</text:p>
          </table:table-cell>
          <table:table-cell office:value-type="string" calcext:value-type="string">
            <text:p>I walk a lonely road&lt;br /&gt;The only road that I have ever known</text:p>
          </table:table-cell>
          <table:table-cell office:value-type="string" calcext:value-type="string">
            <text:p>Alt 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oulevard of Broken Dreams</text:p>
          </table:table-cell>
          <table:table-cell office:value-type="string" calcext:value-type="string">
            <text:p>boulevard of broken dreams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1</text:p>
          </table:table-cell>
          <table:table-cell office:value-type="string" calcext:value-type="string">
            <text:p>Some of them want to use you&lt;br /&gt;Some of them want to get used by you</text:p>
          </table:table-cell>
          <table:table-cell office:value-type="string" calcext:value-type="string">
            <text:p>Synth 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Sweet Dreams (Are Made of This)</text:p>
          </table:table-cell>
          <table:table-cell office:value-type="string" calcext:value-type="string">
            <text:p>sweet dreams( \(?are made of this\)?)?</text:p>
          </table:table-cell>
          <table:table-cell office:value-type="string" calcext:value-type="string">
            <text:p>The Eurythmi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2</text:p>
          </table:table-cell>
          <table:table-cell office:value-type="string" calcext:value-type="string">
            <text:p>So here it is, another chance&lt;br /&gt;Wide awake you face the day&lt;br /&gt;Your dream is over&lt;br /&gt;Or has it just begun?</text:p>
          </table:table-cell>
          <table:table-cell office:value-type="string" calcext:value-type="string">
            <text:p>Progressive Metal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ilent Lucidity</text:p>
          </table:table-cell>
          <table:table-cell office:value-type="string" calcext:value-type="string">
            <text:p>silent lucidity</text:p>
          </table:table-cell>
          <table:table-cell office:value-type="string" calcext:value-type="string">
            <text:p>Queensrych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3</text:p>
          </table:table-cell>
          <table:table-cell office:value-type="string" calcext:value-type="string">
            <text:p>Fly me high through the starry skies&lt;br /&gt;Maybe to an astral plane&lt;br /&gt;Cross the highways of fantasy&lt;br /&gt;Help me to forget today’s pain</text:p>
          </table:table-cell>
          <table:table-cell office:value-type="string" calcext:value-type="string">
            <text:p>New Age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Dream Weaver</text:p>
          </table:table-cell>
          <table:table-cell office:value-type="string" calcext:value-type="string">
            <text:p>dream ?weaver</text:p>
          </table:table-cell>
          <table:table-cell office:value-type="string" calcext:value-type="string">
            <text:p>Gary Wrigh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6</text:p>
          </table:table-cell>
          <table:table-cell office:value-type="string" calcext:value-type="string">
            <text:p>I can make you mine, taste your lips of wine&lt;br /&gt;Any time, night or day&lt;br /&gt;Only trouble is, gee whiz&lt;br /&gt;I’m dreamin’ my life away</text:p>
          </table:table-cell>
          <table:table-cell office:value-type="string" calcext:value-type="string">
            <text:p>Pop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All I Have to Do is Dream</text:p>
          </table:table-cell>
          <table:table-cell office:value-type="string" calcext:value-type="string">
            <text:p>all i have to do is dream</text:p>
          </table:table-cell>
          <table:table-cell office:value-type="string" calcext:value-type="string">
            <text:p>The Everly Broth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7</text:p>
          </table:table-cell>
          <table:table-cell office:value-type="string" calcext:value-type="string">
            <text:p>I never dreamed I’d love somebody like you&lt;br /&gt;I never dreamed that I’d lose somebody like you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Chris Isaa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8</text:p>
          </table:table-cell>
          <table:table-cell office:value-type="string" calcext:value-type="string">
            <text:p>We climb and at the top we fly&lt;br /&gt;Let the world go on below us&lt;br /&gt;We are lost in time</text:p>
          </table:table-cell>
          <table:table-cell office:value-type="string" calcext:value-type="string">
            <text:p>Rock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My Dreams</text:p>
          </table:table-cell>
          <table:table-cell office:value-type="string" calcext:value-type="string">
            <text:p>in my dreams</text:p>
          </table:table-cell>
          <table:table-cell office:value-type="string" calcext:value-type="string">
            <text:p>REO Speedwag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9</text:p>
          </table:table-cell>
          <table:table-cell office:value-type="string" calcext:value-type="string">
            <text:p>There is freedom within&lt;br /&gt;There is freedom without&lt;br /&gt;Try to catch the deluge in a paper cup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Don’t Dream it’s Over</text:p>
          </table:table-cell>
          <table:table-cell office:value-type="string" calcext:value-type="string">
            <text:p>don[’']?t dream it[’']?s over</text:p>
          </table:table-cell>
          <table:table-cell office:value-type="string" calcext:value-type="string">
            <text:p>Crowded Ho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0</text:p>
          </table:table-cell>
          <table:table-cell office:value-type="string" calcext:value-type="string">
            <text:p>Wake up, kids, we’ve got the dreamers’ disease&lt;br /&gt;Age fourteen, they got you down on your knees&lt;br /&gt;So polite, we’re busy still saying please</text:p>
          </table:table-cell>
          <table:table-cell office:value-type="string" calcext:value-type="string">
            <text:p>Alt Rock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You Get What You Give</text:p>
          </table:table-cell>
          <table:table-cell office:value-type="string" calcext:value-type="string">
            <text:p>you get what you give</text:p>
          </table:table-cell>
          <table:table-cell office:value-type="string" calcext:value-type="string">
            <text:p>New Radica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3</text:p>
          </table:table-cell>
          <table:table-cell office:value-type="string" calcext:value-type="string">
            <text:p>Once upon a time&lt;br /&gt;Once when you were mine&lt;br /&gt;I remember skies&lt;br /&gt;Reflected in your eyes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Your Wildest Dreams</text:p>
          </table:table-cell>
          <table:table-cell office:value-type="string" calcext:value-type="string">
            <text:p>your wildest dreams</text:p>
          </table:table-cell>
          <table:table-cell office:value-type="string" calcext:value-type="string">
            <text:p>The Moody Bl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4</text:p>
          </table:table-cell>
          <table:table-cell office:value-type="string" calcext:value-type="string">
            <text:p>Lately, I’ve been, I’ve been losing sleep&lt;br /&gt;Dreamin’ about the things that we could be</text:p>
          </table:table-cell>
          <table:table-cell office:value-type="string" calcext:value-type="string">
            <text:p>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unting Stars</text:p>
          </table:table-cell>
          <table:table-cell office:value-type="string" calcext:value-type="string">
            <text:p>counting stars</text:p>
          </table:table-cell>
          <table:table-cell office:value-type="string" calcext:value-type="string">
            <text:p>OneRepubl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5</text:p>
          </table:table-cell>
          <table:table-cell office:value-type="string" calcext:value-type="string">
            <text:p>What I want, you got and it might be hard to handle&lt;br /&gt;But like a flame burns the candle&lt;br /&gt;The candle feeds the flame</text:p>
          </table:table-cell>
          <table:table-cell office:value-type="string" calcext:value-type="string">
            <text:p>Pop 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You Make My Dreams Come True</text:p>
          </table:table-cell>
          <table:table-cell office:value-type="string" calcext:value-type="string">
            <text:p>you make my dreams come true</text:p>
          </table:table-cell>
          <table:table-cell office:value-type="string" calcext:value-type="string">
            <text:p>Hall &amp; O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6</text:p>
          </table:table-cell>
          <table:table-cell office:value-type="string" calcext:value-type="string">
            <text:p>Every night I lie in bed&lt;br /&gt;The brighest colors fill my head</text:p>
          </table:table-cell>
          <table:table-cell office:value-type="string" calcext:value-type="string">
            <text:p>Showtun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The Greatest Showm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7</text:p>
          </table:table-cell>
          <table:table-cell office:value-type="string" calcext:value-type="string">
            <text:p>Every time I’m telling secrets&lt;br /&gt;I remember how it used to be&lt;br /&gt;And I realized how much I miss you&lt;br /&gt;And I realize how it feels to be fre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Only in my Dreams</text:p>
          </table:table-cell>
          <table:table-cell office:value-type="string" calcext:value-type="string">
            <text:p>only in my dreams</text:p>
          </table:table-cell>
          <table:table-cell office:value-type="string" calcext:value-type="string">
            <text:p>Debbie Gib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30</text:p>
          </table:table-cell>
          <table:table-cell office:value-type="string" calcext:value-type="string">
            <text:p>The lovers, the dreamers, and me</text:p>
          </table:table-cell>
          <table:table-cell office:value-type="string" calcext:value-type="string">
            <text:p>Showtunes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Rainbow Connection</text:p>
          </table:table-cell>
          <table:table-cell office:value-type="string" calcext:value-type="string">
            <text:p>rainbow connection</text:p>
          </table:table-cell>
          <table:table-cell office:value-type="string" calcext:value-type="string">
            <text:p>The Muppet Mov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1</text:p>
          </table:table-cell>
          <table:table-cell office:value-type="string" calcext:value-type="string">
            <text:p>All five horizons revolved around her soul&lt;br /&gt;As the earth to the sun&lt;br /&gt;Now the air I tasted and breathed has taken a turn</text:p>
          </table:table-cell>
          <table:table-cell office:value-type="string" calcext:value-type="string">
            <text:p>Grung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earl J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2</text:p>
          </table:table-cell>
          <table:table-cell office:value-type="string" calcext:value-type="string">
            <text:p>What can I do?&lt;br /&gt;’Cause I-I-I-I-I&lt;br /&gt;I’m feelin’ blue</text:p>
          </table:table-cell>
          <table:table-cell office:value-type="string" calcext:value-type="string">
            <text:p>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Black is Back</text:p>
          </table:table-cell>
          <table:table-cell office:value-type="string" calcext:value-type="string">
            <text:p>black is back</text:p>
          </table:table-cell>
          <table:table-cell office:value-type="string" calcext:value-type="string">
            <text:p>Los Brav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3</text:p>
          </table:table-cell>
          <table:table-cell office:value-type="string" calcext:value-type="string">
            <text:p>Now look at you, now look at me&lt;br /&gt;Look at you, now look at me&lt;br /&gt;Look at you, now look at me</text:p>
          </table:table-cell>
          <table:table-cell office:value-type="string" calcext:value-type="string">
            <text:p>K-Po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ow You Like That?</text:p>
          </table:table-cell>
          <table:table-cell office:value-type="string" calcext:value-type="string">
            <text:p>how you like that[?]?</text:p>
          </table:table-cell>
          <table:table-cell office:value-type="string" calcext:value-type="string">
            <text:p>BLACKPI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4</text:p>
          </table:table-cell>
          <table:table-cell office:value-type="string" calcext:value-type="string">
            <text:p>Yes, I’m let loose&lt;br /&gt;From the noose&lt;br /&gt;That’s kept me hanging around</text:p>
          </table:table-cell>
          <table:table-cell office:value-type="string" calcext:value-type="string">
            <text:p>Hard 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Back in Black</text:p>
          </table:table-cell>
          <table:table-cell office:value-type="string" calcext:value-type="string">
            <text:p>back in bla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7</text:p>
          </table:table-cell>
          <table:table-cell office:value-type="string" calcext:value-type="string">
            <text:p>Soft glow on the city&lt;br /&gt;She said, ‘There’s no one here who can touch you now’&lt;br /&gt;Caught the last flight out of LAX&lt;br /&gt;With your one-way ticket, New York-bound</text:p>
          </table:table-cell>
          <table:table-cell office:value-type="string" calcext:value-type="string">
            <text:p>Alt/Indi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lack Madonna</text:p>
          </table:table-cell>
          <table:table-cell office:value-type="string" calcext:value-type="string">
            <text:p>black madonna</text:p>
          </table:table-cell>
          <table:table-cell office:value-type="string" calcext:value-type="string">
            <text:p>Cage the Eleph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8</text:p>
          </table:table-cell>
          <table:table-cell office:value-type="string" calcext:value-type="string">
            <text:p>Fill up my cup&lt;br /&gt;Mazel tov!&lt;br /&gt;Look at her dancin’&lt;br /&gt;Just take it off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 Gotta Feeling</text:p>
          </table:table-cell>
          <table:table-cell office:value-type="string" calcext:value-type="string">
            <text:p>i (gotta|got a) feeling</text:p>
          </table:table-cell>
          <table:table-cell office:value-type="string" calcext:value-type="string">
            <text:p>The Black Eyed P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9</text:p>
          </table:table-cell>
          <table:table-cell office:value-type="string" calcext:value-type="string">
            <text:p>She’s so rock steady, bam-ba-lam&lt;br /&gt;And she’s always ready, bam-ba-lam</text:p>
          </table:table-cell>
          <table:table-cell office:value-type="string" calcext:value-type="string">
            <text:p>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ack Betty</text:p>
          </table:table-cell>
          <table:table-cell office:value-type="string" calcext:value-type="string">
            <text:p>black betty</text:p>
          </table:table-cell>
          <table:table-cell office:value-type="string" calcext:value-type="string">
            <text:p>Ram J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0</text:p>
          </table:table-cell>
          <table:table-cell office:value-type="string" calcext:value-type="string">
            <text:p>In my eyes, indisposed&lt;br /&gt;In disguises no one knows&lt;br /&gt;Hides the face, lies the snake&lt;br /&gt;And the sun in my disgrace</text:p>
          </table:table-cell>
          <table:table-cell office:value-type="string" calcext:value-type="string">
            <text:p>Grung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1</text:p>
          </table:table-cell>
          <table:table-cell office:value-type="string" calcext:value-type="string">
            <text:p>Saturday night I was downtown&lt;br /&gt;Working for the FBI&lt;br /&gt;Sitting in a nest of bad men&lt;br /&gt;Whiskey bottles piling high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Long Cool Woman (in a Black Dress)</text:p>
          </table:table-cell>
          <table:table-cell office:value-type="string" calcext:value-type="string">
            <text:p>long cool woman( \(?in a black dress\)?)?</text:p>
          </table:table-cell>
          <table:table-cell office:value-type="string" calcext:value-type="string">
            <text:p>The Holl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4</text:p>
          </table:table-cell>
          <table:table-cell office:value-type="string" calcext:value-type="string">
            <text:p>Up in Memphis the music’s like a heat wave&lt;br /&gt;White Lightnin’ bound to drive you wild&lt;br /&gt;Mama’s baby’s in the heart of every school girl&lt;br /&gt;’Love Me Tender’ leaves ‘em cryin’ in the aisle</text:p>
          </table:table-cell>
          <table:table-cell office:value-type="string" calcext:value-type="string">
            <text:p>Blues 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ck Velvet</text:p>
          </table:table-cell>
          <table:table-cell office:value-type="string" calcext:value-type="string">
            <text:p>black velvet</text:p>
          </table:table-cell>
          <table:table-cell office:value-type="string" calcext:value-type="string">
            <text:p>Alannah My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5</text:p>
          </table:table-cell>
          <table:table-cell office:value-type="string" calcext:value-type="string">
            <text:p>Finished with my woman&lt;br /&gt;’Cause she couldn’t help me with my mind&lt;br /&gt;People think I’m insane&lt;br /&gt;Because I am frowning all the time</text:p>
          </table:table-cell>
          <table:table-cell office:value-type="string" calcext:value-type="string">
            <text:p>Heavy Metal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Paranoid</text:p>
          </table:table-cell>
          <table:table-cell office:value-type="string" calcext:value-type="string">
            <text:p>paranoid</text:p>
          </table:table-cell>
          <table:table-cell office:value-type="string" calcext:value-type="string">
            <text:p>Black Sabba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6</text:p>
          </table:table-cell>
          <table:table-cell office:value-type="string" calcext:value-type="string">
            <text:p>Well I’m so above you&lt;br /&gt;And it’s plain to see&lt;br /&gt;But I came to love you anyway</text:p>
          </table:table-cell>
          <table:table-cell office:value-type="string" calcext:value-type="string">
            <text:p>Indi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onely Boy</text:p>
          </table:table-cell>
          <table:table-cell office:value-type="string" calcext:value-type="string">
            <text:p>lonely boy</text:p>
          </table:table-cell>
          <table:table-cell office:value-type="string" calcext:value-type="string">
            <text:p>The Black Key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7</text:p>
          </table:table-cell>
          <table:table-cell office:value-type="string" calcext:value-type="string">
            <text:p>They print my message in the Saturday Sun&lt;br /&gt;I had to tell them I ain’t second to no one&lt;br /&gt;And I told you about equality, and it’s true&lt;br /&gt;Either you’re wrong or you’re right, hee-hee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Black or White</text:p>
          </table:table-cell>
          <table:table-cell office:value-type="string" calcext:value-type="string">
            <text:p>black or white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8</text:p>
          </table:table-cell>
          <table:table-cell office:value-type="string" calcext:value-type="string">
            <text:p>I’d like to hear some funky Dixieland&lt;br /&gt;Pretty mama, come and take me by the hand</text:p>
          </table:table-cell>
          <table:table-cell office:value-type="string" calcext:value-type="string">
            <text:p>Southern 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Black Water</text:p>
          </table:table-cell>
          <table:table-cell office:value-type="string" calcext:value-type="string">
            <text:p>black water</text:p>
          </table:table-cell>
          <table:table-cell office:value-type="string" calcext:value-type="string">
            <text:p>The Doobie Broth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1</text:p>
          </table:table-cell>
          <table:table-cell office:value-type="string" calcext:value-type="string">
            <text:p>I wear the black for the poor and the beaten down&lt;br /&gt;Livin’ in the hopeless, hungry side of town</text:p>
          </table:table-cell>
          <table:table-cell office:value-type="string" calcext:value-type="string">
            <text:p>Country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Man in Black</text:p>
          </table:table-cell>
          <table:table-cell office:value-type="string" calcext:value-type="string">
            <text:p>man in black</text:p>
          </table:table-cell>
          <table:table-cell office:value-type="string" calcext:value-type="string">
            <text:p>Johnny Ca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2</text:p>
          </table:table-cell>
          <table:table-cell office:value-type="string" calcext:value-type="string">
            <text:p>She keeps a lock of hair in her pocket&lt;br /&gt;She wears a cross around her neck&lt;br /&gt;Yeah, the hair is from a little boy&lt;br /&gt;And the cross is someone she has not met, not yet</text:p>
          </table:table-cell>
          <table:table-cell office:value-type="string" calcext:value-type="string">
            <text:p>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he Talks to Angels</text:p>
          </table:table-cell>
          <table:table-cell office:value-type="string" calcext:value-type="string">
            <text:p>she talks to angels</text:p>
          </table:table-cell>
          <table:table-cell office:value-type="string" calcext:value-type="string">
            <text:p>The Black Crow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3</text:p>
          </table:table-cell>
          <table:table-cell office:value-type="string" calcext:value-type="string">
            <text:p>Makin’ heads turn, can’t stop looking at you&lt;br /&gt;It’s so right, it’s so right, it’s so right, you know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ittle Black Dress</text:p>
          </table:table-cell>
          <table:table-cell office:value-type="string" calcext:value-type="string">
            <text:p>little black dress</text:p>
          </table:table-cell>
          <table:table-cell office:value-type="string" calcext:value-type="string">
            <text:p>One Direc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4</text:p>
          </table:table-cell>
          <table:table-cell office:value-type="string" calcext:value-type="string">
            <text:p>No one but me can save myself&lt;br /&gt;But it’s too late&lt;br /&gt;Now I can’t think&lt;br /&gt;Think why I should even try</text:p>
          </table:table-cell>
          <table:table-cell office:value-type="string" calcext:value-type="string">
            <text:p>Heavy Metal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ade to Black</text:p>
          </table:table-cell>
          <table:table-cell office:value-type="string" calcext:value-type="string">
            <text:p>fade to black</text:p>
          </table:table-cell>
          <table:table-cell office:value-type="string" calcext:value-type="string">
            <text:p>Metall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5</text:p>
          </table:table-cell>
          <table:table-cell office:value-type="string" calcext:value-type="string">
            <text:p>We only said goodbye with words&lt;br /&gt;I died a hundred times&lt;br /&gt;You go back to her and I go back to</text:p>
          </table:table-cell>
          <table:table-cell office:value-type="string" calcext:value-type="string">
            <text:p>R&amp;B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ack to Black</text:p>
          </table:table-cell>
          <table:table-cell office:value-type="string" calcext:value-type="string">
            <text:p>back to black</text:p>
          </table:table-cell>
          <table:table-cell office:value-type="string" calcext:value-type="string">
            <text:p>Amy Wineho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8</text:p>
          </table:table-cell>
          <table:table-cell office:value-type="string" calcext:value-type="string">
            <text:p>So don’t blink be what was there is now gone&lt;br /&gt;Black suits with the black Ray Bans on&lt;br /&gt;Walk in shadow, move in silence&lt;br /&gt;Guard against extra-terrestrial violence</text:p>
          </table:table-cell>
          <table:table-cell office:value-type="string" calcext:value-type="string">
            <text:p>Hip-Hop/Rap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Men in Black</text:p>
          </table:table-cell>
          <table:table-cell office:value-type="string" calcext:value-type="string">
            <text:p>men in black</text:p>
          </table:table-cell>
          <table:table-cell office:value-type="string" calcext:value-type="string">
            <text:p>Will Smi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9</text:p>
          </table:table-cell>
          <table:table-cell office:value-type="string" calcext:value-type="string">
            <text:p>I see the girls walk by&lt;br /&gt;Dressed in their summer clothes&lt;br /&gt;I have to turn my head&lt;br /&gt;Until my darkness goes</text:p>
          </table:table-cell>
          <table:table-cell office:value-type="string" calcext:value-type="string">
            <text:p>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aint it, Black</text:p>
          </table:table-cell>
          <table:table-cell office:value-type="string" calcext:value-type="string">
            <text:p>paint it,? black</text:p>
          </table:table-cell>
          <table:table-cell office:value-type="string" calcext:value-type="string">
            <text:p>The Rolling Ston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30</text:p>
          </table:table-cell>
          <table:table-cell office:value-type="string" calcext:value-type="string">
            <text:p>When I was a young boy&lt;br /&gt;My father took me into the city&lt;br /&gt;To see a marching band</text:p>
          </table:table-cell>
          <table:table-cell office:value-type="string" calcext:value-type="string">
            <text:p>Em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Welcome to the Black Parade</text:p>
          </table:table-cell>
          <table:table-cell office:value-type="string" calcext:value-type="string">
            <text:p>welcome to the black parade</text:p>
          </table:table-cell>
          <table:table-cell office:value-type="string" calcext:value-type="string">
            <text:p>My Chemical Rom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31</text:p>
          </table:table-cell>
          <table:table-cell office:value-type="string" calcext:value-type="string">
            <text:p>Got your spell on me, baby&lt;br /&gt;You got your spell on me, baby&lt;br /&gt;Yes, you got your spell on me, baby&lt;br /&gt;Turning my heart into ston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lack Magic Woman</text:p>
          </table:table-cell>
          <table:table-cell office:value-type="string" calcext:value-type="string">
            <text:p>black magic woman</text:p>
          </table:table-cell>
          <table:table-cell office:value-type="string" calcext:value-type="string">
            <text:p>Santa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1</text:p>
          </table:table-cell>
          <table:table-cell office:value-type="string" calcext:value-type="string">
            <text:p>I guess I should’ve known&lt;br /&gt;By the way you parked your car sideways&lt;br /&gt;That it wouldn’t last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Little Red Corvette</text:p>
          </table:table-cell>
          <table:table-cell office:value-type="string" calcext:value-type="string">
            <text:p>little red corvette</text:p>
          </table:table-cell>
          <table:table-cell office:value-type="string" calcext:value-type="string">
            <text:p>Pri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4</text:p>
          </table:table-cell>
          <table:table-cell office:value-type="string" calcext:value-type="string">
            <text:p>Gimme a ticket for an aeroplane&lt;br /&gt;Ain’t got time to take a fast train</text:p>
          </table:table-cell>
          <table:table-cell office:value-type="string" calcext:value-type="string">
            <text:p>Roc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The Letter</text:p>
          </table:table-cell>
          <table:table-cell office:value-type="string" calcext:value-type="string">
            <text:p>the letter</text:p>
          </table:table-cell>
          <table:table-cell office:value-type="string" calcext:value-type="string">
            <text:p>The Box To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5</text:p>
          </table:table-cell>
          <table:table-cell office:value-type="string" calcext:value-type="string">
            <text:p>And tell me, did Venus blow your mind?&lt;br /&gt;Was it everything you wanted to find, and did you miss me&lt;br /&gt;While you were looking for yourself out there?</text:p>
          </table:table-cell>
          <table:table-cell office:value-type="string" calcext:value-type="string">
            <text:p>Rock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rops of Jupiter (Tell Me)</text:p>
          </table:table-cell>
          <table:table-cell office:value-type="string" calcext:value-type="string">
            <text:p>drops of jupiter( \(tell me\))?</text:p>
          </table:table-cell>
          <table:table-cell office:value-type="string" calcext:value-type="string">
            <text:p>Tra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6</text:p>
          </table:table-cell>
          <table:table-cell office:value-type="string" calcext:value-type="string">
            <text:p>Yeah, today, I drove through the suburbs&lt;br /&gt;And I pictured I was driving home to you</text:p>
          </table:table-cell>
          <table:table-cell office:value-type="string" calcext:value-type="string">
            <text:p>Pop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string" calcext:value-type="string">
            <text:p>drivers license</text:p>
          </table:table-cell>
          <table:table-cell office:value-type="string" calcext:value-type="string">
            <text:p>Olivia Rodrigu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7</text:p>
          </table:table-cell>
          <table:table-cell office:value-type="string" calcext:value-type="string">
            <text:p>All my bags are packed&lt;br /&gt;I’m ready to go&lt;br /&gt;I’m standing here outside your door&lt;br /&gt;I hate to wake you up to say goodbye</text:p>
          </table:table-cell>
          <table:table-cell office:value-type="string" calcext:value-type="string">
            <text:p>Fol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Leaving on a Jet Plane</text:p>
          </table:table-cell>
          <table:table-cell office:value-type="string" calcext:value-type="string">
            <text:p>leaving on a jet plane</text:p>
          </table:table-cell>
          <table:table-cell office:value-type="string" calcext:value-type="string">
            <text:p>Peter, Paul &amp; Ma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8</text:p>
          </table:table-cell>
          <table:table-cell office:value-type="string" calcext:value-type="string">
            <text:p>I don’t need a whole lots of money&lt;br /&gt;I don’t need a big fine car&lt;br /&gt;I got everything that a man could want&lt;br /&gt;I got more than I could ask for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ome Kind of Wonderful</text:p>
          </table:table-cell>
          <table:table-cell office:value-type="string" calcext:value-type="string">
            <text:p>some kind of wonderful</text:p>
          </table:table-cell>
          <table:table-cell office:value-type="string" calcext:value-type="string">
            <text:p>Grand Funk Railro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2</text:p>
          </table:table-cell>
          <table:table-cell office:value-type="string" calcext:value-type="string">
            <text:p>Crazy, but that’s how it goes&lt;br /&gt;Millions of people living as foes&lt;br /&gt;Maybe it’s not too late&lt;br /&gt;To learn how to love and forget how to hate</text:p>
          </table:table-cell>
          <table:table-cell office:value-type="string" calcext:value-type="string">
            <text:p>Heavy Metal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Crazy Train</text:p>
          </table:table-cell>
          <table:table-cell office:value-type="string" calcext:value-type="string">
            <text:p>crazy train</text:p>
          </table:table-cell>
          <table:table-cell office:value-type="string" calcext:value-type="string">
            <text:p>Ozzy Ozbour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3</text:p>
          </table:table-cell>
          <table:table-cell office:value-type="string" calcext:value-type="string">
            <text:p>As you promised me that I was more than all the miles combined&lt;br /&gt;You must have had yourself a change of heart halfway through the drive&lt;br /&gt;’Cause your voice trailed off exactly as you passed my exit sign&lt;br /&gt;Kept on drivin’ straight and left our future to the right</text:p>
          </table:table-cell>
          <table:table-cell office:value-type="string" calcext:value-type="string">
            <text:p>Indie Folk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ick Season</text:p>
          </table:table-cell>
          <table:table-cell office:value-type="string" calcext:value-type="string">
            <text:p>stick season</text:p>
          </table:table-cell>
          <table:table-cell office:value-type="string" calcext:value-type="string">
            <text:p>Noah Kah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4</text:p>
          </table:table-cell>
          <table:table-cell office:value-type="string" calcext:value-type="string">
            <text:p>When the truth is found to be lies&lt;br /&gt;And all the joy within you dies</text:p>
          </table:table-cell>
          <table:table-cell office:value-type="string" calcext:value-type="string">
            <text:p>Psychedelic Roc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omebody to Love</text:p>
          </table:table-cell>
          <table:table-cell office:value-type="string" calcext:value-type="string">
            <text:p>somebody to love</text:p>
          </table:table-cell>
          <table:table-cell office:value-type="string" calcext:value-type="string">
            <text:p>Jefferson Airpla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5</text:p>
          </table:table-cell>
          <table:table-cell office:value-type="string" calcext:value-type="string">
            <text:p>Sometimes I think sittin’ on trains&lt;br /&gt;Every stop I get to, I’m clocking that game&lt;br /&gt;Everyone’s a winner, we’re making our fame&lt;br /&gt;Bona fide hustler making my name</text:p>
          </table:table-cell>
          <table:table-cell office:value-type="string" calcext:value-type="string">
            <text:p>Alternative Hip H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aper Planes</text:p>
          </table:table-cell>
          <table:table-cell office:value-type="string" calcext:value-type="string">
            <text:p>paper planes</text:p>
          </table:table-cell>
          <table:table-cell office:value-type="string" calcext:value-type="string">
            <text:p>M.I.A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8</text:p>
          </table:table-cell>
          <table:table-cell office:value-type="string" calcext:value-type="string">
            <text:p>Well, those cars never seem to stop coming&lt;br /&gt;(Work and work)&lt;br /&gt;Keep those rags and machines humming&lt;br /&gt;(Work and work)</text:p>
          </table:table-cell>
          <table:table-cell office:value-type="string" calcext:value-type="string">
            <text:p>Disco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Car Wash</text:p>
          </table:table-cell>
          <table:table-cell office:value-type="string" calcext:value-type="string">
            <text:p>car wash</text:p>
          </table:table-cell>
          <table:table-cell office:value-type="string" calcext:value-type="string">
            <text:p>Rose Roy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9</text:p>
          </table:table-cell>
          <table:table-cell office:value-type="string" calcext:value-type="string">
            <text:p>But parked in a rickety old garage&lt;br /&gt;There’s a brand new shiny red super stock Dodge</text:p>
          </table:table-cell>
          <table:table-cell office:value-type="string" calcext:value-type="string">
            <text:p>Surf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The Little Old Lady (from Pasadena)</text:p>
          </table:table-cell>
          <table:table-cell office:value-type="string" calcext:value-type="string">
            <text:p>the little old lady \(from pasadena\)</text:p>
          </table:table-cell>
          <table:table-cell office:value-type="string" calcext:value-type="string">
            <text:p>Jan &amp; De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0</text:p>
          </table:table-cell>
          <table:table-cell office:value-type="string" calcext:value-type="string">
            <text:p>You could have a steam train&lt;br /&gt;If you’d just lay down your tracks&lt;br /&gt;You could have an aeroplane flying&lt;br /&gt;If you bring your blue sky back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Sledgehammer</text:p>
          </table:table-cell>
          <table:table-cell office:value-type="string" calcext:value-type="string">
            <text:p>sledgehammer</text:p>
          </table:table-cell>
          <table:table-cell office:value-type="string" calcext:value-type="string">
            <text:p>Peter Gabri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1</text:p>
          </table:table-cell>
          <table:table-cell office:value-type="string" calcext:value-type="string">
            <text:p>If I lay here&lt;br /&gt;If I just lay here&lt;br /&gt;Would you lie with me and just forget the world?</text:p>
          </table:table-cell>
          <table:table-cell office:value-type="string" calcext:value-type="string">
            <text:p>Alt/Indi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hasing Cars</text:p>
          </table:table-cell>
          <table:table-cell office:value-type="string" calcext:value-type="string">
            <text:p>chasing cars</text:p>
          </table:table-cell>
          <table:table-cell office:value-type="string" calcext:value-type="string">
            <text:p>Snow Patr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2</text:p>
          </table:table-cell>
          <table:table-cell office:value-type="string" calcext:value-type="string">
            <text:p>Tomorrow we can drive around this town&lt;br /&gt;And let the cops chase us around&lt;br /&gt;The past is gone, but something might be found&lt;br /&gt;To take its place</text:p>
          </table:table-cell>
          <table:table-cell office:value-type="string" calcext:value-type="string">
            <text:p>Alternativ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Hey Jealousy</text:p>
          </table:table-cell>
          <table:table-cell office:value-type="string" calcext:value-type="string">
            <text:p>hey jealousy</text:p>
          </table:table-cell>
          <table:table-cell office:value-type="string" calcext:value-type="string">
            <text:p>Gin Blosso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5</text:p>
          </table:table-cell>
          <table:table-cell office:value-type="string" calcext:value-type="string">
            <text:p>The Sheikh, he drove his Cadillac&lt;br /&gt;He went a-cruising down the ville&lt;br /&gt;The Muezzin was a-standing&lt;br /&gt;On the radiator grille</text:p>
          </table:table-cell>
          <table:table-cell office:value-type="string" calcext:value-type="string">
            <text:p>Punk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Rock the Casbah</text:p>
          </table:table-cell>
          <table:table-cell office:value-type="string" calcext:value-type="string">
            <text:p>rock the casbah</text:p>
          </table:table-cell>
          <table:table-cell office:value-type="string" calcext:value-type="string">
            <text:p>The Cla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6</text:p>
          </table:table-cell>
          <table:table-cell office:value-type="string" calcext:value-type="string">
            <text:p>And I-I, had a feeling that I belonged&lt;br /&gt;I-I had a feeling I could be someone, be someone, be someone</text:p>
          </table:table-cell>
          <table:table-cell office:value-type="string" calcext:value-type="string">
            <text:p>Folk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Fast Car</text:p>
          </table:table-cell>
          <table:table-cell office:value-type="string" calcext:value-type="string">
            <text:p>fast car</text:p>
          </table:table-cell>
          <table:table-cell office:value-type="string" calcext:value-type="string">
            <text:p>Tracy Chapm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7</text:p>
          </table:table-cell>
          <table:table-cell office:value-type="string" calcext:value-type="string">
            <text:p>Waving to the girls&lt;br /&gt;Feeling out of sight&lt;br /&gt;Spending all my money&lt;br /&gt;On a Saturday night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ink Cadillac</text:p>
          </table:table-cell>
          <table:table-cell office:value-type="string" calcext:value-type="string">
            <text:p>pink cadillac</text:p>
          </table:table-cell>
          <table:table-cell office:value-type="string" calcext:value-type="string">
            <text:p>Bruce Springst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2</text:p>
          </table:table-cell>
          <table:table-cell office:value-type="string" calcext:value-type="string">
            <text:p>You’re here where you should be&lt;br /&gt;Snow is falling as the carolers sing&lt;br /&gt;It just wasn’t the same&lt;br /&gt;Alone on Christmas day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nderneath the Tree</text:p>
          </table:table-cell>
          <table:table-cell office:value-type="string" calcext:value-type="string">
            <text:p>underneath the tre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3</text:p>
          </table:table-cell>
          <table:table-cell office:value-type="string" calcext:value-type="string">
            <text:p>Santa’s got to make it to town&lt;br /&gt;Santa make him hurry&lt;br /&gt;Tell him he can take the freeway down</text:p>
          </table:table-cell>
          <table:table-cell office:value-type="string" calcext:value-type="string">
            <text:p>Rock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Run Rudolph Run</text:p>
          </table:table-cell>
          <table:table-cell office:value-type="string" calcext:value-type="string">
            <text:p>run rudolph run</text:p>
          </table:table-cell>
          <table:table-cell office:value-type="string" calcext:value-type="string">
            <text:p>Chuck Ber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4</text:p>
          </table:table-cell>
          <table:table-cell office:value-type="string" calcext:value-type="string">
            <text:p>Sweet dreams of holly and ribbon&lt;br /&gt;Mistakes are forgiven&lt;br /&gt;And everything is icy and blue&lt;br /&gt;And you would be there too</text:p>
          </table:table-cell>
          <table:table-cell office:value-type="string" calcext:value-type="string">
            <text:p>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hristmas Tree Farm</text:p>
          </table:table-cell>
          <table:table-cell office:value-type="string" calcext:value-type="string">
            <text:p>christmas tree farm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5</text:p>
          </table:table-cell>
          <table:table-cell office:value-type="string" calcext:value-type="string">
            <text:p>Feigning joy and surprise&lt;br /&gt;At the gifts we despise&lt;br /&gt;Over mulled wine&lt;br /&gt;With you</text:p>
          </table:table-cell>
          <table:table-cell office:value-type="string" calcext:value-type="string">
            <text:p>Hard Rock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hristmas Time (Don’t Let the Bells End)</text:p>
          </table:table-cell>
          <table:table-cell office:value-type="string" calcext:value-type="string">
            <text:p>christmas time( \(don[’’]t let the bells end\))?</text:p>
          </table:table-cell>
          <table:table-cell office:value-type="string" calcext:value-type="string">
            <text:p>The Darkn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6</text:p>
          </table:table-cell>
          <table:table-cell office:value-type="string" calcext:value-type="string">
            <text:p>She’d been drinkin’ too much eggnog&lt;br /&gt;And we’d begged her not to go&lt;br /&gt;But she forgot her medication&lt;br /&gt;And she staggered out the door into the snow</text:p>
          </table:table-cell>
          <table:table-cell office:value-type="string" calcext:value-type="string">
            <text:p>Christmas Novelty Song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Grandma Got Run Over by a Reindeer</text:p>
          </table:table-cell>
          <table:table-cell office:value-type="string" calcext:value-type="string">
            <text:p>grandma got run over by a reindeer</text:p>
          </table:table-cell>
          <table:table-cell office:value-type="string" calcext:value-type="string">
            <text:p>Elmo &amp; Pats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9</text:p>
          </table:table-cell>
          <table:table-cell office:value-type="string" calcext:value-type="string">
            <text:p>And in our world of plenty&lt;br /&gt;We can spread a smile of joy&lt;br /&gt;Throw your arms around the world&lt;br /&gt;At Christmas time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Do They Know it’s Christmas?</text:p>
          </table:table-cell>
          <table:table-cell office:value-type="string" calcext:value-type="string">
            <text:p>do they know it[’’]s christmas\?</text:p>
          </table:table-cell>
          <table:table-cell office:value-type="string" calcext:value-type="string">
            <text:p>Band A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0</text:p>
          </table:table-cell>
          <table:table-cell office:value-type="string" calcext:value-type="string">
            <text:p>It’s the most beautiful time of the year&lt;br /&gt;Lights fill the streets, spreading so much cheer&lt;br /&gt;I should be playing in the winter snow</text:p>
          </table:table-cell>
          <table:table-cell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stletoe</text:p>
          </table:table-cell>
          <table:table-cell office:value-type="string" calcext:value-type="string">
            <text:p>mistletoe</text:p>
          </table:table-cell>
          <table:table-cell office:value-type="string" calcext:value-type="string">
            <text:p>Justin Bieb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1</text:p>
          </table:table-cell>
          <table:table-cell office:value-type="string" calcext:value-type="string">
            <text:p>I was following the pack, all swaddled in their coats&lt;br /&gt;With scarves of red tied ‘round their throats</text:p>
          </table:table-cell>
          <table:table-cell office:value-type="string" calcext:value-type="string">
            <text:p>Indie Fol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White Winter Hymnal</text:p>
          </table:table-cell>
          <table:table-cell office:value-type="string" calcext:value-type="string">
            <text:p>white winter hymnal</text:p>
          </table:table-cell>
          <table:table-cell office:value-type="string" calcext:value-type="string">
            <text:p>Fleet Fox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2</text:p>
          </table:table-cell>
          <table:table-cell office:value-type="string" calcext:value-type="string">
            <text:p>No crocodiles or rhinoceroseses</text:p>
          </table:table-cell>
          <table:table-cell office:value-type="string" calcext:value-type="string">
            <text:p>Christmas Novelty Song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I Want a Hippopotamus for Christmas</text:p>
          </table:table-cell>
          <table:table-cell office:value-type="string" calcext:value-type="string">
            <text:p>i want a hippopotamus for christmas</text:p>
          </table:table-cell>
          <table:table-cell office:value-type="string" calcext:value-type="string">
            <text:p>Gayla Peev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3</text:p>
          </table:table-cell>
          <table:table-cell office:value-type="string" calcext:value-type="string">
            <text:p>Cause I got five more nights of sleeping on my own&lt;br /&gt;Four more days until you’re coming home&lt;br /&gt;Three more dreams of you and mistletoe&lt;br /&gt;Two more reasons why I love you so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ne More Sleep</text:p>
          </table:table-cell>
          <table:table-cell office:value-type="string" calcext:value-type="string">
            <text:p>one more sleep</text:p>
          </table:table-cell>
          <table:table-cell office:value-type="string" calcext:value-type="string">
            <text:p>Leona Lew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6</text:p>
          </table:table-cell>
          <table:table-cell office:value-type="string" calcext:value-type="string">
            <text:p>Sing it to the deer in the sky&lt;br /&gt;Sing it as they jingle, jingle, jingle tonight&lt;br /&gt;Sing it to the moon, set it free&lt;br /&gt;You’re the angel on the top of my tree</text:p>
          </table:table-cell>
          <table:table-cell office:value-type="string" calcext:value-type="string">
            <text:p>Pop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anta’s Coming for Us</text:p>
          </table:table-cell>
          <table:table-cell office:value-type="string" calcext:value-type="string">
            <text:p>santa[’']s coming for us</text:p>
          </table:table-cell>
          <table:table-cell office:value-type="string" calcext:value-type="string">
            <text:p>S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7</text:p>
          </table:table-cell>
          <table:table-cell office:value-type="string" calcext:value-type="string">
            <text:p>A million dollars in it, cold hundreds of G’s&lt;br /&gt;Enough to buy a boat and a matching car with ease&lt;br /&gt;But I’d never steal from Santa, cause that ain’t right&lt;br /&gt;So I’m going home to mail it back to him that night</text:p>
          </table:table-cell>
          <table:table-cell office:value-type="string" calcext:value-type="string">
            <text:p>Hip-H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Christmas in Hollis</text:p>
          </table:table-cell>
          <table:table-cell office:value-type="string" calcext:value-type="string">
            <text:p>christmas in hollis</text:p>
          </table:table-cell>
          <table:table-cell office:value-type="string" calcext:value-type="string">
            <text:p>Run DM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8</text:p>
          </table:table-cell>
          <table:table-cell office:value-type="string" calcext:value-type="string">
            <text:p>I want to thank the storm that brought the snow&lt;br /&gt;Thanks to the string of lights that make it glow</text:p>
          </table:table-cell>
          <table:table-cell office:value-type="string" calcext:value-type="string">
            <text:p>Pop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ou Make it Feel Like Christmas</text:p>
          </table:table-cell>
          <table:table-cell office:value-type="string" calcext:value-type="string">
            <text:p>you make it feel like christmas</text:p>
          </table:table-cell>
          <table:table-cell office:value-type="string" calcext:value-type="string">
            <text:p>Gwen Stefani ft. Blake Shelt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9</text:p>
          </table:table-cell>
          <table:table-cell office:value-type="string" calcext:value-type="string">
            <text:p>So this is Christmas and what have you done?&lt;br /&gt;Another year over and a new one just begun&lt;br /&gt;And so, this is Christmas, I hope you have fun&lt;br /&gt;The near and dear ones, the old and the young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ppy Xmas (War is Over)</text:p>
          </table:table-cell>
          <table:table-cell office:value-type="string" calcext:value-type="string">
            <text:p>happy (xmas|christmas)( \(war is over\))?</text:p>
          </table:table-cell>
          <table:table-cell office:value-type="string" calcext:value-type="string">
            <text:p>John Lennon and Yoko O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20</text:p>
          </table:table-cell>
          <table:table-cell office:value-type="string" calcext:value-type="string">
            <text:p>So kiss me under the mistletoe&lt;br /&gt;Pour out the wine and let’s pray for December snow&lt;br /&gt;I know there’s been pain this year, but it’s time to let it go&lt;br /&gt;Next year, you never know</text:p>
          </table:table-cell>
          <table:table-cell office:value-type="string" calcext:value-type="string">
            <text:p>Pop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Merry Christmas</text:p>
          </table:table-cell>
          <table:table-cell office:value-type="string" calcext:value-type="string">
            <text:p>merry christmas</text:p>
          </table:table-cell>
          <table:table-cell office:value-type="string" calcext:value-type="string">
            <text:p>Ed Sheeran and Elton John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2025/01/02</text:p>
          </table:table-cell>
          <table:table-cell table:style-name="ce24" office:value-type="string" calcext:value-type="string">
            <text:p>When the moon hits your eye&lt;br /&gt;Like a big pizza pie</text:p>
          </table:table-cell>
          <table:table-cell office:value-type="string" calcext:value-type="string">
            <text:p>Ballad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That’s Amore</text:p>
          </table:table-cell>
          <table:table-cell office:value-type="string" calcext:value-type="string">
            <text:p>that[’']?s amore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2025/01/03</text:p>
          </table:table-cell>
          <table:table-cell office:value-type="string" calcext:value-type="string">
            <text:p>Make him the cutest that I’ve ever seen&lt;br /&gt;Give him two lips like roses and clover&lt;br /&gt;Then tell him that his lonesome nights are over</text:p>
          </table:table-cell>
          <table:table-cell office:value-type="string" calcext:value-type="string">
            <text:p>Pop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Mr. Sandman</text:p>
          </table:table-cell>
          <table:table-cell office:value-type="string" calcext:value-type="string">
            <text:p>mr\. sandman</text:p>
          </table:table-cell>
          <table:table-cell office:value-type="string" calcext:value-type="string">
            <text:p>The Chordettes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2025/01/06</text:p>
          </table:table-cell>
          <table:table-cell office:value-type="string" calcext:value-type="string">
            <text:p>Yeah you should see my little sis&lt;br /&gt;You should see my, my little sis&lt;br /&gt;She really knows how to rock</text:p>
          </table:table-cell>
          <table:table-cell office:value-type="string" calcext:value-type="string">
            <text:p>Blues Pop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The Twist</text:p>
          </table:table-cell>
          <table:table-cell office:value-type="string" calcext:value-type="string">
            <text:p>the twist</text:p>
          </table:table-cell>
          <table:table-cell office:value-type="string" calcext:value-type="string">
            <text:p>Chubby Checker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2025/01/07</text:p>
          </table:table-cell>
          <table:table-cell office:value-type="string" calcext:value-type="string">
            <text:p>I’m about to give you all of my money&lt;br /&gt;And all I’m asking in return, honey&lt;br /&gt;Is to give me my propers when you get home</text:p>
          </table:table-cell>
          <table:table-cell office:value-type="string" calcext:value-type="string">
            <text:p>R&amp;B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RESPECT</text:p>
          </table:table-cell>
          <table:table-cell office:value-type="string" calcext:value-type="string">
            <text:p>r-?e-?s-?p-?e-?c-?t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2025/01/08</text:p>
          </table:table-cell>
          <table:table-cell office:value-type="string" calcext:value-type="string">
            <text:p>And as we wind on down the road&lt;br /&gt;Our shadows taller than our soul&lt;br /&gt;There walks a lady we all know&lt;br /&gt;Who shines white light and wants to show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Stairway to Heaven</text:p>
          </table:table-cell>
          <table:table-cell office:value-type="string" calcext:value-type="string">
            <text:p>stairway to heaven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2025/01/09</text:p>
          </table:table-cell>
          <table:table-cell office:value-type="string" calcext:value-type="string">
            <text:p>Well, you can tell by the way I use my walk&lt;br /&gt;I’m a woman’s man, no time to talk</text:p>
          </table:table-cell>
          <table:table-cell office:value-type="string" calcext:value-type="string">
            <text:p>Disco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Stayin’ Alive</text:p>
          </table:table-cell>
          <table:table-cell office:value-type="string" calcext:value-type="string">
            <text:p>stayin[’']? alive</text:p>
          </table:table-cell>
          <table:table-cell office:value-type="string" calcext:value-type="string">
            <text:p>The BeeGees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2025/01/10</text:p>
          </table:table-cell>
          <table:table-cell office:value-type="string" calcext:value-type="string">
            <text:p>We don’t need no education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Another Brick in the Wall</text:p>
          </table:table-cell>
          <table:table-cell office:value-type="string" calcext:value-type="string">
            <text:p>((just )?another )?brick in the wall</text:p>
          </table:table-cell>
          <table:table-cell office:value-type="string" calcext:value-type="string">
            <text:p>Pink Floyd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2025/01/13</text:p>
          </table:table-cell>
          <table:table-cell office:value-type="string" calcext:value-type="string">
            <text:p>Just a small town girl&lt;br /&gt;Living in a lonely world&lt;br /&gt;She took the midnight train going anywher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n’t Stop Believin’</text:p>
          </table:table-cell>
          <table:table-cell office:value-type="string" calcext:value-type="string">
            <text:p>don[’']?t stop believin[’'g]?</text:p>
          </table:table-cell>
          <table:table-cell office:value-type="string" calcext:value-type="string">
            <text:p>Journey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2025/01/14</text:p>
          </table:table-cell>
          <table:table-cell office:value-type="string" calcext:value-type="string">
            <text:p>We’re talking away&lt;br /&gt;I don’t know what I’m to say&lt;br /&gt;I’ll say it anyway&lt;br /&gt;Today is another day to find you</text:p>
          </table:table-cell>
          <table:table-cell office:value-type="string" calcext:value-type="string">
            <text:p>Pop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Take on Me</text:p>
          </table:table-cell>
          <table:table-cell office:value-type="string" calcext:value-type="string">
            <text:p>take on me</text:p>
          </table:table-cell>
          <table:table-cell office:value-type="string" calcext:value-type="string">
            <text:p>A-ha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2025/01/15</text:p>
          </table:table-cell>
          <table:table-cell office:value-type="string" calcext:value-type="string">
            <text:p>We’re no strangers to love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2025/01/16</text:p>
          </table:table-cell>
          <table:table-cell office:value-type="string" calcext:value-type="string">
            <text:p>I hope life treats you kind&lt;br /&gt;And I hope you have all you’ve dreamed of&lt;br /&gt;And I wish you joy and happiness&lt;br /&gt;But above all this, I wish you love</text:p>
          </table:table-cell>
          <table:table-cell office:value-type="string" calcext:value-type="string">
            <text:p>Ballad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 Will Always Love You</text:p>
          </table:table-cell>
          <table:table-cell office:value-type="string" calcext:value-type="string">
            <text:p>i will always love you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2025/01/17</text:p>
          </table:table-cell>
          <table:table-cell office:value-type="string" calcext:value-type="string">
            <text:p>And so I wake up in the morning and I step outside&lt;br /&gt;And I take a deep breath and I get real high&lt;br /&gt;And I scream at the top of my lungs&lt;br /&gt;”What’s going on?”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What’s Up?</text:p>
          </table:table-cell>
          <table:table-cell office:value-type="string" calcext:value-type="string">
            <text:p>what[’']?s up\?</text:p>
          </table:table-cell>
          <table:table-cell office:value-type="string" calcext:value-type="string">
            <text:p>4 Non Blondes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2025/01/21</text:p>
          </table:table-cell>
          <table:table-cell office:value-type="string" calcext:value-type="string">
            <text:p>Yo, I’ll tell you what I want, what I really, really want&lt;br /&gt;So tell me what you want, what you really, really want</text:p>
          </table:table-cell>
          <table:table-cell office:value-type="string" calcext:value-type="string">
            <text:p>Pop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Wannabe</text:p>
          </table:table-cell>
          <table:table-cell office:value-type="string" calcext:value-type="string">
            <text:p>wannabe</text:p>
          </table:table-cell>
          <table:table-cell office:value-type="string" calcext:value-type="string">
            <text:p>The Spice Girls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2025/01/22</text:p>
          </table:table-cell>
          <table:table-cell office:value-type="string" calcext:value-type="string">
            <text:p>His palms are sweaty&lt;br /&gt;Knees weak arms are heavy&lt;br /&gt;There’s vomit on his sweater already&lt;br /&gt;Mom’s spaghetti</text:p>
          </table:table-cell>
          <table:table-cell office:value-type="string" calcext:value-type="string">
            <text:p>Hip-Hop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ose Yourself</text:p>
          </table:table-cell>
          <table:table-cell office:value-type="string" calcext:value-type="string">
            <text:p>lose yourself</text:p>
          </table:table-cell>
          <table:table-cell office:value-type="string" calcext:value-type="string">
            <text:p>Eminem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2025/01/23</text:p>
          </table:table-cell>
          <table:table-cell office:value-type="string" calcext:value-type="string">
            <text:p>I seen shorty, she was checkin’ up on me&lt;br /&gt;From the game she was spittin’ in my ear&lt;br /&gt;You would think that she know me</text:p>
          </table:table-cell>
          <table:table-cell office:value-type="string" calcext:value-type="string">
            <text:p>R&amp;B Crun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Yeah!</text:p>
          </table:table-cell>
          <table:table-cell office:value-type="string" calcext:value-type="string">
            <text:p>yeah!</text:p>
          </table:table-cell>
          <table:table-cell office:value-type="string" calcext:value-type="string">
            <text:p>Usher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2025/01/24</text:p>
          </table:table-cell>
          <table:table-cell office:value-type="string" calcext:value-type="string">
            <text:p>If you liked it then you shoulda put a ring on it</text:p>
          </table:table-cell>
          <table:table-cell office:value-type="string" calcext:value-type="string">
            <text:p>Dance 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ngle Ladies</text:p>
          </table:table-cell>
          <table:table-cell office:value-type="string" calcext:value-type="string">
            <text:p>(all the )?single ladies</text:p>
          </table:table-cell>
          <table:table-cell office:value-type="string" calcext:value-type="string">
            <text:p>Beyonce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2025/01/27</text:p>
          </table:table-cell>
          <table:table-cell office:value-type="string" calcext:value-type="string">
            <text:p>Do you ever feel, like a plastic bag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irework</text:p>
          </table:table-cell>
          <table:table-cell office:value-type="string" calcext:value-type="string">
            <text:p>firework</text:p>
          </table:table-cell>
          <table:table-cell office:value-type="string" calcext:value-type="string">
            <text:p>Katy Perry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2025/01/28</text:p>
          </table:table-cell>
          <table:table-cell office:value-type="string" calcext:value-type="string">
            <text:p>I must’ve called a thousand times&lt;br /&gt;To tell you I’m sorry for everything that I’ve done&lt;br /&gt;But when I call, you never seem to be home</text:p>
          </table:table-cell>
          <table:table-cell office:value-type="string" calcext:value-type="string">
            <text:p>Ball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Adele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2025/01/29</text:p>
          </table:table-cell>
          <table:table-cell office:value-type="string" calcext:value-type="string">
            <text:p>And still, bad things&lt;br /&gt;It’s a lot of bad things&lt;br /&gt;That they wishin’ and wishin’ and wishin’ and wishin’&lt;br /&gt;They wishin’ on me</text:p>
          </table:table-cell>
          <table:table-cell office:value-type="string" calcext:value-type="string">
            <text:p>Pop Tra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od’s Plan</text:p>
          </table:table-cell>
          <table:table-cell office:value-type="string" calcext:value-type="string">
            <text:p>god[’']?s plan</text:p>
          </table:table-cell>
          <table:table-cell office:value-type="string" calcext:value-type="string">
            <text:p>Drake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2025/01/30</text:p>
          </table:table-cell>
          <table:table-cell office:value-type="string" calcext:value-type="string">
            <text:p>The city’s cold and empty&lt;br /&gt;No one’s around to judge me&lt;br /&gt;I can’t see clearly when you’re gon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linding Lights</text:p>
          </table:table-cell>
          <table:table-cell office:value-type="string" calcext:value-type="string">
            <text:p>blinding lights</text:p>
          </table:table-cell>
          <table:table-cell office:value-type="string" calcext:value-type="string">
            <text:p>The Weeknd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2025/01/31</text:p>
          </table:table-cell>
          <table:table-cell office:value-type="string" calcext:value-type="string">
            <text:p>Holdin’ me back&lt;br /&gt;Gravity’s holdin’ me back&lt;br /&gt;I want you to hold out the palm of your hand&lt;br /&gt;Why don’t we leave it at that?</text:p>
          </table:table-cell>
          <table:table-cell office:value-type="string" calcext:value-type="string">
            <text:p>Pop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s it Was</text:p>
          </table:table-cell>
          <table:table-cell office:value-type="string" calcext:value-type="string">
            <text:p>as it was</text:p>
          </table:table-cell>
          <table:table-cell office:value-type="string" calcext:value-type="string">
            <text:p>Harry Styles</text:p>
          </table:table-cell>
          <table:table-cell table:number-columns-repeated="1017"/>
        </table:table-row>
        <table:table-row table:style-name="ro1" table:number-rows-repeated="27">
          <table:table-cell table:style-name="Default" table:number-columns-repeated="7"/>
          <table:table-cell table:number-columns-repeated="1017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artist_list.B4:artist_list.C2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" svg:font-family="Aptos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0">00/00/0000</text:date>, <text:time style:data-style-name="N2" text:time-value="00:53:34.7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20T01:04:09.211000000</dc:date>
    <meta:editing-duration>PT15H48M18S</meta:editing-duration>
    <meta:editing-cycles>69</meta:editing-cycles>
    <meta:generator>LibreOffice/24.8.4.2$Windows_X86_64 LibreOffice_project/bb3cfa12c7b1bf994ecc5649a80400d06cd71002</meta:generator>
    <meta:document-statistic meta:table-count="4" meta:cell-count="3395" meta:object-count="0"/>
  </office:meta>
</office:document-meta>
</file>